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1.5in" fo:line-height="158%" fo:text-indent="0in" style:auto-text-indent="false"/>
      <style:text-properties fo:font-size="14pt" officeooo:paragraph-rsid="0045bb33"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line-height="0.0736in"/>
      <style:text-properties style:font-name="Times New Roman" officeooo:paragraph-rsid="002204b9" style:font-name-asian="Times New Roman" style:font-name-complex="Times New Roman"/>
    </style:style>
    <style:style style:name="P4" style:family="paragraph" style:parent-style-name="Standard">
      <style:paragraph-properties fo:line-height="0.0839in"/>
      <style:text-properties style:font-name="Times New Roman" officeooo:paragraph-rsid="002204b9" style:font-name-asian="Times New Roman" style:font-name-complex="Times New Roman"/>
    </style:style>
    <style:style style:name="P5" style:family="paragraph" style:parent-style-name="Standard">
      <style:paragraph-properties fo:line-height="0.0756in"/>
      <style:text-properties style:font-name="Times New Roman" officeooo:paragraph-rsid="002204b9" style:font-name-asian="Times New Roman" style:font-name-complex="Times New Roman"/>
    </style:style>
    <style:style style:name="P6" style:family="paragraph" style:parent-style-name="Standard">
      <style:paragraph-properties fo:line-height="0.0709in"/>
      <style:text-properties style:font-name="Times New Roman" officeooo:paragraph-rsid="002204b9" style:font-name-asian="Times New Roman" style:font-name-complex="Times New Roman"/>
    </style:style>
    <style:style style:name="P7" style:family="paragraph" style:parent-style-name="Standard">
      <style:paragraph-properties fo:line-height="0.0846in"/>
      <style:text-properties style:font-name="Times New Roman" officeooo:paragraph-rsid="002b11e0" style:font-name-asian="Times New Roman" style:font-name-complex="Times New Roman"/>
    </style:style>
    <style:style style:name="P8" style:family="paragraph" style:parent-style-name="Standard">
      <style:paragraph-properties fo:line-height="0.1783in"/>
      <style:text-properties style:font-name="Times New Roman" officeooo:paragraph-rsid="002b11e0" style:font-name-asian="Times New Roman" style:font-name-complex="Times New Roman"/>
    </style:style>
    <style:style style:name="P9" style:family="paragraph" style:parent-style-name="Standard">
      <style:paragraph-properties fo:line-height="0.0744in"/>
      <style:text-properties style:font-name="Times New Roman" officeooo:paragraph-rsid="002b11e0" style:font-name-asian="Times New Roman" style:font-name-complex="Times New Roman"/>
    </style:style>
    <style:style style:name="P10" style:family="paragraph" style:parent-style-name="Standard">
      <style:paragraph-properties fo:line-height="0.0681in" fo:text-align="justify" style:justify-single-word="false"/>
      <style:text-properties style:font-name="Times New Roman" officeooo:paragraph-rsid="002b11e0" style:font-name-asian="Times New Roman" style:font-name-complex="Times New Roman"/>
    </style:style>
    <style:style style:name="P11" style:family="paragraph" style:parent-style-name="Standard">
      <style:paragraph-properties fo:line-height="0.0882in" fo:text-align="justify" style:justify-single-word="false"/>
      <style:text-properties style:font-name="Times New Roman" officeooo:paragraph-rsid="002b11e0" style:font-name-asian="Times New Roman" style:font-name-complex="Times New Roman"/>
    </style:style>
    <style:style style:name="P12" style:family="paragraph" style:parent-style-name="Standard">
      <style:paragraph-properties fo:line-height="0.0693in" fo:text-align="justify" style:justify-single-word="false"/>
      <style:text-properties style:font-name="Times New Roman" officeooo:paragraph-rsid="002b11e0" style:font-name-asian="Times New Roman" style:font-name-complex="Times New Roman"/>
    </style:style>
    <style:style style:name="P13" style:family="paragraph" style:parent-style-name="Standard">
      <style:paragraph-properties fo:line-height="0.1701in" fo:text-align="justify" style:justify-single-word="false"/>
      <style:text-properties style:font-name="Times New Roman" officeooo:paragraph-rsid="002b11e0" style:font-name-asian="Times New Roman" style:font-name-complex="Times New Roman"/>
    </style:style>
    <style:style style:name="P14" style:family="paragraph" style:parent-style-name="Standard">
      <style:paragraph-properties fo:line-height="0.0898in"/>
      <style:text-properties style:font-name="Times New Roman" officeooo:paragraph-rsid="002b11e0" style:font-name-asian="Times New Roman" style:font-name-complex="Times New Roman"/>
    </style:style>
    <style:style style:name="P15" style:family="paragraph" style:parent-style-name="Standard">
      <style:paragraph-properties fo:line-height="0.0701in"/>
      <style:text-properties style:font-name="Times New Roman" officeooo:paragraph-rsid="002b11e0" style:font-name-asian="Times New Roman" style:font-name-complex="Times New Roman"/>
    </style:style>
    <style:style style:name="P16" style:family="paragraph" style:parent-style-name="Standard">
      <style:paragraph-properties fo:line-height="0.0866in"/>
      <style:text-properties style:font-name="Times New Roman" officeooo:paragraph-rsid="002b11e0" style:font-name-asian="Times New Roman" style:font-name-complex="Times New Roman"/>
    </style:style>
    <style:style style:name="P17" style:family="paragraph" style:parent-style-name="Standard">
      <style:paragraph-properties fo:line-height="0.0945in"/>
      <style:text-properties style:font-name="Times New Roman" officeooo:paragraph-rsid="002b11e0" style:font-name-asian="Times New Roman" style:font-name-complex="Times New Roman"/>
    </style:style>
    <style:style style:name="P18" style:family="paragraph" style:parent-style-name="Standard">
      <style:paragraph-properties fo:line-height="0.1728in"/>
      <style:text-properties style:font-name="Times New Roman" officeooo:paragraph-rsid="002b11e0" style:font-name-asian="Times New Roman" style:font-name-complex="Times New Roman"/>
    </style:style>
    <style:style style:name="P19" style:family="paragraph" style:parent-style-name="Standard">
      <style:paragraph-properties fo:line-height="0.1638in"/>
      <style:text-properties style:font-name="Times New Roman" officeooo:paragraph-rsid="002b11e0" style:font-name-asian="Times New Roman" style:font-name-complex="Times New Roman"/>
    </style:style>
    <style:style style:name="P20" style:family="paragraph" style:parent-style-name="Standard">
      <style:paragraph-properties fo:line-height="0.1661in" fo:text-align="justify" style:justify-single-word="false"/>
      <style:text-properties style:font-name="Times New Roman" officeooo:paragraph-rsid="002b11e0" style:font-name-asian="Times New Roman" style:font-name-complex="Times New Roman"/>
    </style:style>
    <style:style style:name="P21" style:family="paragraph" style:parent-style-name="Standard">
      <style:paragraph-properties fo:line-height="0.1689in"/>
      <style:text-properties style:font-name="Times New Roman" officeooo:paragraph-rsid="002b11e0" style:font-name-asian="Times New Roman" style:font-name-complex="Times New Roman"/>
    </style:style>
    <style:style style:name="P22" style:family="paragraph" style:parent-style-name="Standard">
      <style:paragraph-properties fo:line-height="0.1654in"/>
      <style:text-properties style:font-name="Times New Roman" officeooo:paragraph-rsid="002b11e0" style:font-name-asian="Times New Roman" style:font-name-complex="Times New Roman"/>
    </style:style>
    <style:style style:name="P23" style:family="paragraph" style:parent-style-name="Standard">
      <style:paragraph-properties fo:line-height="0.1681in"/>
      <style:text-properties style:font-name="Times New Roman" officeooo:paragraph-rsid="002b11e0" style:font-name-asian="Times New Roman" style:font-name-complex="Times New Roman"/>
    </style:style>
    <style:style style:name="P24" style:family="paragraph" style:parent-style-name="Standard">
      <style:paragraph-properties fo:line-height="0.0728in"/>
      <style:text-properties style:font-name="Times New Roman" officeooo:paragraph-rsid="002b11e0" style:font-name-asian="Times New Roman" style:font-name-complex="Times New Roman"/>
    </style:style>
    <style:style style:name="P25" style:family="paragraph" style:parent-style-name="Standard">
      <style:paragraph-properties fo:line-height="0.1673in"/>
      <style:text-properties style:font-name="Times New Roman" officeooo:paragraph-rsid="002b11e0" style:font-name-asian="Times New Roman" style:font-name-complex="Times New Roman"/>
    </style:style>
    <style:style style:name="P26" style:family="paragraph" style:parent-style-name="Standard">
      <style:paragraph-properties fo:line-height="0.1665in"/>
      <style:text-properties style:font-name="Times New Roman" officeooo:paragraph-rsid="002b11e0" style:font-name-asian="Times New Roman" style:font-name-complex="Times New Roman"/>
    </style:style>
    <style:style style:name="P27" style:family="paragraph" style:parent-style-name="Standard">
      <style:paragraph-properties fo:line-height="0.0819in"/>
      <style:text-properties style:font-name="Times New Roman" officeooo:paragraph-rsid="002b11e0" style:font-name-asian="Times New Roman" style:font-name-complex="Times New Roman"/>
    </style:style>
    <style:style style:name="P28" style:family="paragraph" style:parent-style-name="Standard">
      <style:paragraph-properties fo:line-height="0.1646in"/>
      <style:text-properties style:font-name="Times New Roman" officeooo:paragraph-rsid="002b11e0" style:font-name-asian="Times New Roman" style:font-name-complex="Times New Roman"/>
    </style:style>
    <style:style style:name="P29" style:family="paragraph" style:parent-style-name="Standard">
      <style:paragraph-properties fo:line-height="0.0929in"/>
      <style:text-properties style:font-name="Times New Roman" officeooo:paragraph-rsid="002b11e0" style:font-name-asian="Times New Roman" style:font-name-complex="Times New Roman"/>
    </style:style>
    <style:style style:name="P30" style:family="paragraph" style:parent-style-name="Standard">
      <style:paragraph-properties style:line-height-at-least="0in"/>
      <style:text-properties style:font-name="Times New Roman" fo:font-size="12pt" style:font-name-asian="Times New Roman" style:font-size-asian="12pt" style:font-name-complex="Times New Roman"/>
    </style:style>
    <style:style style:name="P31" style:family="paragraph" style:parent-style-name="Standard">
      <style:paragraph-properties fo:line-height="0.1638in" fo:text-align="justify" style:justify-single-word="false"/>
      <style:text-properties style:font-name="Times New Roman" fo:font-size="12pt" style:font-name-asian="Times New Roman" style:font-size-asian="12pt" style:font-name-complex="Times New Roman"/>
    </style:style>
    <style:style style:name="P32" style:family="paragraph" style:parent-style-name="Standard">
      <style:paragraph-properties fo:line-height="0.0791in"/>
      <style:text-properties style:font-name="Times New Roman" fo:font-size="12pt" style:font-name-asian="Times New Roman" style:font-size-asian="12pt" style:font-name-complex="Times New Roman"/>
    </style:style>
    <style:style style:name="P33" style:family="paragraph" style:parent-style-name="Standard">
      <style:paragraph-properties fo:line-height="0.0839in"/>
      <style:text-properties style:font-name="Times New Roman" fo:font-size="12pt" fo:font-weight="bold" style:font-name-asian="Times New Roman" style:font-size-asian="12pt" style:font-weight-asian="bold" style:font-name-complex="Times New Roman"/>
    </style:style>
    <style:style style:name="P34" style:family="paragraph" style:parent-style-name="Standard">
      <style:paragraph-properties fo:line-height="0.0835in"/>
      <style:text-properties style:font-name="Times New Roman" fo:font-size="12pt" fo:font-weight="bold" style:font-name-asian="Times New Roman" style:font-size-asian="12pt" style:font-weight-asian="bold" style:font-name-complex="Times New Roman"/>
    </style:style>
    <style:style style:name="P35" style:family="paragraph" style:parent-style-name="Standard">
      <style:paragraph-properties fo:line-height="0.0898in"/>
      <style:text-properties style:font-name="Times New Roman" fo:font-size="12pt" fo:font-weight="bold" style:font-name-asian="Times New Roman" style:font-size-asian="12pt" style:font-weight-asian="bold" style:font-name-complex="Times New Roman"/>
    </style:style>
    <style:style style:name="P36" style:family="paragraph" style:parent-style-name="Standard">
      <style:paragraph-properties fo:line-height="0.0882in"/>
      <style:text-properties style:font-name="Times New Roman" fo:font-size="12pt" fo:font-weight="bold" style:font-name-asian="Times New Roman" style:font-size-asian="12pt" style:font-weight-asian="bold" style:font-name-complex="Times New Roman"/>
    </style:style>
    <style:style style:name="P37" style:family="paragraph" style:parent-style-name="Standard">
      <style:paragraph-properties fo:line-height="0.0882in"/>
      <style:text-properties style:font-name="Times New Roman" fo:font-size="11pt" fo:font-weight="bold" officeooo:paragraph-rsid="002204b9" style:font-name-asian="Times New Roman" style:font-size-asian="11pt" style:font-weight-asian="bold" style:font-name-complex="Times New Roman"/>
    </style:style>
    <style:style style:name="P38" style:family="paragraph" style:parent-style-name="Standard">
      <style:paragraph-properties fo:line-height="0.0882in"/>
      <style:text-properties style:font-name="Times New Roman" fo:font-size="11pt" fo:font-weight="bold" officeooo:paragraph-rsid="002b11e0" style:font-name-asian="Times New Roman" style:font-size-asian="11pt" style:font-weight-asian="bold" style:font-name-complex="Times New Roman"/>
    </style:style>
    <style:style style:name="P39" style:family="paragraph" style:parent-style-name="Standard">
      <style:paragraph-properties fo:line-height="0.0854in"/>
      <style:text-properties style:font-name="Times New Roman" fo:font-size="11pt" fo:font-weight="bold" officeooo:paragraph-rsid="002204b9" style:font-name-asian="Times New Roman" style:font-size-asian="11pt" style:font-weight-asian="bold" style:font-name-complex="Times New Roman"/>
    </style:style>
    <style:style style:name="P40" style:family="paragraph" style:parent-style-name="Standard">
      <style:paragraph-properties fo:line-height="0.0854in"/>
      <style:text-properties style:font-name="Times New Roman" fo:font-size="11pt" fo:font-weight="bold" officeooo:paragraph-rsid="002b11e0" style:font-name-asian="Times New Roman" style:font-size-asian="11pt" style:font-weight-asian="bold" style:font-name-complex="Times New Roman"/>
    </style:style>
    <style:style style:name="P41" style:family="paragraph" style:parent-style-name="Standard">
      <style:paragraph-properties fo:line-height="0.089in"/>
      <style:text-properties style:font-name="Times New Roman" fo:font-size="11pt" fo:font-weight="bold" officeooo:paragraph-rsid="002204b9" style:font-name-asian="Times New Roman" style:font-size-asian="11pt" style:font-weight-asian="bold" style:font-name-complex="Times New Roman"/>
    </style:style>
    <style:style style:name="P42" style:family="paragraph" style:parent-style-name="Standard">
      <style:paragraph-properties fo:line-height="0.089in"/>
      <style:text-properties style:font-name="Times New Roman" fo:font-size="11pt" fo:font-weight="bold" officeooo:paragraph-rsid="002b11e0" style:font-name-asian="Times New Roman" style:font-size-asian="11pt" style:font-weight-asian="bold" style:font-name-complex="Times New Roman"/>
    </style:style>
    <style:style style:name="P43" style:family="paragraph" style:parent-style-name="Standard">
      <style:paragraph-properties fo:line-height="0.0917in"/>
      <style:text-properties style:font-name="Times New Roman" fo:font-size="11pt" fo:font-weight="bold" officeooo:paragraph-rsid="002b11e0" style:font-name-asian="Times New Roman" style:font-size-asian="11pt" style:font-weight-asian="bold" style:font-name-complex="Times New Roman"/>
    </style:style>
    <style:style style:name="P44" style:family="paragraph" style:parent-style-name="Standard">
      <style:paragraph-properties fo:line-height="0.0839in"/>
      <style:text-properties style:font-name="Times New Roman" fo:font-size="11pt" fo:font-weight="bold" officeooo:paragraph-rsid="002b11e0" style:font-name-asian="Times New Roman" style:font-size-asian="11pt" style:font-weight-asian="bold" style:font-name-complex="Times New Roman"/>
    </style:style>
    <style:style style:name="P45" style:family="paragraph" style:parent-style-name="Standard">
      <style:paragraph-properties fo:line-height="0.0874in"/>
      <style:text-properties style:font-name="Times New Roman" fo:font-size="11pt" fo:font-weight="bold" officeooo:paragraph-rsid="002b11e0" style:font-name-asian="Times New Roman" style:font-size-asian="11pt" style:font-weight-asian="bold" style:font-name-complex="Times New Roman"/>
    </style:style>
    <style:style style:name="P46" style:family="paragraph" style:parent-style-name="Standard">
      <style:paragraph-properties fo:line-height="0.1457in"/>
      <style:text-properties style:font-name="Times New Roman" fo:font-size="9.5pt" officeooo:paragraph-rsid="002204b9" style:font-name-asian="Times New Roman" style:font-size-asian="9.5pt" style:font-name-complex="Times New Roman"/>
    </style:style>
    <style:style style:name="P47" style:family="paragraph" style:parent-style-name="Standard">
      <style:paragraph-properties fo:line-height="0.1681in"/>
      <style:text-properties style:font-name="Times New Roman" fo:font-weight="bold" officeooo:paragraph-rsid="002a3ada" style:font-name-asian="Times New Roman" style:font-weight-asian="bold" style:font-name-complex="Times New Roman"/>
    </style:style>
    <style:style style:name="P48" style:family="paragraph" style:parent-style-name="Standard">
      <style:paragraph-properties fo:line-height="0.098in"/>
      <style:text-properties style:font-name="Times New Roman" fo:font-weight="bold" officeooo:paragraph-rsid="002b11e0" style:font-name-asian="Times New Roman" style:font-weight-asian="bold" style:font-name-complex="Times New Roman"/>
    </style:style>
    <style:style style:name="P49" style:family="paragraph" style:parent-style-name="Standard">
      <style:paragraph-properties fo:line-height="0.0402in"/>
      <style:text-properties style:font-name="Times New Roman" fo:font-weight="bold" officeooo:paragraph-rsid="002b11e0" style:font-name-asian="Times New Roman" style:font-weight-asian="bold" style:font-name-complex="Times New Roman"/>
    </style:style>
    <style:style style:name="P50" style:family="paragraph" style:parent-style-name="Standard">
      <style:paragraph-properties fo:line-height="0.0457in"/>
      <style:text-properties style:font-name="Times New Roman" fo:font-weight="bold" officeooo:paragraph-rsid="002b11e0" style:font-name-asian="Times New Roman" style:font-weight-asian="bold" style:font-name-complex="Times New Roman"/>
    </style:style>
    <style:style style:name="P51" style:family="paragraph" style:parent-style-name="Standard">
      <style:paragraph-properties fo:line-height="0.0929in"/>
      <style:text-properties style:font-name="Times New Roman" fo:font-size="13pt" fo:font-weight="bold" officeooo:paragraph-rsid="002b11e0" style:font-name-asian="Times New Roman" style:font-size-asian="13pt" style:font-weight-asian="bold" style:font-name-complex="Times New Roman"/>
    </style:style>
    <style:style style:name="P52" style:family="paragraph" style:parent-style-name="Standard">
      <style:paragraph-properties fo:line-height="0.089in"/>
      <style:text-properties style:font-name="Times New Roman" fo:font-size="13pt" fo:font-weight="bold" officeooo:paragraph-rsid="002b11e0" style:font-name-asian="Times New Roman" style:font-size-asian="13pt" style:font-weight-asian="bold" style:font-name-complex="Times New Roman"/>
    </style:style>
    <style:style style:name="P53" style:family="paragraph" style:parent-style-name="Standard">
      <style:paragraph-properties fo:line-height="0.0898in"/>
      <style:text-properties style:font-name="Times New Roman" fo:font-size="13pt" fo:font-weight="bold" officeooo:paragraph-rsid="002b11e0" style:font-name-asian="Times New Roman" style:font-size-asian="13pt" style:font-weight-asian="bold" style:font-name-complex="Times New Roman"/>
    </style:style>
    <style:style style:name="P54" style:family="paragraph" style:parent-style-name="Standard">
      <style:paragraph-properties fo:line-height="0.0417in"/>
      <style:text-properties style:font-name="Times New Roman" fo:font-size="9pt" officeooo:paragraph-rsid="002b11e0" style:font-name-asian="Times New Roman" style:font-size-asian="9pt" style:font-name-complex="Times New Roman"/>
    </style:style>
    <style:style style:name="P55" style:family="paragraph" style:parent-style-name="Standard">
      <style:paragraph-properties fo:line-height="0.2409in"/>
      <style:text-properties style:font-name="Times New Roman" fo:font-size="9pt" officeooo:paragraph-rsid="002b11e0" style:font-name-asian="Times New Roman" style:font-size-asian="9pt" style:font-name-complex="Times New Roman"/>
    </style:style>
    <style:style style:name="P56" style:family="paragraph" style:parent-style-name="Standard">
      <style:paragraph-properties fo:line-height="0.2252in"/>
      <style:text-properties style:font-name="Times New Roman" fo:font-size="9pt" officeooo:paragraph-rsid="002b11e0" style:font-name-asian="Times New Roman" style:font-size-asian="9pt" style:font-name-complex="Times New Roman"/>
    </style:style>
    <style:style style:name="P57" style:family="paragraph" style:parent-style-name="Standard">
      <style:paragraph-properties fo:line-height="0.2256in"/>
      <style:text-properties style:font-name="Times New Roman" fo:font-size="9pt" officeooo:paragraph-rsid="002b11e0" style:font-name-asian="Times New Roman" style:font-size-asian="9pt" style:font-name-complex="Times New Roman"/>
    </style:style>
    <style:style style:name="P58" style:family="paragraph" style:parent-style-name="Standard">
      <style:paragraph-properties fo:line-height="0.0575in"/>
      <style:text-properties style:font-name="Times New Roman" fo:font-size="9pt" officeooo:paragraph-rsid="002b11e0" style:font-name-asian="Times New Roman" style:font-size-asian="9pt" style:font-name-complex="Times New Roman"/>
    </style:style>
    <style:style style:name="P59" style:family="paragraph" style:parent-style-name="Standard">
      <style:paragraph-properties fo:line-height="0.0374in"/>
      <style:text-properties style:font-name="Times New Roman" fo:font-size="9pt" officeooo:paragraph-rsid="002b11e0" style:font-name-asian="Times New Roman" style:font-size-asian="9pt" style:font-name-complex="Times New Roman"/>
    </style:style>
    <style:style style:name="P60" style:family="paragraph" style:parent-style-name="Standard">
      <style:paragraph-properties fo:line-height="0.1701in"/>
      <style:text-properties style:font-name="Times New Roman" fo:font-size="9pt" officeooo:paragraph-rsid="002b11e0" style:font-name-asian="Times New Roman" style:font-size-asian="9pt" style:font-name-complex="Times New Roman"/>
    </style:style>
    <style:style style:name="P61" style:family="paragraph" style:parent-style-name="Standard">
      <style:paragraph-properties fo:line-height="0.0972in"/>
      <style:text-properties style:font-name="Times New Roman" fo:font-size="9pt" officeooo:paragraph-rsid="002b11e0" fo:background-color="#ffff00" style:font-name-asian="Times New Roman" style:font-size-asian="9pt" style:font-name-complex="Times New Roman"/>
    </style:style>
    <style:style style:name="P62" style:family="paragraph" style:parent-style-name="Standard">
      <style:paragraph-properties fo:line-height="0.0382in"/>
      <style:text-properties style:font-name="Times New Roman" fo:font-size="9pt" officeooo:paragraph-rsid="002b11e0" fo:background-color="#ffff00" style:font-name-asian="Times New Roman" style:font-size-asian="9pt" style:font-name-complex="Times New Roman"/>
    </style:style>
    <style:style style:name="P63" style:family="paragraph" style:parent-style-name="Standard">
      <style:paragraph-properties fo:line-height="0.0902in"/>
      <style:text-properties style:font-name="Times New Roman" fo:font-size="10.5pt" fo:font-weight="bold" officeooo:paragraph-rsid="002b11e0" style:font-name-asian="Times New Roman" style:font-size-asian="10.5pt" style:font-weight-asian="bold" style:font-name-complex="Times New Roman"/>
    </style:style>
    <style:style style:name="P64" style:family="paragraph" style:parent-style-name="Standard">
      <style:paragraph-properties fo:line-height="0.0866in"/>
      <style:text-properties style:font-name="Times New Roman" fo:font-size="10pt" officeooo:paragraph-rsid="002b11e0" style:font-name-asian="Times New Roman" style:font-size-asian="10pt" style:font-name-complex="Times New Roman" style:font-size-complex="10pt"/>
    </style:style>
    <style:style style:name="P65" style:family="paragraph" style:parent-style-name="Standard">
      <style:paragraph-properties fo:line-height="0.0693in"/>
      <style:text-properties style:font-name="Arial" officeooo:paragraph-rsid="002204b9" style:font-name-asian="Arial" style:font-name-complex="Arial"/>
    </style:style>
    <style:style style:name="P66" style:family="paragraph" style:parent-style-name="Standard">
      <style:paragraph-properties fo:line-height="0.0874in"/>
      <style:text-properties style:font-name="Arial" style:font-name-asian="Arial" style:font-name-complex="Arial"/>
    </style:style>
    <style:style style:name="P67" style:family="paragraph" style:parent-style-name="Standard">
      <style:paragraph-properties fo:line-height="0.0846in"/>
      <style:text-properties style:font-name="Arial" officeooo:paragraph-rsid="002a3ada" style:font-name-asian="Arial" style:font-name-complex="Arial"/>
    </style:style>
    <style:style style:name="P68" style:family="paragraph" style:parent-style-name="Standard">
      <style:paragraph-properties fo:line-height="0.0846in"/>
      <style:text-properties style:font-name="Arial" officeooo:paragraph-rsid="002b11e0" style:font-name-asian="Arial" style:font-name-complex="Arial"/>
    </style:style>
    <style:style style:name="P69" style:family="paragraph" style:parent-style-name="Standard">
      <style:paragraph-properties fo:line-height="0.0701in"/>
      <style:text-properties style:font-name="Arial" officeooo:paragraph-rsid="002a3ada" style:font-name-asian="Arial" style:font-name-complex="Arial"/>
    </style:style>
    <style:style style:name="P70" style:family="paragraph" style:parent-style-name="Standard">
      <style:paragraph-properties fo:line-height="0.102in"/>
      <style:text-properties style:font-name="Arial" officeooo:paragraph-rsid="002a3ada" style:font-name-asian="Arial" style:font-name-complex="Arial"/>
    </style:style>
    <style:style style:name="P71" style:family="paragraph" style:parent-style-name="Standard">
      <style:paragraph-properties fo:line-height="0.0835in"/>
      <style:text-properties style:font-name="Arial" officeooo:paragraph-rsid="002a3ada" style:font-name-asian="Arial" style:font-name-complex="Arial"/>
    </style:style>
    <style:style style:name="P72" style:family="paragraph" style:parent-style-name="Standard">
      <style:paragraph-properties fo:line-height="0.0835in"/>
      <style:text-properties style:font-name="Arial" officeooo:paragraph-rsid="002b11e0" style:font-name-asian="Arial" style:font-name-complex="Arial"/>
    </style:style>
    <style:style style:name="P73" style:family="paragraph" style:parent-style-name="Standard">
      <style:paragraph-properties style:line-height-at-least="0in"/>
      <style:text-properties style:font-name="Arial" officeooo:paragraph-rsid="002b11e0" style:font-name-asian="Arial" style:font-name-complex="Arial"/>
    </style:style>
    <style:style style:name="P74" style:family="paragraph" style:parent-style-name="Standard">
      <style:paragraph-properties fo:line-height="0.0807in"/>
      <style:text-properties style:font-name="Arial" officeooo:paragraph-rsid="002b11e0" style:font-name-asian="Arial" style:font-name-complex="Arial"/>
    </style:style>
    <style:style style:name="P75" style:family="paragraph" style:parent-style-name="Standard">
      <style:paragraph-properties fo:line-height="0.1047in"/>
      <style:text-properties style:font-name="Arial" fo:font-weight="bold" officeooo:paragraph-rsid="002204b9" style:font-name-asian="Arial" style:font-weight-asian="bold" style:font-name-complex="Arial"/>
    </style:style>
    <style:style style:name="P76" style:family="paragraph" style:parent-style-name="Standard">
      <style:paragraph-properties fo:line-height="0.0425in"/>
      <style:text-properties style:font-name="Arial" fo:font-weight="bold" officeooo:paragraph-rsid="002a3ada" style:font-name-asian="Arial" style:font-weight-asian="bold" style:font-name-complex="Arial"/>
    </style:style>
    <style:style style:name="P77" style:family="paragraph" style:parent-style-name="Standard">
      <style:paragraph-properties style:line-height-at-least="0in"/>
      <style:text-properties style:font-name="Arial" fo:font-size="13pt" fo:font-weight="bold" style:font-name-asian="Arial" style:font-size-asian="13pt" style:font-weight-asian="bold" style:font-name-complex="Arial"/>
    </style:style>
    <style:style style:name="P78" style:family="paragraph" style:parent-style-name="Standard">
      <style:paragraph-properties style:line-height-at-least="0in"/>
      <style:text-properties style:font-name="Arial" fo:font-size="13pt" fo:font-weight="bold" officeooo:paragraph-rsid="002b11e0" style:font-name-asian="Arial" style:font-size-asian="13pt" style:font-weight-asian="bold" style:font-name-complex="Arial"/>
    </style:style>
    <style:style style:name="P79" style:family="paragraph" style:parent-style-name="Standard">
      <style:paragraph-properties style:line-height-at-least="0in"/>
      <style:text-properties style:font-name="Arial" fo:font-size="11pt" fo:font-weight="bold" style:font-name-asian="Arial" style:font-size-asian="11pt" style:font-weight-asian="bold" style:font-name-complex="Arial"/>
    </style:style>
    <style:style style:name="P80" style:family="paragraph" style:parent-style-name="Standard">
      <style:paragraph-properties style:line-height-at-least="0in"/>
      <style:text-properties style:font-name="Arial" fo:font-size="11pt" fo:font-weight="bold" officeooo:paragraph-rsid="002204b9" style:font-name-asian="Arial" style:font-size-asian="11pt" style:font-weight-asian="bold" style:font-name-complex="Arial"/>
    </style:style>
    <style:style style:name="P81" style:family="paragraph" style:parent-style-name="Standard">
      <style:paragraph-properties style:line-height-at-least="0in"/>
      <style:text-properties style:font-name="Arial" fo:font-size="11pt" fo:font-weight="bold" officeooo:paragraph-rsid="002b11e0" style:font-name-asian="Arial" style:font-size-asian="11pt" style:font-weight-asian="bold" style:font-name-complex="Arial"/>
    </style:style>
    <style:style style:name="P82" style:family="paragraph" style:parent-style-name="Standard">
      <style:paragraph-properties style:line-height-at-least="0in"/>
      <style:text-properties style:font-name="Arial" fo:font-size="11pt" fo:font-weight="normal" officeooo:rsid="002e5338" officeooo:paragraph-rsid="002e5338" style:font-name-asian="Arial" style:font-size-asian="11pt" style:font-weight-asian="normal" style:font-name-complex="Arial" style:font-weight-complex="normal"/>
    </style:style>
    <style:style style:name="P83" style:family="paragraph" style:parent-style-name="Standard">
      <style:paragraph-properties fo:line-height="0.061in"/>
      <style:text-properties style:font-name="Arial" fo:font-size="9pt" officeooo:paragraph-rsid="002a3ada" style:font-name-asian="Arial" style:font-size-asian="9pt" style:font-name-complex="Arial"/>
    </style:style>
    <style:style style:name="P84" style:family="paragraph" style:parent-style-name="Standard">
      <style:paragraph-properties fo:line-height="0.0083in"/>
      <style:text-properties style:font-name="Arial" fo:font-size="9pt" officeooo:paragraph-rsid="002a3ada" style:font-name-asian="Arial" style:font-size-asian="9pt" style:font-name-complex="Arial"/>
    </style:style>
    <style:style style:name="P85" style:family="paragraph" style:parent-style-name="Standard">
      <style:paragraph-properties fo:line-height="0.039in"/>
      <style:text-properties style:font-name="Arial" fo:font-style="italic" fo:font-weight="bold" officeooo:paragraph-rsid="002a3ada" style:font-name-asian="Arial" style:font-style-asian="italic" style:font-weight-asian="bold" style:font-name-complex="Arial"/>
    </style:style>
    <style:style style:name="P86" style:family="paragraph" style:parent-style-name="Standard">
      <style:paragraph-properties fo:line-height="0.0457in"/>
      <style:text-properties style:font-name="Arial" fo:font-style="italic" fo:font-weight="bold" officeooo:paragraph-rsid="002a3ada" style:font-name-asian="Arial" style:font-style-asian="italic" style:font-weight-asian="bold" style:font-name-complex="Arial"/>
    </style:style>
    <style:style style:name="P87" style:family="paragraph" style:parent-style-name="Standard">
      <style:paragraph-properties style:line-height-at-least="0in"/>
      <style:text-properties style:font-name="Arial" fo:font-size="10.5pt" fo:font-weight="bold" officeooo:paragraph-rsid="002b11e0" style:font-name-asian="Arial" style:font-size-asian="10.5pt" style:font-weight-asian="bold" style:font-name-complex="Arial"/>
    </style:style>
    <style:style style:name="P88" style:family="paragraph" style:parent-style-name="Standard">
      <style:paragraph-properties style:line-height-at-least="0in"/>
      <style:text-properties style:font-name="Arial" fo:font-size="10pt" fo:font-weight="normal" officeooo:rsid="002e5338" officeooo:paragraph-rsid="002e5338" style:font-name-asian="Arial" style:font-size-asian="10pt" style:font-weight-asian="normal" style:font-name-complex="Arial" style:font-size-complex="10pt" style:font-weight-complex="normal"/>
    </style:style>
    <style:style style:name="P89" style:family="paragraph" style:parent-style-name="Standard">
      <style:paragraph-properties style:line-height-at-least="0in"/>
    </style:style>
    <style:style style:name="P90" style:family="paragraph" style:parent-style-name="Standard">
      <style:paragraph-properties style:line-height-at-least="0in"/>
      <style:text-properties officeooo:paragraph-rsid="002b11e0"/>
    </style:style>
    <style:style style:name="P91" style:family="paragraph" style:parent-style-name="Standard">
      <style:paragraph-properties fo:margin-left="0.25in" fo:margin-right="0in" style:line-height-at-least="0in" fo:text-indent="0in" style:auto-text-indent="false"/>
      <style:text-properties style:font-name="Arial" fo:font-weight="bold" style:font-name-asian="Arial" style:font-weight-asian="bold" style:font-name-complex="Arial"/>
    </style:style>
    <style:style style:name="P92" style:family="paragraph" style:parent-style-name="Standard">
      <style:paragraph-properties fo:margin-left="0.25in" fo:margin-right="0in" style:line-height-at-least="0in" fo:text-indent="0in" style:auto-text-indent="false">
        <style:tab-stops>
          <style:tab-stop style:position="0.4862in"/>
        </style:tab-stops>
      </style:paragraph-properties>
      <style:text-properties style:font-name="Arial" fo:font-size="9pt" officeooo:paragraph-rsid="002b11e0" style:font-name-asian="Arial" style:font-size-asian="9pt" style:font-name-complex="Arial"/>
    </style:style>
    <style:style style:name="P93" style:family="paragraph" style:parent-style-name="Standard">
      <style:paragraph-properties fo:margin-left="0.25in" fo:margin-right="0in" style:line-height-at-least="0in" fo:text-indent="0in" style:auto-text-indent="false">
        <style:tab-stops>
          <style:tab-stop style:position="0.4862in"/>
        </style:tab-stops>
      </style:paragraph-properties>
      <style:text-properties style:font-name="Arial" fo:font-size="10pt" officeooo:paragraph-rsid="002b11e0" style:font-name-asian="Arial" style:font-size-asian="10pt" style:font-name-complex="Arial" style:font-size-complex="10pt"/>
    </style:style>
    <style:style style:name="P94" style:family="paragraph" style:parent-style-name="Standard">
      <style:paragraph-properties fo:margin-left="0.25in" fo:margin-right="0in" style:line-height-at-least="0in" fo:text-indent="0in" style:auto-text-indent="false"/>
      <style:text-properties officeooo:paragraph-rsid="002b11e0"/>
    </style:style>
    <style:style style:name="P95" style:family="paragraph" style:parent-style-name="Standard">
      <style:paragraph-properties fo:margin-left="0.5in" fo:margin-right="0in" style:line-height-at-least="0in" fo:text-indent="0in" style:auto-text-indent="false"/>
      <style:text-properties officeooo:paragraph-rsid="002204b9"/>
    </style:style>
    <style:style style:name="P96" style:family="paragraph" style:parent-style-name="Standard">
      <style:paragraph-properties fo:margin-left="0.5in" fo:margin-right="0in" style:line-height-at-least="0in" fo:text-indent="0in" style:auto-text-indent="false"/>
      <style:text-properties officeooo:paragraph-rsid="002a3ada"/>
    </style:style>
    <style:style style:name="P97" style:family="paragraph" style:parent-style-name="Standard">
      <style:paragraph-properties fo:margin-left="0.5in" fo:margin-right="0in" style:line-height-at-least="0in" fo:text-indent="0in" style:auto-text-indent="false"/>
      <style:text-properties officeooo:paragraph-rsid="002b11e0"/>
    </style:style>
    <style:style style:name="P98" style:family="paragraph" style:parent-style-name="Standard">
      <style:paragraph-properties fo:margin-left="0.5in" fo:margin-right="0in" style:line-height-at-least="0in" fo:text-indent="0in" style:auto-text-indent="false"/>
      <style:text-properties style:font-name="Courier New" fo:font-size="9pt" officeooo:paragraph-rsid="002a3ada" style:font-name-asian="Courier New" style:font-size-asian="9pt" style:font-name-complex="Courier New"/>
    </style:style>
    <style:style style:name="P99" style:family="paragraph" style:parent-style-name="Standard">
      <style:paragraph-properties fo:margin-left="0.5in" fo:margin-right="0in" style:line-height-at-least="0in" fo:text-indent="0in" style:auto-text-indent="false"/>
      <style:text-properties style:font-name="Courier New" fo:font-size="9pt" officeooo:paragraph-rsid="002b11e0" style:font-name-asian="Courier New" style:font-size-asian="9pt" style:font-name-complex="Courier New"/>
    </style:style>
    <style:style style:name="P100" style:family="paragraph" style:parent-style-name="Standard">
      <style:paragraph-properties fo:margin-left="0.5in" fo:margin-right="0in" style:line-height-at-least="0in" fo:text-indent="0in" style:auto-text-indent="false"/>
      <style:text-properties style:font-name="Courier New" fo:font-size="9pt" officeooo:paragraph-rsid="002b11e0" fo:background-color="#ffff00" style:font-name-asian="Courier New" style:font-size-asian="9pt" style:font-name-complex="Courier New"/>
    </style:style>
    <style:style style:name="P101" style:family="paragraph" style:parent-style-name="Standard">
      <style:paragraph-properties fo:margin-left="0.5in" fo:margin-right="0in" style:line-height-at-least="0in" fo:text-indent="0in" style:auto-text-indent="false"/>
      <style:text-properties style:font-name="Courier New" officeooo:paragraph-rsid="002a3ada" style:font-name-asian="Courier New" style:font-name-complex="Courier New"/>
    </style:style>
    <style:style style:name="P102" style:family="paragraph" style:parent-style-name="Standard">
      <style:paragraph-properties fo:margin-left="0.5in" fo:margin-right="0in" style:line-height-at-least="0in" fo:text-indent="0in" style:auto-text-indent="false">
        <style:tab-stops>
          <style:tab-stop style:position="0.4862in"/>
        </style:tab-stops>
      </style:paragraph-properties>
      <style:text-properties style:font-name="Courier New" fo:font-size="10pt" fo:font-weight="bold" officeooo:paragraph-rsid="002204b9" style:font-name-asian="Courier New" style:font-size-asian="10pt" style:font-weight-asian="bold" style:font-name-complex="Courier New" style:font-size-complex="10pt"/>
    </style:style>
    <style:style style:name="P103" style:family="paragraph" style:parent-style-name="Standard">
      <style:paragraph-properties fo:margin-left="0.5in" fo:margin-right="0in" fo:margin-top="0.0398in" fo:margin-bottom="0.0398in" loext:contextual-spacing="false" style:line-height-at-least="0in" fo:text-indent="0in" style:auto-text-indent="false"/>
      <style:text-properties officeooo:paragraph-rsid="002204b9"/>
    </style:style>
    <style:style style:name="P104" style:family="paragraph" style:parent-style-name="Standard">
      <style:paragraph-properties fo:margin-left="0.5in" fo:margin-right="0in" fo:margin-top="0.0398in" fo:margin-bottom="0.0398in" loext:contextual-spacing="false" style:line-height-at-least="0in" fo:text-indent="0in" style:auto-text-indent="false">
        <style:tab-stops>
          <style:tab-stop style:position="0.4862in"/>
        </style:tab-stops>
      </style:paragraph-properties>
      <style:text-properties style:font-name="Arial" fo:font-size="11pt" fo:font-weight="bold" officeooo:paragraph-rsid="002204b9" style:font-name-asian="Arial" style:font-size-asian="11pt" style:font-weight-asian="bold" style:font-name-complex="Arial"/>
    </style:style>
    <style:style style:name="P105" style:family="paragraph" style:parent-style-name="Standard">
      <style:paragraph-properties fo:margin-left="0in" fo:margin-right="0.0835in" fo:line-height="97%" fo:text-indent="0in" style:auto-text-indent="false"/>
      <style:text-properties style:font-name="Arial" fo:font-size="11pt" fo:font-weight="bold" officeooo:paragraph-rsid="002204b9" style:font-name-asian="Arial" style:font-size-asian="11pt" style:font-weight-asian="bold" style:font-name-complex="Arial"/>
    </style:style>
    <style:style style:name="P106"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Times New Roman" officeooo:paragraph-rsid="002204b9" style:font-name-asian="Times New Roman" style:font-name-complex="Times New Roman"/>
    </style:style>
    <style:style style:name="P107"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Times New Roman" officeooo:paragraph-rsid="002a3ada" style:font-name-asian="Times New Roman" style:font-name-complex="Times New Roman"/>
    </style:style>
    <style:style style:name="P108" style:family="paragraph" style:parent-style-name="Standard">
      <style:paragraph-properties fo:margin-left="0in" fo:margin-right="0in" fo:line-height="0.0728in" fo:text-indent="0in" style:auto-text-indent="false"/>
      <style:text-properties style:font-name="Times New Roman" officeooo:paragraph-rsid="002b11e0" style:font-name-asian="Times New Roman" style:font-name-complex="Times New Roman"/>
    </style:style>
    <style:style style:name="P109" style:family="paragraph" style:parent-style-name="Standard">
      <style:paragraph-properties fo:margin-left="0in" fo:margin-right="0in" fo:line-height="0.0882in" fo:text-indent="0in" style:auto-text-indent="false"/>
      <style:text-properties style:font-name="Times New Roman" officeooo:paragraph-rsid="002b11e0" style:font-name-asian="Times New Roman" style:font-name-complex="Times New Roman"/>
    </style:style>
    <style:style style:name="P110" style:family="paragraph" style:parent-style-name="Standard">
      <style:paragraph-properties fo:margin-left="0in" fo:margin-right="0in" fo:line-height="0.1654in" fo:text-align="justify" style:justify-single-word="false" fo:text-indent="0in" style:auto-text-indent="false"/>
      <style:text-properties style:font-name="Times New Roman" officeooo:paragraph-rsid="002b11e0" style:font-name-asian="Times New Roman" style:font-name-complex="Times New Roman"/>
    </style:style>
    <style:style style:name="P111" style:family="paragraph" style:parent-style-name="Standard">
      <style:paragraph-properties fo:margin-left="0in" fo:margin-right="0in" fo:line-height="0.0854in" fo:text-indent="0in" style:auto-text-indent="false"/>
      <style:text-properties style:font-name="Times New Roman" officeooo:paragraph-rsid="002b11e0" style:font-name-asian="Times New Roman" style:font-name-complex="Times New Roman"/>
    </style:style>
    <style:style style:name="P112" style:family="paragraph" style:parent-style-name="Standard">
      <style:paragraph-properties fo:margin-left="0in" fo:margin-right="0in" fo:line-height="0.1689in" fo:text-indent="0in" style:auto-text-indent="false"/>
      <style:text-properties style:font-name="Times New Roman" officeooo:paragraph-rsid="002b11e0" style:font-name-asian="Times New Roman" style:font-name-complex="Times New Roman"/>
    </style:style>
    <style:style style:name="P113" style:family="paragraph" style:parent-style-name="Standard">
      <style:paragraph-properties fo:margin-left="0in" fo:margin-right="0in" fo:line-height="0.1638in" fo:text-align="justify" style:justify-single-word="false" fo:text-indent="0in" style:auto-text-indent="false"/>
      <style:text-properties style:font-name="Times New Roman" fo:font-size="12pt" style:font-name-asian="Times New Roman" style:font-size-asian="12pt" style:font-name-complex="Times New Roman"/>
    </style:style>
    <style:style style:name="P114" style:family="paragraph" style:parent-style-name="Standard">
      <style:paragraph-properties fo:margin-left="0in" fo:margin-right="0in" fo:line-height="0.0075in" fo:text-indent="0in" style:auto-text-indent="false"/>
      <style:text-properties style:font-name="Times New Roman" fo:font-weight="bold" officeooo:paragraph-rsid="002204b9" style:font-name-asian="Times New Roman" style:font-weight-asian="bold" style:font-name-complex="Times New Roman"/>
    </style:style>
    <style:style style:name="P115" style:family="paragraph" style:parent-style-name="Standard">
      <style:paragraph-properties fo:margin-left="0in" fo:margin-right="0in" fo:line-height="0.0465in" fo:text-indent="0in" style:auto-text-indent="false"/>
      <style:text-properties style:font-name="Times New Roman" fo:font-size="10pt" fo:font-weight="bold" officeooo:paragraph-rsid="002b11e0" style:font-name-asian="Times New Roman" style:font-size-asian="10pt" style:font-weight-asian="bold" style:font-name-complex="Times New Roman" style:font-size-complex="10pt"/>
    </style:style>
    <style:style style:name="P116" style:family="paragraph" style:parent-style-name="Standard">
      <style:paragraph-properties fo:margin-left="0in" fo:margin-right="0in" fo:line-height="0.0417in" fo:text-indent="0in" style:auto-text-indent="false"/>
      <style:text-properties style:font-name="Times New Roman" fo:font-size="10pt" officeooo:paragraph-rsid="002b11e0" style:font-name-asian="Times New Roman" style:font-size-asian="10pt" style:font-name-complex="Times New Roman" style:font-size-complex="10pt"/>
    </style:style>
    <style:style style:name="P117" style:family="paragraph" style:parent-style-name="Standard">
      <style:paragraph-properties fo:margin-left="0in" fo:margin-right="0in" fo:line-height="0.0425in" fo:text-indent="0in" style:auto-text-indent="false"/>
      <style:text-properties style:font-name="Times New Roman" fo:font-size="10pt" officeooo:paragraph-rsid="002b11e0" style:font-name-asian="Times New Roman" style:font-size-asian="10pt" style:font-name-complex="Times New Roman" style:font-size-complex="10pt"/>
    </style:style>
    <style:style style:name="P118" style:family="paragraph" style:parent-style-name="Standard">
      <style:paragraph-properties fo:margin-left="0in" fo:margin-right="0in" fo:line-height="0.0091in" fo:text-indent="0in" style:auto-text-indent="false"/>
      <style:text-properties style:font-name="Times New Roman" fo:font-size="10pt" officeooo:paragraph-rsid="002b11e0" style:font-name-asian="Times New Roman" style:font-size-asian="10pt" style:font-name-complex="Times New Roman" style:font-size-complex="10pt"/>
    </style:style>
    <style:style style:name="P119" style:family="paragraph" style:parent-style-name="Standard">
      <style:paragraph-properties fo:margin-left="0in" fo:margin-right="0in" style:line-height-at-least="0in" fo:text-indent="0in" style:auto-text-indent="false"/>
      <style:text-properties style:font-name="Times New Roman" fo:font-size="9pt" officeooo:paragraph-rsid="002b11e0" style:font-name-asian="Times New Roman" style:font-size-asian="9pt" style:font-name-complex="Times New Roman"/>
    </style:style>
    <style:style style:name="P120"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Arial" style:font-name-asian="Arial" style:font-name-complex="Arial"/>
    </style:style>
    <style:style style:name="P121"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Arial" officeooo:paragraph-rsid="002b11e0" style:font-name-asian="Arial" style:font-name-complex="Arial"/>
    </style:style>
    <style:style style:name="P122" style:family="paragraph" style:parent-style-name="Standard">
      <style:paragraph-properties fo:margin-left="0in" fo:margin-right="0in" style:line-height-at-least="0in" fo:text-indent="0in" style:auto-text-indent="false"/>
      <style:text-properties style:font-name="Arial" officeooo:paragraph-rsid="002b11e0" style:font-name-asian="Arial" style:font-name-complex="Arial"/>
    </style:style>
    <style:style style:name="P123"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Arial" fo:font-size="11pt" fo:font-weight="bold" officeooo:paragraph-rsid="002204b9" style:font-name-asian="Arial" style:font-size-asian="11pt" style:font-weight-asian="bold" style:font-name-complex="Arial"/>
    </style:style>
    <style:style style:name="P124" style:family="paragraph" style:parent-style-name="Standard">
      <style:paragraph-properties fo:margin-left="0in" fo:margin-right="0in" fo:line-height="99%" fo:text-indent="0in" style:auto-text-indent="false"/>
      <style:text-properties officeooo:paragraph-rsid="002204b9"/>
    </style:style>
    <style:style style:name="P125" style:family="paragraph" style:parent-style-name="Standard">
      <style:paragraph-properties fo:margin-left="0in" fo:margin-right="0in" fo:line-height="99%" fo:text-align="justify" style:justify-single-word="false" fo:text-indent="0in" style:auto-text-indent="false"/>
      <style:text-properties officeooo:paragraph-rsid="002b11e0"/>
    </style:style>
    <style:style style:name="P126" style:family="paragraph" style:parent-style-name="Standard">
      <style:paragraph-properties fo:margin-left="0in" fo:margin-right="0in" style:line-height-at-least="0in" fo:text-indent="0in" style:auto-text-indent="false"/>
      <style:text-properties officeooo:paragraph-rsid="002204b9"/>
    </style:style>
    <style:style style:name="P127" style:family="paragraph" style:parent-style-name="Standard">
      <style:paragraph-properties fo:margin-left="0in" fo:margin-right="0in" style:line-height-at-least="0in" fo:text-indent="0in" style:auto-text-indent="false"/>
      <style:text-properties officeooo:paragraph-rsid="002b11e0"/>
    </style:style>
    <style:style style:name="P128" style:family="paragraph" style:parent-style-name="Standard">
      <style:paragraph-properties fo:margin-left="0in" fo:margin-right="0in" style:line-height-at-least="0in" fo:text-align="justify" style:justify-single-word="false" fo:text-indent="0in" style:auto-text-indent="false"/>
      <style:text-properties officeooo:paragraph-rsid="002b11e0"/>
    </style:style>
    <style:style style:name="P129" style:family="paragraph" style:parent-style-name="Standard">
      <style:paragraph-properties fo:margin-left="0in" fo:margin-right="0in" style:line-height-at-least="0in" fo:text-indent="0in" style:auto-text-indent="false"/>
      <style:text-properties style:font-name="Courier New" fo:font-size="9pt" officeooo:paragraph-rsid="002b11e0" style:font-name-asian="Courier New" style:font-size-asian="9pt" style:font-name-complex="Courier New"/>
    </style:style>
    <style:style style:name="P130" style:family="paragraph" style:parent-style-name="Standard">
      <style:paragraph-properties fo:margin-left="0in" fo:margin-right="0in" style:line-height-at-least="0in" fo:text-indent="0in" style:auto-text-indent="false"/>
      <style:text-properties style:font-name="Courier New" fo:font-size="10pt" officeooo:paragraph-rsid="002b11e0" style:font-name-asian="Courier New" style:font-size-asian="10pt" style:font-name-complex="Courier New" style:font-size-complex="10pt"/>
    </style:style>
    <style:style style:name="P131" style:family="paragraph" style:parent-style-name="Standard">
      <style:paragraph-properties fo:margin-left="0in" fo:margin-right="0in" fo:line-height="98%" fo:text-align="justify" style:justify-single-word="false" fo:text-indent="0in" style:auto-text-indent="false"/>
      <style:text-properties officeooo:paragraph-rsid="002b11e0"/>
    </style:style>
    <style:style style:name="P132" style:family="paragraph" style:parent-style-name="Standard">
      <style:paragraph-properties fo:margin-left="0in" fo:margin-right="0in" fo:margin-top="0.0398in" fo:margin-bottom="0.0398in" loext:contextual-spacing="false" style:line-height-at-least="0in" fo:text-indent="0in" style:auto-text-indent="false"/>
      <style:text-properties fo:font-size="10pt" officeooo:paragraph-rsid="002204b9" style:font-size-asian="10pt" style:font-size-complex="10pt"/>
    </style:style>
    <style:style style:name="P133" style:family="paragraph" style:parent-style-name="Standard">
      <style:paragraph-properties fo:margin-left="0in" fo:margin-right="0in" fo:margin-top="0.0398in" fo:margin-bottom="0.0398in" loext:contextual-spacing="false" style:line-height-at-least="0in" fo:text-indent="0in" style:auto-text-indent="false">
        <style:tab-stops>
          <style:tab-stop style:position="0.5in"/>
        </style:tab-stops>
      </style:paragraph-properties>
      <style:text-properties fo:font-size="10pt" officeooo:rsid="0020b385" officeooo:paragraph-rsid="002204b9" style:font-size-asian="10pt" style:font-size-complex="10pt"/>
    </style:style>
    <style:style style:name="P134" style:family="paragraph" style:parent-style-name="Standard">
      <style:paragraph-properties fo:margin-left="0in" fo:margin-right="0in" style:line-height-at-least="0in" fo:text-indent="0in" style:auto-text-indent="false" fo:break-before="page">
        <style:tab-stops>
          <style:tab-stop style:position="0.4862in"/>
        </style:tab-stops>
      </style:paragraph-properties>
      <style:text-properties style:font-name="Arial" fo:font-size="11pt" fo:font-weight="bold" officeooo:paragraph-rsid="002204b9" style:font-name-asian="Arial" style:font-size-asian="11pt" style:font-weight-asian="bold" style:font-name-complex="Arial"/>
    </style:style>
    <style:style style:name="P135" style:family="paragraph" style:parent-style-name="Standard" style:master-page-name="">
      <loext:graphic-properties draw:fill="none"/>
      <style:paragraph-properties fo:margin-left="0in" fo:margin-right="0in" style:line-height-at-least="0in" fo:text-align="start" style:justify-single-word="false" fo:orphans="2" fo:widows="2" fo:text-indent="0in" style:auto-text-indent="false" style:page-number="auto" fo:background-color="transparent" style:writing-mode="lr-tb"/>
      <style:text-properties officeooo:paragraph-rsid="00417736"/>
    </style:style>
    <style:style style:name="P136" style:family="paragraph" style:parent-style-name="Standard">
      <loext:graphic-properties draw:fill="none"/>
      <style:paragraph-properties fo:margin-left="0in" fo:margin-right="0in" style:line-height-at-least="0in" fo:text-align="start" style:justify-single-word="false" fo:orphans="2" fo:widows="2" fo:text-indent="0in" style:auto-text-indent="false" fo:background-color="transparent" style:writing-mode="lr-tb"/>
      <style:text-properties style:use-window-font-color="true" style:font-name="Arial" fo:font-size="10pt" fo:font-weight="normal" officeooo:rsid="00417736" officeooo:paragraph-rsid="00417736" style:font-name-asian="Arial" style:font-size-asian="10pt" style:font-weight-asian="normal" style:font-name-complex="Arial" style:font-size-complex="10pt" style:font-weight-complex="normal"/>
    </style:style>
    <style:style style:name="P137" style:family="paragraph" style:parent-style-name="Standard">
      <loext:graphic-properties draw:fill="none"/>
      <style:paragraph-properties fo:margin-left="0in" fo:margin-right="0in" style:line-height-at-least="0in" fo:text-align="start" style:justify-single-word="false" fo:orphans="2" fo:widows="2" fo:text-indent="0in" style:auto-text-indent="false" fo:background-color="transparent" style:writing-mode="lr-tb"/>
      <style:text-properties style:use-window-font-color="true" style:font-name="Arial" fo:font-size="10pt" fo:font-weight="bold" officeooo:rsid="00417736" officeooo:paragraph-rsid="00417736" style:font-name-asian="Arial" style:font-size-asian="10pt" style:font-weight-asian="bold" style:font-name-complex="Arial" style:font-size-complex="10pt"/>
    </style:style>
    <style:style style:name="P138" style:family="paragraph" style:parent-style-name="Standard">
      <style:paragraph-properties fo:margin-top="0.0398in" fo:margin-bottom="0.0398in" loext:contextual-spacing="false" fo:line-height="0.0398in"/>
      <style:text-properties style:font-name="Times New Roman" fo:font-size="10pt" fo:font-weight="bold" officeooo:paragraph-rsid="002204b9" style:font-name-asian="Times New Roman" style:font-size-asian="10pt" style:font-weight-asian="bold" style:font-name-complex="Times New Roman" style:font-size-complex="10pt"/>
    </style:style>
    <style:style style:name="P139" style:family="paragraph" style:parent-style-name="Standard">
      <style:paragraph-properties fo:margin-top="0.0398in" fo:margin-bottom="0.0398in" loext:contextual-spacing="false" fo:line-height="0.0429in"/>
      <style:text-properties style:font-name="Times New Roman" fo:font-weight="bold" officeooo:paragraph-rsid="002204b9" style:font-name-asian="Times New Roman" style:font-weight-asian="bold" style:font-name-complex="Times New Roman"/>
    </style:style>
    <style:style style:name="P140" style:family="paragraph" style:parent-style-name="Standard">
      <style:paragraph-properties fo:margin-left="0in" fo:margin-right="0.0417in" fo:line-height="99%" fo:text-align="justify" style:justify-single-word="false" fo:text-indent="0in" style:auto-text-indent="false"/>
    </style:style>
    <style:style style:name="P141" style:family="paragraph" style:parent-style-name="Standard">
      <style:paragraph-properties fo:margin-left="0in" fo:margin-right="0.0417in" fo:line-height="99%" fo:text-align="justify" style:justify-single-word="false" fo:text-indent="0in" style:auto-text-indent="false"/>
      <style:text-properties officeooo:paragraph-rsid="002204b9"/>
    </style:style>
    <style:style style:name="P142" style:family="paragraph" style:parent-style-name="Preformatted_20_Text">
      <style:text-properties fo:font-size="8pt" style:font-size-asian="8pt" style:font-size-complex="8pt"/>
    </style:style>
    <style:style style:name="P143" style:family="paragraph" style:parent-style-name="Preformatted_20_Text">
      <style:paragraph-properties fo:margin-top="0in" fo:margin-bottom="0.1965in" loext:contextual-spacing="false"/>
      <style:text-properties fo:font-size="8pt" style:font-size-asian="8pt"/>
    </style:style>
    <style:style style:name="P144" style:family="paragraph" style:parent-style-name="Standard">
      <style:paragraph-properties fo:margin-left="0in" fo:margin-right="0.1528in" fo:line-height="98%" fo:text-indent="0in" style:auto-text-indent="false">
        <style:tab-stops>
          <style:tab-stop style:position="0.5in"/>
        </style:tab-stops>
      </style:paragraph-properties>
      <style:text-properties style:font-name="Arial" officeooo:rsid="0020b385" officeooo:paragraph-rsid="0020b385" style:font-name-asian="Arial" style:font-name-complex="Arial"/>
    </style:style>
    <style:style style:name="P145" style:family="paragraph" style:parent-style-name="Standard">
      <style:paragraph-properties fo:margin-left="0in" fo:margin-right="0.1252in" fo:line-height="98%" fo:text-align="justify" style:justify-single-word="false" fo:text-indent="0in" style:auto-text-indent="false"/>
      <style:text-properties officeooo:rsid="000707e3" officeooo:paragraph-rsid="002204b9"/>
    </style:style>
    <style:style style:name="P146" style:family="paragraph" style:parent-style-name="Standard">
      <style:paragraph-properties fo:margin-left="0in" fo:margin-right="0.1252in" fo:line-height="98%" fo:text-align="justify" style:justify-single-word="false" fo:text-indent="0in" style:auto-text-indent="false"/>
      <style:text-properties officeooo:paragraph-rsid="002204b9"/>
    </style:style>
    <style:style style:name="P147" style:family="paragraph" style:parent-style-name="Standard">
      <style:paragraph-properties fo:margin-left="0in" fo:margin-right="2.1665in" fo:line-height="128%" fo:text-indent="0in" style:auto-text-indent="false"/>
      <style:text-properties officeooo:paragraph-rsid="002204b9"/>
    </style:style>
    <style:style style:name="P148" style:family="paragraph" style:parent-style-name="Standard">
      <style:paragraph-properties fo:margin-left="0.5in" fo:margin-right="1in" fo:line-height="95%" fo:text-indent="0in" style:auto-text-indent="false"/>
      <style:text-properties officeooo:paragraph-rsid="002a3ada"/>
    </style:style>
    <style:style style:name="P149" style:family="paragraph" style:parent-style-name="Standard">
      <style:paragraph-properties fo:margin-left="0.5in" fo:margin-right="1in" fo:line-height="95%" fo:text-indent="0in" style:auto-text-indent="false"/>
      <style:text-properties style:font-name="Courier New" fo:font-size="9pt" officeooo:paragraph-rsid="002a3ada" style:font-name-asian="Courier New" style:font-size-asian="9pt" style:font-name-complex="Courier New"/>
    </style:style>
    <style:style style:name="P150" style:family="paragraph" style:parent-style-name="Standard">
      <style:paragraph-properties fo:margin-left="0.5in" fo:margin-right="0.028in" fo:line-height="99%" fo:text-align="justify" style:justify-single-word="false" fo:text-indent="0in" style:auto-text-indent="false"/>
      <style:text-properties officeooo:paragraph-rsid="002a3ada"/>
    </style:style>
    <style:style style:name="P151" style:family="paragraph" style:parent-style-name="Standard">
      <style:paragraph-properties fo:margin-left="0.5in" fo:margin-right="0.2083in" fo:line-height="99%" fo:text-align="justify" style:justify-single-word="false" fo:text-indent="0in" style:auto-text-indent="false"/>
      <style:text-properties officeooo:paragraph-rsid="002a3ada"/>
    </style:style>
    <style:style style:name="P152" style:family="paragraph" style:parent-style-name="Standard">
      <style:paragraph-properties fo:margin-left="0.25in" fo:margin-right="0.0693in" fo:line-height="98%" fo:text-indent="0in" style:auto-text-indent="false"/>
      <style:text-properties style:font-name="Arial" officeooo:paragraph-rsid="002b11e0" style:font-name-asian="Arial" style:font-name-complex="Arial"/>
    </style:style>
    <style:style style:name="P153" style:family="paragraph" style:parent-style-name="Standard">
      <style:paragraph-properties fo:margin-left="0.25in" fo:margin-right="0.0693in" fo:line-height="99%" fo:text-indent="0in" style:auto-text-indent="false"/>
      <style:text-properties officeooo:paragraph-rsid="002b11e0"/>
    </style:style>
    <style:style style:name="P154" style:family="paragraph" style:parent-style-name="Standard">
      <style:paragraph-properties fo:margin-left="0.25in" fo:margin-right="0.0138in" fo:line-height="98%" fo:text-indent="0in" style:auto-text-indent="false"/>
      <style:text-properties officeooo:paragraph-rsid="00339b19"/>
    </style:style>
    <style:style style:name="P155" style:family="paragraph" style:parent-style-name="Standard">
      <style:paragraph-properties fo:margin-left="0.5in" fo:margin-right="0.0555in" fo:line-height="95%" fo:text-indent="0in" style:auto-text-indent="false">
        <style:tab-stops>
          <style:tab-stop style:position="0.4862in"/>
        </style:tab-stops>
      </style:paragraph-properties>
      <style:text-properties style:font-name="Courier New" fo:font-size="9pt" officeooo:paragraph-rsid="002b11e0" style:font-name-asian="Courier New" style:font-size-asian="9pt" style:font-name-complex="Courier New"/>
    </style:style>
    <style:style style:name="P156" style:family="paragraph" style:parent-style-name="Standard">
      <style:paragraph-properties fo:margin-left="0.5in" fo:margin-right="0.4165in" fo:line-height="93%" fo:text-indent="0in" style:auto-text-indent="false"/>
      <style:text-properties officeooo:paragraph-rsid="002b11e0"/>
    </style:style>
    <style:style style:name="P157" style:family="paragraph" style:parent-style-name="Standard">
      <style:paragraph-properties fo:margin-left="0.25in" fo:margin-right="0.028in" fo:line-height="99%" fo:text-align="justify" style:justify-single-word="false" fo:text-indent="0in" style:auto-text-indent="false"/>
      <style:text-properties officeooo:paragraph-rsid="002b11e0"/>
    </style:style>
    <style:style style:name="P158" style:family="paragraph" style:parent-style-name="Standard">
      <style:paragraph-properties fo:margin-left="0.25in" fo:margin-right="0.028in" fo:line-height="98%" fo:text-align="justify" style:justify-single-word="false" fo:text-indent="0in" style:auto-text-indent="false"/>
      <style:text-properties officeooo:paragraph-rsid="002b11e0"/>
    </style:style>
    <style:style style:name="P159" style:family="paragraph" style:parent-style-name="Standard">
      <style:paragraph-properties fo:margin-left="0.25in" fo:margin-right="0.028in" fo:line-height="99%" fo:text-align="justify" style:justify-single-word="false" fo:text-indent="0in" style:auto-text-indent="false"/>
      <style:text-properties style:font-name="Arial" officeooo:paragraph-rsid="002b11e0" style:font-name-asian="Arial" style:font-name-complex="Arial"/>
    </style:style>
    <style:style style:name="P160" style:family="paragraph" style:parent-style-name="Standard">
      <style:paragraph-properties fo:margin-left="0.5in" fo:margin-right="0.8335in" fo:line-height="95%" fo:text-indent="0in" style:auto-text-indent="false"/>
      <style:text-properties officeooo:paragraph-rsid="002b11e0"/>
    </style:style>
    <style:style style:name="P161" style:family="paragraph" style:parent-style-name="Standard">
      <style:paragraph-properties fo:margin-left="0.25in" fo:margin-right="0.1665in" fo:line-height="99%" fo:text-align="justify" style:justify-single-word="false" fo:text-indent="0in" style:auto-text-indent="false"/>
      <style:text-properties officeooo:paragraph-rsid="002b11e0"/>
    </style:style>
    <style:style style:name="P162" style:family="paragraph" style:parent-style-name="Standard">
      <style:paragraph-properties fo:margin-left="0.25in" fo:margin-right="0.139in" fo:line-height="98%" fo:text-indent="0in" style:auto-text-indent="false"/>
      <style:text-properties officeooo:paragraph-rsid="002b11e0"/>
    </style:style>
    <style:style style:name="P163" style:family="paragraph" style:parent-style-name="Standard">
      <style:paragraph-properties fo:margin-left="0in" fo:margin-right="0.0693in" fo:line-height="98%" fo:text-align="justify" style:justify-single-word="false" fo:text-indent="0in" style:auto-text-indent="false"/>
      <style:text-properties officeooo:paragraph-rsid="002b11e0"/>
    </style:style>
    <style:style style:name="P164" style:family="paragraph" style:parent-style-name="Standard">
      <style:paragraph-properties fo:margin-left="0in" fo:margin-right="0.0693in" fo:line-height="99%" fo:text-indent="0in" style:auto-text-indent="false"/>
      <style:text-properties officeooo:paragraph-rsid="002b11e0"/>
    </style:style>
    <style:style style:name="P165" style:family="paragraph" style:parent-style-name="Standard">
      <style:paragraph-properties fo:margin-left="0in" fo:margin-right="0.0138in" fo:line-height="99%" fo:text-align="justify" style:justify-single-word="false" fo:text-indent="0in" style:auto-text-indent="false"/>
      <style:text-properties officeooo:paragraph-rsid="002b11e0"/>
    </style:style>
    <style:style style:name="P166" style:family="paragraph" style:parent-style-name="Standard">
      <style:paragraph-properties fo:margin-left="0in" fo:margin-right="1.1665in" fo:line-height="95%" fo:text-indent="0in" style:auto-text-indent="false"/>
      <style:text-properties officeooo:paragraph-rsid="002e5338"/>
    </style:style>
    <style:style style:name="P167" style:family="paragraph" style:parent-style-name="Standard">
      <style:paragraph-properties fo:margin-left="0in" fo:margin-right="1.1665in" fo:line-height="95%" fo:text-indent="0in" style:auto-text-indent="false"/>
      <style:text-properties fo:font-size="10pt" officeooo:paragraph-rsid="002b11e0" style:font-size-asian="10pt" style:font-size-complex="10pt"/>
    </style:style>
    <style:style style:name="P168" style:family="paragraph" style:parent-style-name="Standard">
      <style:paragraph-properties fo:margin-left="0in" fo:margin-right="2in" fo:line-height="120%" fo:text-indent="0in" style:auto-text-indent="false"/>
      <style:text-properties style:font-name="Courier New" fo:font-size="10pt" officeooo:paragraph-rsid="002b11e0" style:font-name-asian="Courier New" style:font-size-asian="10pt" style:font-name-complex="Courier New" style:font-size-complex="10pt"/>
    </style:style>
    <style:style style:name="P169" style:family="paragraph" style:parent-style-name="Standard">
      <style:paragraph-properties fo:margin-left="0in" fo:margin-right="0.139in" style:line-height-at-least="0in" fo:text-align="justify" style:justify-single-word="false" fo:text-indent="0in" style:auto-text-indent="false"/>
      <style:text-properties officeooo:paragraph-rsid="002b11e0"/>
    </style:style>
    <style:style style:name="P170" style:family="paragraph" style:parent-style-name="Standard">
      <style:paragraph-properties style:line-height-at-least="0in" fo:break-before="page"/>
      <style:text-properties style:font-name="Arial" fo:font-size="10.5pt" fo:font-weight="bold" officeooo:paragraph-rsid="002b11e0" style:font-name-asian="Arial" style:font-size-asian="10.5pt" style:font-weight-asian="bold" style:font-name-complex="Arial"/>
    </style:style>
    <style:style style:name="P171" style:family="paragraph" style:parent-style-name="Standard">
      <style:paragraph-properties style:line-height-at-least="0in" fo:break-before="page"/>
      <style:text-properties officeooo:paragraph-rsid="002b11e0"/>
    </style:style>
    <style:style style:name="P172" style:family="paragraph" style:parent-style-name="Standard">
      <style:paragraph-properties fo:margin-left="0in" fo:margin-right="0.111in" fo:line-height="98%" fo:text-indent="0in" style:auto-text-indent="false"/>
      <style:text-properties officeooo:paragraph-rsid="002b11e0"/>
    </style:style>
    <style:style style:name="P173" style:family="paragraph" style:parent-style-name="Standard">
      <style:paragraph-properties fo:margin-left="0in" fo:margin-right="0.3193in" fo:line-height="98%" fo:text-align="justify" style:justify-single-word="false" fo:text-indent="0in" style:auto-text-indent="false"/>
      <style:text-properties officeooo:paragraph-rsid="002b11e0"/>
    </style:style>
    <style:style style:name="P174" style:family="paragraph" style:parent-style-name="Standard">
      <style:paragraph-properties fo:margin-left="0in" fo:margin-right="0.222in" fo:line-height="98%" fo:text-align="justify" style:justify-single-word="false" fo:text-indent="0in" style:auto-text-indent="false"/>
      <style:text-properties officeooo:paragraph-rsid="002b11e0"/>
    </style:style>
    <style:style style:name="P175" style:family="paragraph" style:parent-style-name="Standard">
      <style:paragraph-properties fo:margin-left="0in" fo:margin-right="5.1528in" style:line-height-at-least="0in" fo:text-indent="0in" style:auto-text-indent="false"/>
      <style:text-properties style:font-name="Arial" fo:font-size="11pt" fo:font-weight="bold" officeooo:paragraph-rsid="00417736" style:font-name-asian="Arial" style:font-size-asian="11pt" style:font-weight-asian="bold" style:font-name-complex="Arial"/>
    </style:style>
    <style:style style:name="P176" style:family="paragraph" style:parent-style-name="Standard">
      <style:paragraph-properties fo:margin-left="0in" fo:margin-right="5.1528in" style:line-height-at-least="0in" fo:text-align="start" style:justify-single-word="false" fo:text-indent="0in" style:auto-text-indent="false"/>
      <style:text-properties style:font-name="Arial" fo:font-size="10pt" fo:font-weight="bold" officeooo:paragraph-rsid="00417736" style:font-name-asian="Arial" style:font-size-asian="10pt" style:font-weight-asian="bold" style:font-name-complex="Arial" style:font-size-complex="10pt"/>
    </style:style>
    <style:style style:name="P177" style:family="paragraph" style:parent-style-name="Standard">
      <style:paragraph-properties fo:margin-left="0.5in" fo:margin-right="0.9445in" fo:line-height="120%" fo:text-indent="0in" style:auto-text-indent="false"/>
      <style:text-properties style:font-name="Courier New" fo:font-size="9pt" officeooo:paragraph-rsid="002b11e0" style:font-name-asian="Courier New" style:font-size-asian="9pt" style:font-name-complex="Courier New"/>
    </style:style>
    <style:style style:name="P178" style:family="paragraph" style:parent-style-name="Standard">
      <style:paragraph-properties fo:margin-left="0.5in" fo:margin-right="5.1528in" fo:line-height="133%" fo:text-indent="0in" style:auto-text-indent="false"/>
      <style:text-properties officeooo:paragraph-rsid="002b11e0"/>
    </style:style>
    <style:style style:name="P179" style:family="paragraph" style:parent-style-name="Standard">
      <style:paragraph-properties fo:margin-left="0in" fo:margin-right="0.7638in" fo:line-height="98%" fo:text-align="start" style:justify-single-word="false" fo:text-indent="0in" style:auto-text-indent="false">
        <style:tab-stops>
          <style:tab-stop style:position="0.5in"/>
        </style:tab-stops>
      </style:paragraph-properties>
      <style:text-properties style:font-name="Arial" fo:font-size="10pt" fo:font-weight="normal" officeooo:paragraph-rsid="00417736" style:font-name-asian="Arial" style:font-size-asian="10pt" style:font-weight-asian="normal" style:font-name-complex="Arial" style:font-size-complex="10pt" style:font-weight-complex="normal"/>
    </style:style>
    <style:style style:name="P180" style:family="paragraph" style:parent-style-name="Standard">
      <style:paragraph-properties fo:margin-left="0in" fo:margin-right="0.0972in" fo:margin-top="0in" fo:margin-bottom="0in" loext:contextual-spacing="false" fo:line-height="99%" fo:text-align="justify" style:justify-single-word="false" fo:text-indent="0in" style:auto-text-indent="false"/>
    </style:style>
    <style:style style:name="P181" style:family="paragraph" style:parent-style-name="Standard">
      <style:paragraph-properties fo:margin-left="0in" fo:margin-right="0.3752in" fo:line-height="107%" fo:text-align="justify" style:justify-single-word="false" fo:text-indent="0in" style:auto-text-indent="false"/>
      <style:text-properties style:font-name="Courier New" fo:font-size="9pt" officeooo:paragraph-rsid="002b11e0" style:font-name-asian="Courier New" style:font-size-asian="9pt" style:font-name-complex="Courier New"/>
    </style:style>
    <style:style style:name="P182" style:family="paragraph" style:parent-style-name="Preformatted_20_Text" style:list-style-name="WW8Num19">
      <style:paragraph-properties fo:margin-left="0.5in" fo:margin-right="0in" style:line-height-at-least="0in" fo:text-indent="0in" style:auto-text-indent="false"/>
      <style:text-properties style:font-name="Courier New" fo:font-size="9pt" officeooo:paragraph-rsid="002b11e0" fo:background-color="#ffff00" style:font-name-asian="Courier New" style:font-size-asian="9pt" style:font-name-complex="Courier New"/>
    </style:style>
    <style:style style:name="P183" style:family="paragraph" style:parent-style-name="Standard" style:list-style-name="WW8Num19">
      <style:paragraph-properties fo:line-height="0.0646in"/>
      <style:text-properties style:font-name="Arial" officeooo:paragraph-rsid="002b11e0" style:font-name-asian="Arial" style:font-name-complex="Arial"/>
    </style:style>
    <style:style style:name="P184" style:family="paragraph" style:parent-style-name="Standard" style:list-style-name="WW8Num19">
      <style:paragraph-properties fo:line-height="0.0972in"/>
      <style:text-properties style:font-name="Arial" officeooo:paragraph-rsid="002b11e0" style:font-name-asian="Arial" style:font-name-complex="Arial"/>
    </style:style>
    <style:style style:name="P185" style:family="paragraph" style:parent-style-name="Standard" style:list-style-name="WW8Num19">
      <style:paragraph-properties fo:line-height="0.0874in"/>
      <style:text-properties style:font-name="Arial" officeooo:paragraph-rsid="002b11e0" style:font-name-asian="Arial" style:font-name-complex="Arial"/>
    </style:style>
    <style:style style:name="P186" style:family="paragraph" style:parent-style-name="Standard" style:list-style-name="WW8Num19">
      <style:paragraph-properties fo:line-height="0.0862in"/>
      <style:text-properties style:font-name="Arial" officeooo:paragraph-rsid="002b11e0" style:font-name-asian="Arial" style:font-name-complex="Arial"/>
    </style:style>
    <style:style style:name="P187" style:family="paragraph" style:parent-style-name="Standard" style:list-style-name="WW8Num19">
      <style:paragraph-properties fo:line-height="0.0846in"/>
      <style:text-properties style:font-name="Arial" officeooo:paragraph-rsid="002b11e0" style:font-name-asian="Arial" style:font-name-complex="Arial"/>
    </style:style>
    <style:style style:name="P188" style:family="paragraph" style:parent-style-name="Standard" style:list-style-name="WW8Num19">
      <style:paragraph-properties fo:line-height="0.0882in"/>
      <style:text-properties style:font-name="Arial" officeooo:paragraph-rsid="002b11e0" style:font-name-asian="Arial" style:font-name-complex="Arial"/>
    </style:style>
    <style:style style:name="P189" style:family="paragraph" style:parent-style-name="Standard" style:list-style-name="WW8Num19">
      <style:paragraph-properties fo:line-height="0.089in"/>
      <style:text-properties style:font-name="Arial" officeooo:paragraph-rsid="002b11e0" style:font-name-asian="Arial" style:font-name-complex="Arial"/>
    </style:style>
    <style:style style:name="P190" style:family="paragraph" style:parent-style-name="Standard" style:list-style-name="WW8Num19">
      <style:paragraph-properties fo:line-height="0.0689in"/>
      <style:text-properties style:font-name="Arial" officeooo:paragraph-rsid="002b11e0" style:font-name-asian="Arial" style:font-name-complex="Arial"/>
    </style:style>
    <style:style style:name="P191" style:family="paragraph" style:parent-style-name="Standard" style:list-style-name="WW8Num19">
      <style:paragraph-properties fo:line-height="0.102in"/>
      <style:text-properties style:font-name="Arial" officeooo:paragraph-rsid="002b11e0" style:font-name-asian="Arial" style:font-name-complex="Arial"/>
    </style:style>
    <style:style style:name="P192" style:family="paragraph" style:parent-style-name="Standard">
      <style:paragraph-properties fo:line-height="99%">
        <style:tab-stops>
          <style:tab-stop style:position="0.5in"/>
        </style:tab-stops>
      </style:paragraph-properties>
      <style:text-properties style:font-name="Arial" officeooo:paragraph-rsid="002b11e0" style:font-name-asian="Arial" style:font-name-complex="Arial"/>
    </style:style>
    <style:style style:name="P193" style:family="paragraph" style:parent-style-name="Standard" style:list-style-name="L3">
      <style:paragraph-properties fo:line-height="0.0866in"/>
      <style:text-properties style:font-name="Arial" officeooo:paragraph-rsid="002b11e0" style:font-name-asian="Arial" style:font-name-complex="Arial"/>
    </style:style>
    <style:style style:name="P194" style:family="paragraph" style:parent-style-name="Standard" style:list-style-name="WW8Num19">
      <style:paragraph-properties style:line-height-at-least="0in"/>
      <style:text-properties style:font-name="Arial" fo:font-size="11pt" fo:font-weight="bold" officeooo:paragraph-rsid="002b11e0" style:font-name-asian="Arial" style:font-size-asian="11pt" style:font-weight-asian="bold" style:font-name-complex="Arial"/>
    </style:style>
    <style:style style:name="P195" style:family="paragraph" style:parent-style-name="Standard">
      <style:paragraph-properties style:line-height-at-least="0in"/>
      <style:text-properties style:font-name="Arial" fo:font-size="13pt" fo:font-weight="bold" officeooo:paragraph-rsid="002b11e0" style:font-name-asian="Arial" style:font-size-asian="13pt" style:font-weight-asian="bold" style:font-name-complex="Arial"/>
    </style:style>
    <style:style style:name="P196" style:family="paragraph" style:parent-style-name="Standard" style:list-style-name="WW8Num19">
      <style:paragraph-properties style:line-height-at-least="0in">
        <style:tab-stops>
          <style:tab-stop style:position="0.5in"/>
        </style:tab-stops>
      </style:paragraph-properties>
      <style:text-properties style:use-window-font-color="true" style:font-name="Arial" fo:font-size="10pt" officeooo:paragraph-rsid="002b11e0" style:font-name-asian="Arial" style:font-size-asian="10pt" style:font-name-complex="Arial" style:font-size-complex="10pt"/>
    </style:style>
    <style:style style:name="P197" style:family="paragraph" style:parent-style-name="Standard" style:list-style-name="WW8Num19">
      <style:paragraph-properties fo:line-height="98%" fo:text-align="start" style:justify-single-word="false">
        <style:tab-stops>
          <style:tab-stop style:position="0.5in"/>
        </style:tab-stops>
      </style:paragraph-properties>
      <style:text-properties style:use-window-font-color="true" style:font-name="Arial" fo:font-size="10pt" fo:font-weight="normal" officeooo:rsid="004851b4" officeooo:paragraph-rsid="004851b4" style:font-name-asian="Arial" style:font-size-asian="10pt" style:font-weight-asian="normal" style:font-name-complex="Arial" style:font-size-complex="10pt" style:font-weight-complex="normal"/>
    </style:style>
    <style:style style:name="P198" style:family="paragraph" style:parent-style-name="Standard" style:list-style-name="WW8Num19">
      <style:paragraph-properties fo:line-height="98%">
        <style:tab-stops>
          <style:tab-stop style:position="0.5in"/>
        </style:tab-stops>
      </style:paragraph-properties>
      <style:text-properties style:use-window-font-color="true" style:font-name="Courier New" fo:font-size="10pt" fo:font-weight="normal" officeooo:rsid="004851b4" officeooo:paragraph-rsid="004bf6a5" style:font-name-asian="Courier New" style:font-size-asian="10pt" style:font-weight-asian="normal" style:font-name-complex="Courier New" style:font-size-complex="10pt" style:font-weight-complex="normal"/>
    </style:style>
    <style:style style:name="P199" style:family="paragraph" style:parent-style-name="Standard" style:list-style-name="WW8Num19">
      <style:paragraph-properties fo:line-height="0.1654in"/>
      <style:text-properties style:font-name="Times New Roman" officeooo:paragraph-rsid="002b11e0" style:font-name-asian="Times New Roman" style:font-name-complex="Times New Roman"/>
    </style:style>
    <style:style style:name="P200" style:family="paragraph" style:parent-style-name="Standard" style:list-style-name="WW8Num19">
      <style:paragraph-properties fo:line-height="0.0854in"/>
      <style:text-properties style:font-name="Times New Roman" fo:font-size="11pt" fo:font-weight="bold" officeooo:paragraph-rsid="002b11e0" style:font-name-asian="Times New Roman" style:font-size-asian="11pt" style:font-weight-asian="bold" style:font-name-complex="Times New Roman"/>
    </style:style>
    <style:style style:name="P201" style:family="paragraph" style:parent-style-name="Standard" style:list-style-name="WW8Num19">
      <style:paragraph-properties fo:line-height="0.0882in"/>
      <style:text-properties style:font-name="Times New Roman" fo:font-size="11pt" fo:font-weight="bold" officeooo:paragraph-rsid="002b11e0" style:font-name-asian="Times New Roman" style:font-size-asian="11pt" style:font-weight-asian="bold" style:font-name-complex="Times New Roman"/>
    </style:style>
    <style:style style:name="P202" style:family="paragraph" style:parent-style-name="Standard" style:list-style-name="WW8Num19">
      <style:paragraph-properties style:line-height-at-least="0in"/>
      <style:text-properties officeooo:paragraph-rsid="002b11e0"/>
    </style:style>
    <style:style style:name="P203" style:family="paragraph" style:parent-style-name="Standard" style:list-style-name="L3">
      <style:paragraph-properties fo:line-height="99%">
        <style:tab-stops>
          <style:tab-stop style:position="0.5in"/>
        </style:tab-stops>
      </style:paragraph-properties>
      <style:text-properties officeooo:paragraph-rsid="002b11e0"/>
    </style:style>
    <style:style style:name="P204" style:family="paragraph" style:parent-style-name="Standard" style:master-page-name="Standard">
      <style:paragraph-properties fo:margin-left="0.25in" fo:margin-right="0in" style:line-height-at-least="0in" fo:text-indent="0in" style:auto-text-indent="false" style:page-number="auto"/>
    </style:style>
    <style:style style:name="P205" style:family="paragraph" style:parent-style-name="Standard" style:list-style-name="WW8Num19">
      <style:paragraph-properties fo:margin-left="0.25in" fo:margin-right="0in" style:line-height-at-least="0in" fo:text-align="justify" style:justify-single-word="false" fo:text-indent="0in" style:auto-text-indent="false">
        <style:tab-stops>
          <style:tab-stop style:position="0.5in"/>
        </style:tab-stops>
      </style:paragraph-properties>
      <style:text-properties officeooo:paragraph-rsid="002b11e0"/>
    </style:style>
    <style:style style:name="P206" style:family="paragraph" style:parent-style-name="Standard" style:list-style-name="WW8Num1">
      <style:paragraph-properties fo:margin-left="0.5in" fo:margin-right="0in" fo:margin-top="0.0398in" fo:margin-bottom="0.0398in" loext:contextual-spacing="false" style:line-height-at-least="0in" fo:text-indent="-0.25in" style:auto-text-indent="false">
        <style:tab-stops>
          <style:tab-stop style:position="0.5in"/>
        </style:tab-stops>
      </style:paragraph-properties>
    </style:style>
    <style:style style:name="P207" style:family="paragraph" style:parent-style-name="Standard" style:list-style-name="WW8Num25">
      <style:paragraph-properties fo:margin-left="0.5in" fo:margin-right="0in" fo:margin-top="0.0398in" fo:margin-bottom="0.0398in" loext:contextual-spacing="false" style:line-height-at-least="0in" fo:text-indent="-0.25in" style:auto-text-indent="false">
        <style:tab-stops>
          <style:tab-stop style:position="0.5in"/>
        </style:tab-stops>
      </style:paragraph-properties>
      <style:text-properties officeooo:paragraph-rsid="002b11e0"/>
    </style:style>
    <style:style style:name="P208" style:family="paragraph" style:parent-style-name="Standard" style:list-style-name="WW8Num18">
      <style:paragraph-properties fo:margin-left="0.5in" fo:margin-right="0in" fo:margin-top="0.0398in" fo:margin-bottom="0.0398in" loext:contextual-spacing="false" style:line-height-at-least="0in" fo:text-align="justify" style:justify-single-word="false" fo:text-indent="-0.25in" style:auto-text-indent="false">
        <style:tab-stops>
          <style:tab-stop style:position="0.5in"/>
        </style:tab-stops>
      </style:paragraph-properties>
      <style:text-properties officeooo:paragraph-rsid="002b11e0"/>
    </style:style>
    <style:style style:name="P209" style:family="paragraph" style:parent-style-name="Standard" style:list-style-name="WW8Num1">
      <style:paragraph-properties fo:margin-left="0.5in" fo:margin-right="0in" fo:margin-top="0.0398in" fo:margin-bottom="0.0398in" loext:contextual-spacing="false" style:line-height-at-least="0in" fo:text-indent="-0.25in" style:auto-text-indent="false">
        <style:tab-stops>
          <style:tab-stop style:position="0.5in"/>
        </style:tab-stops>
      </style:paragraph-properties>
      <style:text-properties style:font-name="Arial" fo:font-weight="normal" officeooo:rsid="0004bbef" officeooo:paragraph-rsid="0004bbef" style:font-name-asian="Arial" style:font-weight-asian="normal" style:font-name-complex="Arial" style:font-weight-complex="normal"/>
    </style:style>
    <style:style style:name="P210" style:family="paragraph" style:parent-style-name="Standard" style:list-style-name="WW8Num19">
      <style:paragraph-properties fo:margin-left="0.5in" fo:margin-right="0in" style:line-height-at-least="0in" fo:text-indent="-0.25in" style:auto-text-indent="false">
        <style:tab-stops>
          <style:tab-stop style:position="0.5in"/>
        </style:tab-stops>
      </style:paragraph-properties>
      <style:text-properties officeooo:paragraph-rsid="002b11e0"/>
    </style:style>
    <style:style style:name="P211" style:family="paragraph" style:parent-style-name="Standard" style:list-style-name="WW8Num23">
      <style:paragraph-properties fo:margin-left="0.5in" fo:margin-right="0in" style:line-height-at-least="0in" fo:text-indent="-0.25in" style:auto-text-indent="false">
        <style:tab-stops>
          <style:tab-stop style:position="0.5in"/>
        </style:tab-stops>
      </style:paragraph-properties>
      <style:text-properties officeooo:paragraph-rsid="002b11e0"/>
    </style:style>
    <style:style style:name="P212" style:family="paragraph" style:parent-style-name="Standard" style:list-style-name="WW8Num26">
      <style:paragraph-properties fo:margin-left="0.5in" fo:margin-right="0in" style:line-height-at-least="0in" fo:text-indent="-0.25in" style:auto-text-indent="false">
        <style:tab-stops>
          <style:tab-stop style:position="0.5in"/>
        </style:tab-stops>
      </style:paragraph-properties>
      <style:text-properties style:font-name="Arial" officeooo:paragraph-rsid="002b11e0" style:font-name-asian="Arial" style:font-name-complex="Arial"/>
    </style:style>
    <style:style style:name="P213" style:family="paragraph" style:parent-style-name="Standard" style:list-style-name="WW8Num1">
      <style:paragraph-properties fo:margin-left="0in" fo:margin-right="0in" fo:margin-top="0.0398in" fo:margin-bottom="0.0398in" loext:contextual-spacing="false" style:line-height-at-least="0in" fo:text-indent="0in" style:auto-text-indent="false">
        <style:tab-stops>
          <style:tab-stop style:position="0.5in"/>
        </style:tab-stops>
      </style:paragraph-properties>
      <style:text-properties style:font-name="Arial" fo:font-weight="normal" officeooo:rsid="0004bbef" officeooo:paragraph-rsid="0004bbef" style:font-name-asian="Arial" style:font-weight-asian="normal" style:font-name-complex="Arial" style:font-weight-complex="normal"/>
    </style:style>
    <style:style style:name="P214" style:family="paragraph" style:parent-style-name="Standard">
      <style:paragraph-properties fo:margin-left="0in" fo:margin-right="0in" style:line-height-at-least="0in" fo:text-indent="0in" style:auto-text-indent="false"/>
      <style:text-properties style:font-name="Arial" officeooo:paragraph-rsid="002204b9" style:font-name-asian="Arial" style:font-name-complex="Arial"/>
    </style:style>
    <style:style style:name="P215" style:family="paragraph" style:parent-style-name="Standard">
      <style:paragraph-properties fo:margin-left="0in" fo:margin-right="0in" fo:line-height="99%" fo:text-align="justify" style:justify-single-word="false" fo:text-indent="0in" style:auto-text-indent="false"/>
      <style:text-properties style:font-name="Arial" officeooo:paragraph-rsid="002b11e0" style:font-name-asian="Arial" style:font-name-complex="Arial"/>
    </style:style>
    <style:style style:name="P216" style:family="paragraph" style:parent-style-name="Standard" style:list-style-name="WW8Num11">
      <style:paragraph-properties fo:margin-left="0in" fo:margin-right="0in" style:line-height-at-least="0in" fo:text-align="justify" style:justify-single-word="false" fo:text-indent="0in" style:auto-text-indent="false">
        <style:tab-stops>
          <style:tab-stop style:position="0.75in"/>
        </style:tab-stops>
      </style:paragraph-properties>
      <style:text-properties officeooo:paragraph-rsid="002b11e0"/>
    </style:style>
    <style:style style:name="P217" style:family="paragraph" style:parent-style-name="Standard" style:list-style-name="WW8Num13">
      <style:paragraph-properties fo:margin-left="0in" fo:margin-right="0in" style:line-height-at-least="0in" fo:text-align="justify" style:justify-single-word="false" fo:text-indent="0in" style:auto-text-indent="false">
        <style:tab-stops>
          <style:tab-stop style:position="0.75in"/>
        </style:tab-stops>
      </style:paragraph-properties>
      <style:text-properties officeooo:paragraph-rsid="002b11e0"/>
    </style:style>
    <style:style style:name="P218" style:family="paragraph" style:parent-style-name="Standard">
      <loext:graphic-properties draw:fill="none"/>
      <style:paragraph-properties fo:margin-left="0in" fo:margin-right="0in" style:line-height-at-least="0in" fo:text-align="start" style:justify-single-word="false" fo:orphans="2" fo:widows="2" fo:text-indent="0in" style:auto-text-indent="false" fo:background-color="transparent" style:writing-mode="lr-tb"/>
      <style:text-properties style:use-window-font-color="true" style:font-name="Arial" fo:font-size="11pt" fo:font-weight="bold" officeooo:rsid="00417736" officeooo:paragraph-rsid="00417736" style:font-name-asian="Arial" style:font-size-asian="11pt" style:font-weight-asian="bold" style:font-name-complex="Arial" style:font-size-complex="10pt"/>
    </style:style>
    <style:style style:name="P219" style:family="paragraph" style:parent-style-name="Standard" style:list-style-name="L1">
      <style:paragraph-properties fo:margin-top="0.0398in" fo:margin-bottom="0.0398in" loext:contextual-spacing="false" style:line-height-at-least="0in">
        <style:tab-stops>
          <style:tab-stop style:position="0.4862in"/>
        </style:tab-stops>
      </style:paragraph-properties>
      <style:text-properties style:font-name="Arial" officeooo:rsid="0020b385" officeooo:paragraph-rsid="0020b385" style:font-name-asian="Arial" style:font-name-complex="Arial"/>
    </style:style>
    <style:style style:name="P220" style:family="paragraph" style:parent-style-name="Standard" style:list-style-name="L2">
      <style:paragraph-properties fo:margin-top="0.0398in" fo:margin-bottom="0.0398in" loext:contextual-spacing="false" style:line-height-at-least="0in">
        <style:tab-stops>
          <style:tab-stop style:position="0.75in"/>
        </style:tab-stops>
      </style:paragraph-properties>
      <style:text-properties style:font-name="Arial" officeooo:paragraph-rsid="002b11e0" style:font-name-asian="Arial" style:font-name-complex="Arial"/>
    </style:style>
    <style:style style:name="P221" style:family="paragraph" style:parent-style-name="Standard" style:list-style-name="L2">
      <style:paragraph-properties fo:margin-top="0.0398in" fo:margin-bottom="0.0398in" loext:contextual-spacing="false" fo:line-height="95%">
        <style:tab-stops>
          <style:tab-stop style:position="0.75in"/>
        </style:tab-stops>
      </style:paragraph-properties>
      <style:text-properties style:font-name="Arial" officeooo:paragraph-rsid="002b11e0" style:font-name-asian="Arial" style:font-name-complex="Arial"/>
    </style:style>
    <style:style style:name="P222" style:family="paragraph" style:parent-style-name="Standard" style:list-style-name="L1">
      <style:paragraph-properties fo:margin-left="0.5in" fo:margin-right="0.1528in" fo:margin-top="0.0398in" fo:margin-bottom="0.0398in" loext:contextual-spacing="false" fo:line-height="98%" fo:text-indent="-0.25in" style:auto-text-indent="false">
        <style:tab-stops>
          <style:tab-stop style:position="0.5in"/>
        </style:tab-stops>
      </style:paragraph-properties>
      <style:text-properties officeooo:paragraph-rsid="0020b385"/>
    </style:style>
    <style:style style:name="P223" style:family="paragraph" style:parent-style-name="Standard" style:list-style-name="L1">
      <style:paragraph-properties fo:margin-left="0.5in" fo:margin-right="0.1528in" fo:margin-top="0.0398in" fo:margin-bottom="0.0398in" loext:contextual-spacing="false" fo:line-height="98%" fo:text-indent="-0.25in" style:auto-text-indent="false">
        <style:tab-stops>
          <style:tab-stop style:position="0.5in"/>
        </style:tab-stops>
      </style:paragraph-properties>
      <style:text-properties officeooo:rsid="0020b385" officeooo:paragraph-rsid="0020b385"/>
    </style:style>
    <style:style style:name="P224" style:family="paragraph" style:parent-style-name="Standard" style:list-style-name="L1">
      <style:paragraph-properties fo:margin-left="0.5in" fo:margin-right="0.1528in" fo:margin-top="0.0398in" fo:margin-bottom="0.0398in" loext:contextual-spacing="false" fo:line-height="98%" fo:text-indent="-0.25in" style:auto-text-indent="false">
        <style:tab-stops>
          <style:tab-stop style:position="0.5in"/>
        </style:tab-stops>
      </style:paragraph-properties>
      <style:text-properties style:font-name="Arial" officeooo:rsid="0020b385" officeooo:paragraph-rsid="0020b385" style:font-name-asian="Arial" style:font-name-complex="Arial"/>
    </style:style>
    <style:style style:name="P225" style:family="paragraph" style:parent-style-name="Standard" style:list-style-name="WW8Num24">
      <style:paragraph-properties fo:margin-left="0.5in" fo:margin-right="0.1528in" fo:line-height="99%" fo:text-indent="-0.25in" style:auto-text-indent="false">
        <style:tab-stops>
          <style:tab-stop style:position="0.5in"/>
        </style:tab-stops>
      </style:paragraph-properties>
      <style:text-properties style:font-name="Arial" fo:font-size="11pt" fo:font-weight="bold" officeooo:paragraph-rsid="002b11e0" style:font-name-asian="Arial" style:font-size-asian="11pt" style:font-weight-asian="bold" style:font-name-complex="Arial"/>
    </style:style>
    <style:style style:name="P226" style:family="paragraph" style:parent-style-name="Standard" style:list-style-name="WW8Num3">
      <style:paragraph-properties fo:margin-left="0.5in" fo:margin-right="0.3472in" fo:line-height="99%" fo:text-indent="-0.25in" style:auto-text-indent="false">
        <style:tab-stops>
          <style:tab-stop style:position="0.5in"/>
        </style:tab-stops>
      </style:paragraph-properties>
      <style:text-properties officeooo:paragraph-rsid="002204b9"/>
    </style:style>
    <style:style style:name="P227" style:family="paragraph" style:parent-style-name="Standard" style:list-style-name="WW8Num3">
      <style:paragraph-properties fo:margin-left="0.5in" fo:margin-right="0.0972in" fo:line-height="97%" fo:text-indent="-0.25in" style:auto-text-indent="false">
        <style:tab-stops>
          <style:tab-stop style:position="0.5in"/>
        </style:tab-stops>
      </style:paragraph-properties>
      <style:text-properties style:font-name="Arial" officeooo:paragraph-rsid="002204b9" style:font-name-asian="Arial" style:font-name-complex="Arial"/>
    </style:style>
    <style:style style:name="P228" style:family="paragraph" style:parent-style-name="Standard" style:list-style-name="WW8Num4">
      <style:paragraph-properties fo:margin-left="0.5in" fo:margin-right="0.0972in" fo:line-height="98%" fo:text-indent="-0.25in" style:auto-text-indent="false">
        <style:tab-stops>
          <style:tab-stop style:position="0.5in"/>
        </style:tab-stops>
      </style:paragraph-properties>
      <style:text-properties officeooo:paragraph-rsid="002a3ada"/>
    </style:style>
    <style:style style:name="P229" style:family="paragraph" style:parent-style-name="Standard" style:list-style-name="WW8Num19">
      <style:paragraph-properties fo:margin-left="0.5in" fo:margin-right="0.0972in" fo:line-height="99%" fo:text-indent="-0.25in" style:auto-text-indent="false">
        <style:tab-stops>
          <style:tab-stop style:position="0.5in"/>
        </style:tab-stops>
      </style:paragraph-properties>
      <style:text-properties officeooo:paragraph-rsid="002b11e0"/>
    </style:style>
    <style:style style:name="P230" style:family="paragraph" style:parent-style-name="Standard" style:list-style-name="WW8Num4">
      <style:paragraph-properties fo:margin-left="0.5in" fo:margin-right="0.4445in" fo:line-height="99%" fo:text-align="justify" style:justify-single-word="false" fo:text-indent="-0.25in" style:auto-text-indent="false">
        <style:tab-stops>
          <style:tab-stop style:position="0.5in"/>
        </style:tab-stops>
      </style:paragraph-properties>
      <style:text-properties officeooo:paragraph-rsid="002a3ada"/>
    </style:style>
    <style:style style:name="P231" style:family="paragraph" style:parent-style-name="Standard">
      <style:paragraph-properties fo:margin-left="0in" fo:margin-right="0.0693in" fo:line-height="98%" fo:text-align="justify" style:justify-single-word="false" fo:text-indent="0in" style:auto-text-indent="false"/>
      <style:text-properties style:font-name="Arial" officeooo:paragraph-rsid="002b11e0" style:font-name-asian="Arial" style:font-name-complex="Arial"/>
    </style:style>
    <style:style style:name="P232" style:family="paragraph" style:parent-style-name="Standard" style:list-style-name="WW8Num12">
      <style:paragraph-properties fo:margin-left="0in" fo:margin-right="0.0138in" fo:line-height="95%" fo:text-align="justify" style:justify-single-word="false" fo:text-indent="0in" style:auto-text-indent="false">
        <style:tab-stops>
          <style:tab-stop style:position="0.75in"/>
        </style:tab-stops>
      </style:paragraph-properties>
      <style:text-properties officeooo:paragraph-rsid="002b11e0"/>
    </style:style>
    <style:style style:name="P233" style:family="paragraph" style:parent-style-name="Standard" style:list-style-name="WW8Num14">
      <style:paragraph-properties fo:margin-left="0in" fo:margin-right="0.139in" fo:line-height="96%" fo:text-align="justify" style:justify-single-word="false" fo:text-indent="0in" style:auto-text-indent="false">
        <style:tab-stops>
          <style:tab-stop style:position="0.75in"/>
        </style:tab-stops>
      </style:paragraph-properties>
      <style:text-properties officeooo:paragraph-rsid="002b11e0"/>
    </style:style>
    <style:style style:name="P234" style:family="paragraph" style:parent-style-name="Standard" style:list-style-name="WW8Num19">
      <style:paragraph-properties fo:margin-left="0in" fo:margin-right="0.139in" style:line-height-at-least="0in" fo:text-align="justify" style:justify-single-word="false" fo:text-indent="0in" style:auto-text-indent="false"/>
      <style:text-properties officeooo:paragraph-rsid="002b11e0"/>
    </style:style>
    <style:style style:name="P235" style:family="paragraph" style:parent-style-name="Standard" style:list-style-name="WW8Num18">
      <style:paragraph-properties fo:margin-left="0.5in" fo:margin-right="0.0835in" fo:margin-top="0.0398in" fo:margin-bottom="0.0398in" loext:contextual-spacing="false" fo:line-height="97%" fo:text-align="justify" style:justify-single-word="false" fo:text-indent="-0.25in" style:auto-text-indent="false">
        <style:tab-stops>
          <style:tab-stop style:position="0.5in"/>
        </style:tab-stops>
      </style:paragraph-properties>
      <style:text-properties officeooo:paragraph-rsid="002b11e0"/>
    </style:style>
    <style:style style:name="P236" style:family="paragraph" style:parent-style-name="Standard" style:list-style-name="WW8Num18">
      <style:paragraph-properties fo:margin-left="0.5in" fo:margin-right="0.8335in" fo:margin-top="0.0398in" fo:margin-bottom="0.0398in" loext:contextual-spacing="false" fo:line-height="98%" fo:text-align="justify" style:justify-single-word="false" fo:text-indent="-0.25in" style:auto-text-indent="false">
        <style:tab-stops>
          <style:tab-stop style:position="0.5in"/>
        </style:tab-stops>
      </style:paragraph-properties>
      <style:text-properties officeooo:paragraph-rsid="002b11e0"/>
    </style:style>
    <style:style style:name="P237" style:family="paragraph" style:parent-style-name="Standard" style:list-style-name="WW8Num18">
      <style:paragraph-properties fo:margin-left="0.5in" fo:margin-right="0.1665in" fo:margin-top="0.0398in" fo:margin-bottom="0.0398in" loext:contextual-spacing="false" fo:line-height="99%" fo:text-align="justify" style:justify-single-word="false" fo:text-indent="-0.25in" style:auto-text-indent="false">
        <style:tab-stops>
          <style:tab-stop style:position="0.5in"/>
        </style:tab-stops>
      </style:paragraph-properties>
      <style:text-properties officeooo:paragraph-rsid="002b11e0"/>
    </style:style>
    <style:style style:name="P238" style:family="paragraph" style:parent-style-name="Standard" style:list-style-name="WW8Num19">
      <style:paragraph-properties fo:margin-left="0.5in" fo:margin-right="0.278in" fo:line-height="98%" fo:text-indent="-0.25in" style:auto-text-indent="false">
        <style:tab-stops>
          <style:tab-stop style:position="0.5in"/>
        </style:tab-stops>
      </style:paragraph-properties>
      <style:text-properties style:font-name="Arial" fo:font-size="10pt" officeooo:paragraph-rsid="002b11e0" style:font-name-asian="Arial" style:font-size-asian="10pt" style:font-name-complex="Arial" style:font-size-complex="10pt"/>
    </style:style>
    <style:style style:name="P239" style:family="paragraph" style:parent-style-name="Standard" style:list-style-name="WW8Num19">
      <style:paragraph-properties fo:margin-left="0.5in" fo:margin-right="0.1252in" fo:line-height="99%" fo:text-indent="-0.25in" style:auto-text-indent="false">
        <style:tab-stops>
          <style:tab-stop style:position="0.5in"/>
        </style:tab-stops>
      </style:paragraph-properties>
      <style:text-properties style:font-name="Arial" fo:font-size="10pt" officeooo:paragraph-rsid="002b11e0" style:font-name-asian="Arial" style:font-size-asian="10pt" style:font-name-complex="Arial" style:font-size-complex="10pt"/>
    </style:style>
    <style:style style:name="P240" style:family="paragraph" style:parent-style-name="Standard" style:list-style-name="WW8Num19">
      <style:paragraph-properties fo:margin-left="0.5in" fo:margin-right="0.1252in" fo:line-height="99%" fo:text-indent="-0.25in" style:auto-text-indent="false">
        <style:tab-stops>
          <style:tab-stop style:position="0.5in"/>
        </style:tab-stops>
      </style:paragraph-properties>
      <style:text-properties style:font-name="Arial" fo:font-size="9pt" officeooo:paragraph-rsid="002b11e0" style:font-name-asian="Arial" style:font-size-asian="9pt" style:font-name-complex="Arial"/>
    </style:style>
    <style:style style:name="P241" style:family="paragraph" style:parent-style-name="Standard" style:list-style-name="WW8Num19">
      <style:paragraph-properties fo:margin-left="0.5in" fo:margin-right="0in" style:line-height-at-least="0in" fo:text-indent="0in" style:auto-text-indent="false"/>
      <style:text-properties style:font-name="Arial" officeooo:paragraph-rsid="002b11e0" style:font-name-asian="Arial" style:font-name-complex="Arial"/>
    </style:style>
    <style:style style:name="P242" style:family="paragraph" style:parent-style-name="Standard" style:list-style-name="WW8Num19">
      <style:paragraph-properties fo:margin-left="0.5in" fo:margin-right="0in" style:line-height-at-least="0in" fo:text-indent="0in" style:auto-text-indent="false"/>
      <style:text-properties officeooo:paragraph-rsid="002b11e0"/>
    </style:style>
    <style:style style:name="P243" style:family="paragraph" style:parent-style-name="Standard" style:list-style-name="WW8Num19">
      <style:paragraph-properties fo:margin-left="0.5in" fo:margin-right="0in" style:line-height-at-least="0in" fo:text-indent="0in" style:auto-text-indent="false"/>
      <style:text-properties style:font-name="Courier New" officeooo:rsid="000ee9c9" officeooo:paragraph-rsid="002b11e0" style:font-name-asian="Courier New" style:font-name-complex="Courier New"/>
    </style:style>
    <style:style style:name="P244" style:family="paragraph" style:parent-style-name="Standard" style:list-style-name="WW8Num19">
      <style:paragraph-properties fo:margin-left="0.5in" fo:margin-right="0.139in" fo:line-height="98%" fo:text-indent="-0.25in" style:auto-text-indent="false">
        <style:tab-stops>
          <style:tab-stop style:position="0.5in"/>
        </style:tab-stops>
      </style:paragraph-properties>
      <style:text-properties officeooo:paragraph-rsid="002b11e0"/>
    </style:style>
    <style:style style:name="P245" style:family="paragraph" style:parent-style-name="Standard" style:list-style-name="WW8Num19">
      <style:paragraph-properties fo:margin-left="0.5in" fo:margin-right="0.0693in" fo:line-height="99%" fo:text-indent="0in" style:auto-text-indent="false"/>
      <style:text-properties officeooo:paragraph-rsid="002b11e0"/>
    </style:style>
    <style:style style:name="P246" style:family="paragraph" style:parent-style-name="Standard" style:list-style-name="WW8Num19">
      <style:paragraph-properties fo:margin-left="0.5in" fo:margin-right="0.0138in" fo:line-height="99%" fo:text-indent="-0.25in" style:auto-text-indent="false">
        <style:tab-stops>
          <style:tab-stop style:position="0.5in"/>
        </style:tab-stops>
      </style:paragraph-properties>
      <style:text-properties officeooo:paragraph-rsid="002b11e0"/>
    </style:style>
    <style:style style:name="P247" style:family="paragraph" style:parent-style-name="Standard" style:list-style-name="WW8Num26">
      <style:paragraph-properties fo:margin-left="0.5in" fo:margin-right="0.0138in" fo:line-height="99%" fo:text-indent="-0.25in" style:auto-text-indent="false">
        <style:tab-stops>
          <style:tab-stop style:position="0.5in"/>
        </style:tab-stops>
      </style:paragraph-properties>
      <style:text-properties officeooo:paragraph-rsid="002b11e0"/>
    </style:style>
    <style:style style:name="P248"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officeooo:paragraph-rsid="002b11e0"/>
    </style:style>
    <style:style style:name="P249"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font-name="Arial" officeooo:paragraph-rsid="002b11e0" style:font-name-asian="Arial" style:font-name-complex="Arial"/>
    </style:style>
    <style:style style:name="P250"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Arial" fo:font-size="10pt" officeooo:paragraph-rsid="002b11e0" style:font-name-asian="Arial" style:font-size-asian="10pt" style:font-name-complex="Arial" style:font-size-complex="10pt"/>
    </style:style>
    <style:style style:name="P251"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Courier New" fo:font-size="10pt" officeooo:paragraph-rsid="002b11e0" style:font-name-asian="Courier New" style:font-size-asian="10pt" style:font-name-complex="Courier New" style:font-size-complex="10pt"/>
    </style:style>
    <style:style style:name="P252"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Courier New" fo:font-size="10pt" officeooo:paragraph-rsid="004851b4" style:font-name-asian="Courier New" style:font-size-asian="10pt" style:font-name-complex="Courier New" style:font-size-complex="10pt"/>
    </style:style>
    <style:style style:name="P253"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Courier New" fo:font-size="10pt" fo:font-weight="bold" officeooo:paragraph-rsid="002b11e0" style:font-name-asian="Courier New" style:font-size-asian="10pt" style:font-weight-asian="bold" style:font-name-complex="Courier New" style:font-size-complex="10pt" style:font-weight-complex="bold"/>
    </style:style>
    <style:style style:name="P254"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Courier New" fo:font-size="10pt" fo:font-weight="bold" officeooo:rsid="004851b4" officeooo:paragraph-rsid="004851b4" style:font-name-asian="Courier New" style:font-size-asian="10pt" style:font-weight-asian="bold" style:font-name-complex="Courier New" style:font-size-complex="10pt" style:font-weight-complex="bold"/>
    </style:style>
    <style:style style:name="P255"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Courier New" fo:font-size="10pt" fo:font-weight="normal" officeooo:rsid="003c9481" officeooo:paragraph-rsid="003c9481" style:font-name-asian="Courier New" style:font-size-asian="10pt" style:font-weight-asian="normal" style:font-name-complex="Courier New" style:font-size-complex="10pt" style:font-weight-complex="normal"/>
    </style:style>
    <style:style style:name="P256" style:family="paragraph" style:parent-style-name="Standard">
      <style:paragraph-properties fo:margin-left="0.5in" fo:margin-right="0.7638in" fo:line-height="98%" fo:text-align="start" style:justify-single-word="false" fo:text-indent="-0.25in" style:auto-text-indent="false">
        <style:tab-stops>
          <style:tab-stop style:position="0.5in"/>
        </style:tab-stops>
      </style:paragraph-properties>
      <style:text-properties style:use-window-font-color="true" style:font-name="Courier New" fo:font-size="10pt" fo:font-weight="normal" officeooo:rsid="00417736" officeooo:paragraph-rsid="00417736" style:font-name-asian="Courier New" style:font-size-asian="10pt" style:font-weight-asian="normal" style:font-name-complex="Courier New" style:font-size-complex="10pt" style:font-weight-complex="normal"/>
    </style:style>
    <style:style style:name="P257"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Courier New" fo:font-size="10pt" fo:font-weight="normal" officeooo:paragraph-rsid="002b11e0" style:font-name-asian="Courier New" style:font-size-asian="10pt" style:font-weight-asian="normal" style:font-name-complex="Courier New" style:font-size-complex="10pt" style:font-weight-complex="normal"/>
    </style:style>
    <style:style style:name="P258"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Courier New" fo:font-size="10pt" fo:font-weight="normal" officeooo:rsid="004851b4" officeooo:paragraph-rsid="004851b4" style:font-name-asian="Courier New" style:font-size-asian="10pt" style:font-weight-asian="normal" style:font-name-complex="Courier New" style:font-size-complex="10pt" style:font-weight-complex="normal"/>
    </style:style>
    <style:style style:name="P259" style:family="paragraph" style:parent-style-name="Standard" style:list-style-name="WW8Num19">
      <style:paragraph-properties fo:margin-left="0.5in" fo:margin-right="0.5417in" fo:line-height="98%" fo:text-indent="-0.25in" style:auto-text-indent="false">
        <style:tab-stops>
          <style:tab-stop style:position="0.5in"/>
        </style:tab-stops>
      </style:paragraph-properties>
      <style:text-properties officeooo:paragraph-rsid="002b11e0"/>
    </style:style>
    <style:style style:name="P260" style:family="paragraph" style:parent-style-name="Standard" style:list-style-name="WW8Num19">
      <style:paragraph-properties fo:margin-left="0.5in" fo:margin-right="0.0555in" fo:line-height="99%" fo:text-indent="-0.25in" style:auto-text-indent="false">
        <style:tab-stops>
          <style:tab-stop style:position="0.5in"/>
        </style:tab-stops>
      </style:paragraph-properties>
      <style:text-properties officeooo:paragraph-rsid="002b11e0"/>
    </style:style>
    <style:style style:name="P261" style:family="paragraph" style:parent-style-name="Standard" style:list-style-name="WW8Num25">
      <style:paragraph-properties fo:margin-left="0.5in" fo:margin-right="0.0555in" fo:margin-top="0.0398in" fo:margin-bottom="0.0398in" loext:contextual-spacing="false" fo:line-height="99%" fo:text-align="justify" style:justify-single-word="false" fo:text-indent="-0.25in" style:auto-text-indent="false">
        <style:tab-stops>
          <style:tab-stop style:position="0.5in"/>
        </style:tab-stops>
      </style:paragraph-properties>
      <style:text-properties officeooo:paragraph-rsid="002b11e0"/>
    </style:style>
    <style:style style:name="P262" style:family="paragraph" style:parent-style-name="Standard" style:list-style-name="WW8Num25">
      <style:paragraph-properties fo:margin-left="0.5in" fo:margin-right="0.0555in" fo:margin-top="0.0398in" fo:margin-bottom="0.0398in" loext:contextual-spacing="false" fo:line-height="99%" fo:text-indent="-0.25in" style:auto-text-indent="false">
        <style:tab-stops>
          <style:tab-stop style:position="0.5in"/>
        </style:tab-stops>
      </style:paragraph-properties>
      <style:text-properties style:font-name="Arial" fo:font-size="10pt" officeooo:rsid="0018a4c1" officeooo:paragraph-rsid="002b11e0" style:font-name-asian="Arial" style:font-size-asian="10pt" style:font-name-complex="Arial" style:font-size-complex="10pt"/>
    </style:style>
    <style:style style:name="P263" style:family="paragraph" style:parent-style-name="Standard" style:list-style-name="WW8Num19">
      <style:paragraph-properties fo:margin-left="0in" fo:margin-right="0.278in" fo:line-height="98%" fo:text-indent="0in" style:auto-text-indent="false">
        <style:tab-stops>
          <style:tab-stop style:position="0.5in"/>
        </style:tab-stops>
      </style:paragraph-properties>
      <style:text-properties style:font-name="Times New Roman" officeooo:paragraph-rsid="002b11e0" style:font-name-asian="Times New Roman" style:font-name-complex="Times New Roman"/>
    </style:style>
    <style:style style:name="P264" style:family="paragraph" style:parent-style-name="Standard" style:list-style-name="WW8Num23">
      <style:paragraph-properties fo:margin-left="0.5in" fo:margin-right="0.111in" fo:line-height="99%" fo:text-indent="-0.25in" style:auto-text-indent="false">
        <style:tab-stops>
          <style:tab-stop style:position="0.5in"/>
        </style:tab-stops>
      </style:paragraph-properties>
      <style:text-properties officeooo:paragraph-rsid="002b11e0"/>
    </style:style>
    <style:style style:name="P265" style:family="paragraph">
      <loext:graphic-properties draw:fill-color="#c2e0ae"/>
      <style:paragraph-properties fo:text-align="center"/>
    </style:style>
    <style:style style:name="P266" style:family="paragraph">
      <loext:graphic-properties draw:fill-color="#bee3d3"/>
      <style:paragraph-properties fo:text-align="center"/>
    </style:style>
    <style:style style:name="P267" style:family="paragraph">
      <loext:graphic-properties draw:fill-color="#bce4e5"/>
      <style:paragraph-properties fo:text-align="center"/>
    </style:style>
    <style:style style:name="P268" style:family="paragraph">
      <loext:graphic-properties draw:fill="none" draw:fill-color="#ffffff"/>
      <style:paragraph-properties style:writing-mode="lr-tb"/>
    </style:style>
    <style:style style:name="T1" style:family="text">
      <style:text-properties style:font-name="Arial" fo:font-weight="bold" style:font-name-asian="Arial" style:font-weight-asian="bold" style:font-name-complex="Arial"/>
    </style:style>
    <style:style style:name="T2" style:family="text">
      <style:text-properties style:font-name="Arial" fo:font-weight="bold" officeooo:rsid="0014260a" style:font-name-asian="Arial" style:font-weight-asian="bold" style:font-name-complex="Arial"/>
    </style:style>
    <style:style style:name="T3" style:family="text">
      <style:text-properties style:font-name="Arial" fo:font-weight="bold" officeooo:rsid="0020b385" style:font-name-asian="Arial" style:font-weight-asian="bold" style:font-name-complex="Arial"/>
    </style:style>
    <style:style style:name="T4" style:family="text">
      <style:text-properties style:font-name="Arial" fo:font-weight="bold" style:font-name-asian="Arial" style:font-weight-asian="bold" style:font-name-complex="Arial" style:font-weight-complex="bold"/>
    </style:style>
    <style:style style:name="T5" style:family="text">
      <style:text-properties style:font-name="Arial" fo:font-weight="bold" officeooo:rsid="0020b385" style:font-name-asian="Arial" style:font-weight-asian="bold" style:font-name-complex="Arial" style:font-weight-complex="bold"/>
    </style:style>
    <style:style style:name="T6" style:family="text">
      <style:text-properties style:font-name="Arial" fo:font-weight="bold" officeooo:rsid="002204b9" style:font-name-asian="Arial" style:font-weight-asian="bold" style:font-name-complex="Arial" style:font-weight-complex="bold"/>
    </style:style>
    <style:style style:name="T7" style:family="text">
      <style:text-properties style:font-name="Arial" fo:font-weight="bold" officeooo:rsid="0033b2be" style:font-name-asian="Arial" style:font-weight-asian="bold" style:font-name-complex="Arial" style:font-weight-complex="bold"/>
    </style:style>
    <style:style style:name="T8" style:family="text">
      <style:text-properties style:font-name="Arial" fo:font-weight="bold" officeooo:rsid="004432e6" style:font-name-asian="Arial" style:font-weight-asian="bold" style:font-name-complex="Arial" style:font-weight-complex="bold"/>
    </style:style>
    <style:style style:name="T9" style:family="text">
      <style:text-properties style:font-name="Arial" fo:font-weight="bold" officeooo:rsid="0004bbef" style:font-name-asian="Arial" style:font-weight-asian="bold" style:font-name-complex="Arial"/>
    </style:style>
    <style:style style:name="T10" style:family="text">
      <style:text-properties style:font-name="Arial" style:font-name-asian="Arial" style:font-name-complex="Arial"/>
    </style:style>
    <style:style style:name="T11" style:family="text">
      <style:text-properties style:font-name="Arial" officeooo:rsid="000560ab" style:font-name-asian="Arial" style:font-name-complex="Arial"/>
    </style:style>
    <style:style style:name="T12" style:family="text">
      <style:text-properties style:font-name="Arial" officeooo:rsid="000707e3" style:font-name-asian="Arial" style:font-name-complex="Arial"/>
    </style:style>
    <style:style style:name="T13" style:family="text">
      <style:text-properties style:font-name="Arial" officeooo:rsid="000ee9c9" style:font-name-asian="Arial" style:font-name-complex="Arial"/>
    </style:style>
    <style:style style:name="T14" style:family="text">
      <style:text-properties style:font-name="Arial" officeooo:rsid="0014260a" style:font-name-asian="Arial" style:font-name-complex="Arial"/>
    </style:style>
    <style:style style:name="T15" style:family="text">
      <style:text-properties style:font-name="Arial" officeooo:rsid="001619b4" style:font-name-asian="Arial" style:font-name-complex="Arial"/>
    </style:style>
    <style:style style:name="T16" style:family="text">
      <style:text-properties style:font-name="Arial" officeooo:rsid="00165a34" style:font-name-asian="Arial" style:font-name-complex="Arial"/>
    </style:style>
    <style:style style:name="T17" style:family="text">
      <style:text-properties style:font-name="Arial" officeooo:rsid="0017c715" style:font-name-asian="Arial" style:font-name-complex="Arial"/>
    </style:style>
    <style:style style:name="T18" style:family="text">
      <style:text-properties style:font-name="Arial" officeooo:rsid="001ce45e" style:font-name-asian="Arial" style:font-name-complex="Arial"/>
    </style:style>
    <style:style style:name="T19" style:family="text">
      <style:text-properties style:font-name="Arial" officeooo:rsid="0004bbef" style:font-name-asian="Arial" style:font-name-complex="Arial"/>
    </style:style>
    <style:style style:name="T20" style:family="text">
      <style:text-properties style:font-name="Arial" officeooo:rsid="0020b385" style:font-name-asian="Arial" style:font-name-complex="Arial"/>
    </style:style>
    <style:style style:name="T21" style:family="text">
      <style:text-properties style:font-name="Arial" officeooo:rsid="002204b9" style:font-name-asian="Arial" style:font-name-complex="Arial"/>
    </style:style>
    <style:style style:name="T22" style:family="text">
      <style:text-properties style:font-name="Arial" officeooo:rsid="0025156f" style:font-name-asian="Arial" style:font-name-complex="Arial"/>
    </style:style>
    <style:style style:name="T23" style:family="text">
      <style:text-properties style:font-name="Arial" officeooo:rsid="0039163d" style:font-name-asian="Arial" style:font-name-complex="Arial"/>
    </style:style>
    <style:style style:name="T24" style:family="text">
      <style:text-properties style:font-name="Arial" officeooo:rsid="003cf500" style:font-name-asian="Arial" style:font-name-complex="Arial"/>
    </style:style>
    <style:style style:name="T25" style:family="text">
      <style:text-properties style:font-name="Arial" officeooo:rsid="001230e2" style:font-name-asian="Arial" style:font-name-complex="Arial"/>
    </style:style>
    <style:style style:name="T26" style:family="text">
      <style:text-properties style:font-name="Arial" officeooo:rsid="00406572" style:font-name-asian="Arial" style:font-name-complex="Arial"/>
    </style:style>
    <style:style style:name="T27" style:family="text">
      <style:text-properties style:font-name="Arial" officeooo:rsid="004432e6" style:font-name-asian="Arial" style:font-name-complex="Arial"/>
    </style:style>
    <style:style style:name="T28" style:family="text">
      <style:text-properties style:font-name="Arial" officeooo:rsid="0044647f" style:font-name-asian="Arial" style:font-name-complex="Arial"/>
    </style:style>
    <style:style style:name="T29" style:family="text">
      <style:text-properties style:font-name="Arial" fo:font-size="13pt" fo:font-weight="bold" style:font-name-asian="Arial" style:font-size-asian="13pt" style:font-weight-asian="bold" style:font-name-complex="Arial"/>
    </style:style>
    <style:style style:name="T30" style:family="text">
      <style:text-properties style:font-name="Arial" fo:font-size="13pt" fo:font-weight="bold" officeooo:rsid="000560ab" style:font-name-asian="Arial" style:font-size-asian="13pt" style:font-weight-asian="bold" style:font-name-complex="Arial"/>
    </style:style>
    <style:style style:name="T31" style:family="text">
      <style:text-properties style:font-name="Arial" fo:font-size="13pt" fo:font-weight="bold" officeooo:rsid="001aebe7" style:font-name-asian="Arial" style:font-size-asian="13pt" style:font-weight-asian="bold" style:font-name-complex="Arial"/>
    </style:style>
    <style:style style:name="T32" style:family="text">
      <style:text-properties style:font-name="Arial" fo:font-weight="normal" style:font-name-asian="Arial" style:font-weight-asian="normal" style:font-name-complex="Arial" style:font-weight-complex="normal"/>
    </style:style>
    <style:style style:name="T33" style:family="text">
      <style:text-properties style:font-name="Arial" fo:font-weight="normal" officeooo:rsid="0014260a" style:font-name-asian="Arial" style:font-weight-asian="normal" style:font-name-complex="Arial" style:font-weight-complex="normal"/>
    </style:style>
    <style:style style:name="T34" style:family="text">
      <style:text-properties style:font-name="Arial" fo:font-weight="normal" officeooo:rsid="001619b4" style:font-name-asian="Arial" style:font-weight-asian="normal" style:font-name-complex="Arial" style:font-weight-complex="normal"/>
    </style:style>
    <style:style style:name="T35" style:family="text">
      <style:text-properties style:font-name="Arial" fo:font-weight="normal" officeooo:rsid="00371e59" style:font-name-asian="Arial" style:font-weight-asian="normal" style:font-name-complex="Arial" style:font-weight-complex="normal"/>
    </style:style>
    <style:style style:name="T36" style:family="text">
      <style:text-properties style:font-name="Arial" fo:font-size="11pt" fo:font-weight="bold" style:font-name-asian="Arial" style:font-size-asian="11pt" style:font-weight-asian="bold" style:font-name-complex="Arial"/>
    </style:style>
    <style:style style:name="T37" style:family="text">
      <style:text-properties style:font-name="Arial" fo:font-size="11pt" fo:font-weight="bold" officeooo:rsid="00417736" style:font-name-asian="Arial" style:font-size-asian="11pt" style:font-weight-asian="bold" style:font-name-complex="Arial"/>
    </style:style>
    <style:style style:name="T38" style:family="text">
      <style:text-properties style:font-name="Arial" style:text-underline-style="solid" style:text-underline-width="auto" style:text-underline-color="font-color" style:font-name-asian="Arial" style:font-name-complex="Arial"/>
    </style:style>
    <style:style style:name="T39" style:family="text">
      <style:text-properties style:font-name="Arial" fo:font-style="normal" fo:font-weight="bold" style:font-name-asian="Arial" style:font-style-asian="normal" style:font-weight-asian="bold" style:font-name-complex="Arial" style:font-style-complex="normal"/>
    </style:style>
    <style:style style:name="T40" style:family="text">
      <style:text-properties style:font-name="Arial" fo:font-style="normal" style:font-name-asian="Arial" style:font-style-asian="normal" style:font-name-complex="Arial" style:font-style-complex="normal"/>
    </style:style>
    <style:style style:name="T41" style:family="text">
      <style:text-properties style:use-window-font-color="true" style:font-name="Arial" fo:font-weight="bold" officeooo:rsid="00434cff" style:font-name-asian="Arial" style:font-weight-asian="bold" style:font-name-complex="Arial"/>
    </style:style>
    <style:style style:name="T42" style:family="text">
      <style:text-properties style:use-window-font-color="true" style:font-name="Arial" fo:font-weight="bold" officeooo:rsid="0044647f" style:font-name-asian="Arial" style:font-weight-asian="bold" style:font-name-complex="Arial"/>
    </style:style>
    <style:style style:name="T43" style:family="text">
      <style:text-properties style:use-window-font-color="true" style:font-name="Arial" fo:font-size="10pt" style:font-name-asian="Arial" style:font-size-asian="10pt" style:font-name-complex="Arial" style:font-size-complex="10pt"/>
    </style:style>
    <style:style style:name="T44" style:family="text">
      <style:text-properties style:use-window-font-color="true" style:font-name="Arial" fo:font-size="10pt" officeooo:rsid="001230e2" style:font-name-asian="Arial" style:font-size-asian="10pt" style:font-name-complex="Arial" style:font-size-complex="10pt"/>
    </style:style>
    <style:style style:name="T45" style:family="text">
      <style:text-properties style:use-window-font-color="true" style:font-name="Arial" fo:font-size="10pt" officeooo:rsid="001ce45e" style:font-name-asian="Arial" style:font-size-asian="10pt" style:font-name-complex="Arial" style:font-size-complex="10pt"/>
    </style:style>
    <style:style style:name="T46" style:family="text">
      <style:text-properties style:use-window-font-color="true" style:font-name="Arial" fo:font-size="10pt" officeooo:rsid="001e4354" style:font-name-asian="Arial" style:font-size-asian="10pt" style:font-name-complex="Arial" style:font-size-complex="10pt"/>
    </style:style>
    <style:style style:name="T47" style:family="text">
      <style:text-properties style:use-window-font-color="true" style:font-name="Arial" fo:font-size="10pt" officeooo:rsid="002204b9" style:font-name-asian="Arial" style:font-size-asian="10pt" style:font-name-complex="Arial" style:font-size-complex="10pt"/>
    </style:style>
    <style:style style:name="T48" style:family="text">
      <style:text-properties style:use-window-font-color="true" style:font-name="Arial" fo:font-size="10pt" officeooo:rsid="002a3ada" style:font-name-asian="Arial" style:font-size-asian="10pt" style:font-name-complex="Arial" style:font-size-complex="10pt"/>
    </style:style>
    <style:style style:name="T49" style:family="text">
      <style:text-properties style:use-window-font-color="true" style:font-name="Arial" fo:font-size="10pt" officeooo:rsid="002cea92" style:font-name-asian="Arial" style:font-size-asian="10pt" style:font-name-complex="Arial" style:font-size-complex="10pt"/>
    </style:style>
    <style:style style:name="T50" style:family="text">
      <style:text-properties style:use-window-font-color="true" style:font-name="Arial" fo:font-size="10pt" officeooo:rsid="00339b19" style:font-name-asian="Arial" style:font-size-asian="10pt" style:font-name-complex="Arial" style:font-size-complex="10pt"/>
    </style:style>
    <style:style style:name="T51" style:family="text">
      <style:text-properties style:use-window-font-color="true" style:font-name="Arial" fo:font-size="10pt" officeooo:rsid="00371e59" style:font-name-asian="Arial" style:font-size-asian="10pt" style:font-name-complex="Arial" style:font-size-complex="10pt"/>
    </style:style>
    <style:style style:name="T52" style:family="text">
      <style:text-properties style:use-window-font-color="true" style:font-name="Arial" fo:font-size="10pt" officeooo:rsid="003e770a" style:font-name-asian="Arial" style:font-size-asian="10pt" style:font-name-complex="Arial" style:font-size-complex="10pt"/>
    </style:style>
    <style:style style:name="T53" style:family="text">
      <style:text-properties style:use-window-font-color="true" style:font-name="Arial" fo:font-size="10pt" fo:font-weight="bold" officeooo:rsid="0020b385" style:font-name-asian="Arial" style:font-size-asian="10pt" style:font-weight-asian="bold" style:font-name-complex="Arial" style:font-size-complex="10pt"/>
    </style:style>
    <style:style style:name="T54" style:family="text">
      <style:text-properties style:use-window-font-color="true" style:font-name="Arial" fo:font-size="10pt" fo:font-weight="bold" officeooo:rsid="0020b385" style:font-name-asian="Arial" style:font-size-asian="10pt" style:font-weight-asian="bold" style:font-name-complex="Arial" style:font-size-complex="10pt" style:font-weight-complex="bold"/>
    </style:style>
    <style:style style:name="T55" style:family="text">
      <style:text-properties style:use-window-font-color="true" style:font-name="Arial" fo:font-size="10pt" fo:font-weight="bold" officeooo:rsid="0033b2be" style:font-name-asian="Arial" style:font-size-asian="10pt" style:font-weight-asian="bold" style:font-name-complex="Arial" style:font-size-complex="10pt" style:font-weight-complex="bold"/>
    </style:style>
    <style:style style:name="T56" style:family="text">
      <style:text-properties style:use-window-font-color="true" style:font-name="Arial" fo:font-size="10pt" fo:font-weight="bold" officeooo:rsid="003e770a" style:font-name-asian="Arial" style:font-size-asian="10pt" style:font-weight-asian="bold" style:font-name-complex="Arial" style:font-size-complex="10pt" style:font-weight-complex="bold"/>
    </style:style>
    <style:style style:name="T57" style:family="text">
      <style:text-properties style:use-window-font-color="true" style:font-name="Arial" fo:font-size="10pt" fo:font-weight="bold" officeooo:rsid="002204b9" style:font-name-asian="Arial" style:font-size-asian="10pt" style:font-weight-asian="bold" style:font-name-complex="Arial" style:font-size-complex="10pt" style:font-weight-complex="bold"/>
    </style:style>
    <style:style style:name="T58" style:family="text">
      <style:text-properties style:use-window-font-color="true" style:font-name="Arial" fo:font-size="10pt" fo:font-weight="bold" officeooo:rsid="00339b19" style:font-name-asian="Arial" style:font-size-asian="10pt" style:font-weight-asian="bold" style:font-name-complex="Arial" style:font-size-complex="10pt"/>
    </style:style>
    <style:style style:name="T59" style:family="text">
      <style:text-properties style:use-window-font-color="true" style:font-name="Arial" fo:font-size="13pt" fo:font-weight="bold" officeooo:rsid="003e770a" style:font-name-asian="Arial" style:font-size-asian="13pt" style:font-weight-asian="bold" style:font-name-complex="Arial" style:font-size-complex="10pt"/>
    </style:style>
    <style:style style:name="T60" style:family="text">
      <style:text-properties style:use-window-font-color="true" style:font-name="Arial" fo:font-size="11pt" fo:font-weight="bold" officeooo:rsid="0033b2be" style:font-name-asian="Arial" style:font-size-asian="11pt" style:font-weight-asian="bold" style:font-name-complex="Arial" style:font-size-complex="10pt"/>
    </style:style>
    <style:style style:name="T61" style:family="text">
      <style:text-properties style:use-window-font-color="true" style:font-name="Arial" fo:font-size="11pt" fo:font-weight="bold" officeooo:rsid="00417736" style:font-name-asian="Arial" style:font-size-asian="11pt" style:font-weight-asian="bold" style:font-name-complex="Arial" style:font-size-complex="10pt"/>
    </style:style>
    <style:style style:name="T62" style:family="text">
      <style:text-properties style:use-window-font-color="true" style:font-name="Arial" fo:font-size="11pt" fo:font-weight="bold" officeooo:rsid="0044647f" style:font-name-asian="Arial" style:font-size-asian="11pt" style:font-weight-asian="bold" style:font-name-complex="Arial" style:font-size-complex="10pt"/>
    </style:style>
    <style:style style:name="T63" style:family="text">
      <style:text-properties style:use-window-font-color="true" style:font-name="Courier New" fo:font-size="10pt" fo:font-weight="normal" officeooo:rsid="0039eb7d" style:font-name-asian="Courier New" style:font-size-asian="10pt" style:font-weight-asian="normal" style:font-name-complex="Courier New" style:font-size-complex="10pt" style:font-weight-complex="normal"/>
    </style:style>
    <style:style style:name="T64" style:family="text">
      <style:text-properties style:use-window-font-color="true" style:font-name="Courier New" fo:font-size="10pt" style:font-name-asian="Courier New" style:font-size-asian="10pt" style:font-name-complex="Courier New" style:font-size-complex="10pt"/>
    </style:style>
    <style:style style:name="T65" style:family="text">
      <style:text-properties style:use-window-font-color="true" style:font-name="Courier New" fo:font-size="10pt" officeooo:rsid="0039eb7d" style:font-name-asian="Courier New" style:font-size-asian="10pt" style:font-name-complex="Courier New" style:font-size-complex="10pt"/>
    </style:style>
    <style:style style:name="T66" style:family="text">
      <style:text-properties style:use-window-font-color="true" style:font-name="Courier New" fo:font-size="10pt" officeooo:rsid="003b6dae" style:font-name-asian="Courier New" style:font-size-asian="10pt" style:font-name-complex="Courier New" style:font-size-complex="10pt"/>
    </style:style>
    <style:style style:name="T67" style:family="text">
      <style:text-properties style:use-window-font-color="true" style:font-name="Courier New" fo:font-size="10pt" fo:font-weight="bold" style:font-name-asian="Courier New" style:font-size-asian="10pt" style:font-weight-asian="bold" style:font-name-complex="Courier New" style:font-size-complex="10pt" style:font-weight-complex="bold"/>
    </style:style>
    <style:style style:name="T68" style:family="text">
      <style:text-properties style:use-window-font-color="true" style:font-name="Courier New" style:font-name-asian="Courier New" style:font-name-complex="Courier New"/>
    </style:style>
    <style:style style:name="T69" style:family="text">
      <style:text-properties style:use-window-font-color="true" style:font-name="Courier New" officeooo:rsid="0039eb7d" style:font-name-asian="Courier New" style:font-name-complex="Courier New"/>
    </style:style>
    <style:style style:name="T70" style:family="text">
      <style:text-properties style:use-window-font-color="true" style:font-name="Courier New" officeooo:rsid="003b6dae" style:font-name-asian="Courier New" style:font-name-complex="Courier New"/>
    </style:style>
    <style:style style:name="T71" style:family="text">
      <style:text-properties style:use-window-font-color="true" style:font-name="Courier New" officeooo:rsid="00417736" style:font-name-asian="Courier New" style:font-name-complex="Courier New"/>
    </style:style>
    <style:style style:name="T72" style:family="text">
      <style:text-properties style:use-window-font-color="true" style:font-name="Courier New" fo:font-weight="bold" style:font-name-asian="Courier New" style:font-weight-asian="bold" style:font-name-complex="Courier New" style:font-weight-complex="bold"/>
    </style:style>
    <style:style style:name="T73" style:family="text">
      <style:text-properties style:use-window-font-color="true" style:font-name="Courier New" fo:font-weight="bold" officeooo:rsid="00417736" style:font-name-asian="Courier New" style:font-weight-asian="bold" style:font-name-complex="Courier New" style:font-weight-complex="bold"/>
    </style:style>
    <style:style style:name="T74" style:family="text">
      <style:text-properties officeooo:rsid="0045bb33"/>
    </style:style>
    <style:style style:name="T75" style:family="text">
      <style:text-properties fo:font-size="13pt" fo:font-weight="bold" style:font-size-asian="13pt" style:font-weight-asian="bold"/>
    </style:style>
    <style:style style:name="T76" style:family="text">
      <style:text-properties fo:font-size="13pt" fo:font-weight="bold" officeooo:rsid="000b6094" style:font-size-asian="13pt" style:font-weight-asian="bold"/>
    </style:style>
    <style:style style:name="T77" style:family="text">
      <style:text-properties fo:font-size="13pt" fo:font-weight="bold" officeooo:rsid="0044647f" style:font-size-asian="13pt" style:font-weight-asian="bold"/>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fo:font-weight="bold" officeooo:rsid="001230e2" style:font-weight-asian="bold" style:font-weight-complex="bold"/>
    </style:style>
    <style:style style:name="T81" style:family="text">
      <style:text-properties fo:font-weight="bold" officeooo:rsid="004851b4" style:font-weight-asian="bold" style:font-weight-complex="bold"/>
    </style:style>
    <style:style style:name="T82" style:family="text">
      <style:text-properties fo:font-weight="bold" officeooo:rsid="0048fe19" style:font-weight-asian="bold" style:font-weight-complex="bold"/>
    </style:style>
    <style:style style:name="T83" style:family="text">
      <style:text-properties fo:font-weight="bold" fo:background-color="#fff200" loext:char-shading-value="0" style:font-weight-asian="bold" style:font-weight-complex="bold"/>
    </style:style>
    <style:style style:name="T84" style:family="text">
      <style:text-properties fo:font-weight="bold" fo:background-color="transparent" loext:char-shading-value="0" style:font-weight-asian="bold" style:font-weight-complex="bold"/>
    </style:style>
    <style:style style:name="T85" style:family="text">
      <style:text-properties style:font-name="Courier New" style:font-name-asian="Courier New" style:font-name-complex="Courier New"/>
    </style:style>
    <style:style style:name="T86" style:family="text">
      <style:text-properties style:font-name="Courier New" officeooo:rsid="000ee9c9" style:font-name-asian="Courier New" style:font-name-complex="Courier New"/>
    </style:style>
    <style:style style:name="T87" style:family="text">
      <style:text-properties style:font-name="Courier New" fo:font-weight="bold" style:font-name-asian="Courier New" style:font-weight-asian="bold" style:font-name-complex="Courier New"/>
    </style:style>
    <style:style style:name="T88" style:family="text">
      <style:text-properties style:font-name="Courier New" fo:font-weight="bold" officeooo:rsid="00417736" style:font-name-asian="Courier New" style:font-weight-asian="bold" style:font-name-complex="Courier New" style:font-weight-complex="bold"/>
    </style:style>
    <style:style style:name="T89" style:family="text">
      <style:text-properties style:font-name="Courier New" fo:font-size="9.5pt" fo:font-weight="bold" style:font-name-asian="Courier New" style:font-size-asian="9.5pt" style:font-weight-asian="bold" style:font-name-complex="Courier New"/>
    </style:style>
    <style:style style:name="T90" style:family="text">
      <style:text-properties style:font-name="Courier New" fo:font-size="9.5pt" fo:font-style="italic" fo:font-weight="bold" style:font-name-asian="Courier New" style:font-size-asian="9.5pt" style:font-style-asian="italic" style:font-weight-asian="bold" style:font-name-complex="Courier New"/>
    </style:style>
    <style:style style:name="T91" style:family="text">
      <style:text-properties style:font-name="Courier New" fo:font-size="9.5pt" fo:font-weight="normal" style:font-name-asian="Courier New" style:font-size-asian="9.5pt" style:font-weight-asian="normal" style:font-name-complex="Courier New" style:font-weight-complex="normal"/>
    </style:style>
    <style:style style:name="T92" style:family="text">
      <style:text-properties style:font-name="Courier New" fo:font-size="9pt" style:font-name-asian="Courier New" style:font-size-asian="9pt" style:font-name-complex="Courier New"/>
    </style:style>
    <style:style style:name="T93" style:family="text">
      <style:text-properties style:font-name="Courier New" fo:font-size="9pt" fo:background-color="#ffff00" loext:char-shading-value="0" style:font-name-asian="Courier New" style:font-size-asian="9pt" style:font-name-complex="Courier New"/>
    </style:style>
    <style:style style:name="T94" style:family="text">
      <style:text-properties style:font-name="Courier New" fo:font-style="italic" fo:font-weight="bold" style:font-name-asian="Courier New" style:font-style-asian="italic" style:font-weight-asian="bold" style:font-name-complex="Courier New"/>
    </style:style>
    <style:style style:name="T95" style:family="text">
      <style:text-properties style:font-name="Courier New" fo:font-style="italic" style:font-name-asian="Courier New" style:font-style-asian="italic" style:font-name-complex="Courier New"/>
    </style:style>
    <style:style style:name="T96" style:family="text">
      <style:text-properties style:font-name="Courier New" fo:font-size="8.5pt" style:font-name-asian="Courier New" style:font-size-asian="8.5pt" style:font-name-complex="Courier New"/>
    </style:style>
    <style:style style:name="T97" style:family="text">
      <style:text-properties style:font-name="Courier New" fo:font-size="8.5pt" fo:background-color="#ffff00" loext:char-shading-value="0" style:font-name-asian="Courier New" style:font-size-asian="8.5pt" style:font-name-complex="Courier New"/>
    </style:style>
    <style:style style:name="T98" style:family="text">
      <style:text-properties style:font-name="Courier New" fo:font-size="10pt" fo:font-weight="normal" officeooo:rsid="002e5338" style:font-name-asian="Courier New" style:font-size-asian="10pt" style:font-weight-asian="normal" style:font-name-complex="Courier New" style:font-size-complex="10pt" style:font-weight-complex="normal"/>
    </style:style>
    <style:style style:name="T99" style:family="text">
      <style:text-properties style:font-name="Courier New" fo:font-size="10pt" fo:font-weight="bold" officeooo:rsid="002e5338" style:font-name-asian="Courier New" style:font-size-asian="10pt" style:font-weight-asian="bold" style:font-name-complex="Courier New" style:font-size-complex="10pt" style:font-weight-complex="bold"/>
    </style:style>
    <style:style style:name="T100" style:family="text">
      <style:text-properties style:font-name="Courier New" fo:font-weight="normal" style:font-name-asian="Courier New" style:font-weight-asian="normal" style:font-name-complex="Courier New" style:font-weight-complex="normal"/>
    </style:style>
    <style:style style:name="T101" style:family="text">
      <style:text-properties officeooo:rsid="0009f8c4"/>
    </style:style>
    <style:style style:name="T102" style:family="text">
      <style:text-properties officeooo:rsid="001230e2"/>
    </style:style>
    <style:style style:name="T103" style:family="text">
      <style:text-properties officeooo:rsid="001619b4"/>
    </style:style>
    <style:style style:name="T104" style:family="text">
      <style:text-properties officeooo:rsid="001913f2"/>
    </style:style>
    <style:style style:name="T105" style:family="text">
      <style:text-properties officeooo:rsid="001aebe7"/>
    </style:style>
    <style:style style:name="T106" style:family="text">
      <style:text-properties officeooo:rsid="002204b9"/>
    </style:style>
    <style:style style:name="T107" style:family="text">
      <style:text-properties officeooo:rsid="0027f4d6"/>
    </style:style>
    <style:style style:name="T108" style:family="text">
      <style:text-properties officeooo:rsid="002955ee"/>
    </style:style>
    <style:style style:name="T109" style:family="text">
      <style:text-properties fo:font-weight="normal" style:font-weight-asian="normal" style:font-weight-complex="normal"/>
    </style:style>
    <style:style style:name="T110" style:family="text">
      <style:text-properties officeooo:rsid="003cf500"/>
    </style:style>
    <style:style style:name="T111" style:family="text">
      <style:text-properties fo:font-size="8pt" style:font-size-asian="8pt" style:font-size-complex="8pt"/>
    </style:style>
    <style:style style:name="T112" style:family="text">
      <style:text-properties fo:font-size="8pt" fo:background-color="transparent" loext:char-shading-value="0" style:font-size-asian="8pt" style:font-size-complex="8pt"/>
    </style:style>
    <style:style style:name="T113" style:family="text">
      <style:text-properties fo:background-color="#ffff00" loext:char-shading-value="0" style:font-size-complex="8pt"/>
    </style:style>
    <style:style style:name="T114" style:family="text">
      <style:text-properties style:font-size-complex="8pt"/>
    </style:style>
    <style:style style:name="T115" style:family="text">
      <style:text-properties fo:font-size="11pt" fo:font-weight="bold" style:font-size-asian="11pt" style:font-weight-asian="bold"/>
    </style:style>
    <style:style style:name="T116" style:family="text">
      <style:text-properties fo:font-size="11pt" fo:font-weight="bold" officeooo:rsid="001619b4" style:font-size-asian="11pt" style:font-weight-asian="bold"/>
    </style:style>
    <style:style style:name="T117" style:family="text">
      <style:text-properties officeooo:rsid="00434cff"/>
    </style:style>
    <style:style style:name="T118" style:family="text">
      <style:text-properties fo:background-color="#fff200" loext:char-shading-value="0"/>
    </style:style>
    <style:style style:name="T119" style:family="text">
      <style:text-properties fo:background-color="#fff200" loext:char-shading-value="0"/>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c2e0ae" draw:textarea-horizontal-align="justify" draw:textarea-vertical-align="middle" draw:auto-grow-height="false" fo:min-height="1.602in" fo:min-width="1.8228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bee3d3" draw:textarea-horizontal-align="justify" draw:textarea-vertical-align="middle" draw:auto-grow-height="false" fo:min-height="1.3346in" fo:min-width="1.3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ce4e5" draw:textarea-horizontal-align="justify" draw:textarea-vertical-align="middle" draw:auto-grow-height="false" fo:min-height="1.0161in" fo:min-width="1.1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text:span text:style-name="T1">Parte </text:span><text:span text:style-name="T9">1</text:span><text:span text:style-name="T1">: Confirmar la aplicación a Git</text:span></text:p>
      <text:p text:style-name="P33"/>
      <text:p text:style-name="P91">Parte <text:span text:style-name="T101">2</text:span>: Descargar y ejecutar la imagen de Jenkins Docker</text:p>
      <text:p text:style-name="P34"/>
      <text:p text:style-name="P91">Parte <text:span text:style-name="T101">3</text:span>: Configurar Jenkins</text:p>
      <text:p text:style-name="P34"/>
      <text:p text:style-name="P91">Parte <text:span text:style-name="T101">4</text:span>: Usar Jenkins para ejecutar una compilación de su aplicación</text:p>
      <text:p text:style-name="P34"/>
      <text:p text:style-name="P91">Parte <text:span text:style-name="T101">5</text:span>: Usar Jenkins para probar una compilación</text:p>
      <text:p text:style-name="P33"/>
      <text:p text:style-name="P77"/>
      <text:p text:style-name="P77">Aspectos básicos/Situación</text:p>
      <text:p text:style-name="P35"/>
      <text:p text:style-name="P180"><text:span text:style-name="T10">En este laboratorio confirmará el código de la aplicación de en un repositorio de GitHub, modificará el código localmente y </text:span><text:span text:style-name="T45">luego</text:span><text:span text:style-name="T10"> confirmará los cambios. </text:span><text:span text:style-name="T45">Asimismo </text:span><text:span text:style-name="T10">instalará un contenedor Docker que incluye la última versión de Jenkins. Configure Jenkins y luego </text:span><text:span text:style-name="T45">lo utilizará</text:span><text:span text:style-name="T10"> para descargar y ejecutar su programa de aplicación de muestra. Además, se </text:span><text:span text:style-name="T19">modificará</text:span><text:span text:style-name="T10"> </text:span><text:span text:style-name="T19">el</text:span><text:span text:style-name="T10"> trabajo </text:span><text:span text:style-name="T19">creado para</text:span><text:span text:style-name="T10"> verificar que el programa de muestra se ejecuta correctamente cada vez que lo compil</text:span><text:span text:style-name="T18">a</text:span><text:span text:style-name="T10">. </text:span></text:p>
      <text:p text:style-name="P113"/>
      <text:p text:style-name="P77">Recursos necesarios</text:p>
      <text:p text:style-name="P36"/>
      <text:list xml:id="list2956407475" text:style-name="WW8Num1">
        <text:list-item>
          <text:p text:style-name="P206"><text:span text:style-name="T10">Computadora con </text:span><text:span text:style-name="T46">so</text:span><text:span text:style-name="T10"> </text:span><text:span text:style-name="T19">linux preferentemente ububtu. </text:span></text:p>
        </text:list-item>
        <text:list-item>
          <text:p text:style-name="P209">VS Code u otro editor de su agrado</text:p>
        </text:list-item>
        <text:list-item>
          <text:p text:style-name="P209">Docker instalado</text:p>
          <text:p text:style-name="P213"/>
        </text:list-item>
      </text:list>
      <text:p text:style-name="P32"/>
      <text:p text:style-name="P77">Instrucciones</text:p>
      <text:p text:style-name="P30"/>
      <text:p text:style-name="P89"><text:span text:style-name="T30">Parte 1 - </text:span><text:span text:style-name="T29">Confirmar la aplicación a Git</text:span></text:p>
      <text:p text:style-name="P35"/>
      <text:p text:style-name="P140"><text:span text:style-name="T10">En esta parte, creará un repositorio </text:span><text:span text:style-name="T46">en</text:span><text:span text:style-name="T10"> GitHub para confirmar los archivos de aplicación de muestra que creó en un laboratorio anterior. Se creó una cuenta de GitHub en un laboratorio anterior. Si aún no lo ha hecho, visite github.com ahora y cree una cuenta.</text:span></text:p>
      <text:p text:style-name="P31"/>
      <text:p text:style-name="P31"/>
      <text:p text:style-name="P79">Paso 1: Iniciar sesión en GitHub y cre<text:span text:style-name="T117">ar</text:span> un nuevo repositorio.</text:p>
      <text:p text:style-name="P66"/>
      <text:list xml:id="list3609004095" text:style-name="L1">
        <text:list-item>
          <text:p text:style-name="P219">Iniciar sesión en <text:span text:style-name="T79">https://github.com/</text:span> con sus credenciales.</text:p>
        </text:list-item>
        <text:list-item>
          <text:p text:style-name="P222"><text:span text:style-name="T20">Seleccionar el botón "</text:span><text:span text:style-name="T5">N</text:span><text:span text:style-name="T54">ew</text:span><text:span text:style-name="T20">" o haga click en el ícono "</text:span><text:span text:style-name="T3">+</text:span><text:span text:style-name="T20">" en la esquina superior derecha y seleccione "</text:span><text:span text:style-name="T53">New repository</text:span><text:span text:style-name="T20">".</text:span></text:p>
        </text:list-item>
        <text:list-item>
          <text:p text:style-name="P223"><text:span text:style-name="T10">Crear un respositorio “</text:span><text:span text:style-name="T4">Private</text:span><text:span text:style-name="T10">” utilizando la siguiente información:</text:span></text:p>
        </text:list-item>
        <text:list-item>
          <text:p text:style-name="P224">Nombre del repositorio : <text:span text:style-name="T79">calculadora</text:span></text:p>
        </text:list-item>
        <text:list-item>
          <text:p text:style-name="P222"><text:span text:style-name="T20">Descripción: </text:span><text:span text:style-name="T57">TP SdeC, explorando CI/CD con GitHub y Jenkins</text:span><text:span text:style-name="T47">.</text:span></text:p>
        </text:list-item>
      </text:list>
      <text:p text:style-name="P144"/>
      <text:p text:style-name="P144"/>
      <text:p text:style-name="P80">Paso 2: Configurar sus credenciales de Git localmente <text:span text:style-name="T106">(en su computadora)</text:span>.</text:p>
      <text:p text:style-name="P37"/>
      <text:p text:style-name="P141"><text:span text:style-name="T21">Suponiendo que está ejecutando </text:span><text:span text:style-name="T6">VS Code</text:span><text:span text:style-name="T21"> y abrió la carpeta donde tiene su proyecto, a</text:span><text:span text:style-name="T10">brir una ventana de terminal </text:span><text:span text:style-name="T32">con</text:span><text:span text:style-name="T1"> VS Code</text:span><text:span text:style-name="T10">. </text:span><text:span text:style-name="T21">Luego, u</text:span><text:span text:style-name="T10">tilizar su nombre en lugar de "</text:span><text:span text:style-name="T4">Usuario de ejemplo</text:span><text:span text:style-name="T10">" para el nombre entre comillas </text:span><text:span text:style-name="T21">dobles</text:span><text:span text:style-name="T10">. Utili</text:span><text:span text:style-name="T27">zar</text:span><text:span text:style-name="T10"> </text:span><text:span text:style-name="T8">sample</text:span><text:span text:style-name="T4">@example.com</text:span><text:span text:style-name="T10"> para su dirección de correo electrónico.</text:span></text:p>
      <text:p text:style-name="P6"/>
      <text:p text:style-name="P132"><text:span text:style-name="T85">javier@javier-ThinkPad-T450: ~$ </text:span><text:span text:style-name="T87">git config</text:span><text:span text:style-name="T85"> </text:span><text:span text:style-name="T87">—global user.name «Usuario de ejemplo»</text:span></text:p>
      <text:p text:style-name="P138"/>
      <text:p text:style-name="P133"><text:span text:style-name="T85">javier@javier-ThinkPad-T450: ~$ </text:span><text:span text:style-name="T87">git config</text:span><text:span text:style-name="T85"> </text:span><text:span text:style-name="T87">—global user.email sample@example.com</text:span></text:p>
      <text:p text:style-name="P120"/>
      <text:p text:style-name="P120"/>
      <text:p text:style-name="P123"/>
      <text:p text:style-name="P134">Paso 3: Inicializar un directorio como repositorio <text:span text:style-name="T107">local </text:span>de Git.</text:p>
      <text:p text:style-name="P123"/>
      <text:p text:style-name="P145"><text:span text:style-name="T10">Descargar los archi</text:span><text:span text:style-name="T22">v</text:span><text:span text:style-name="T10">os de esta url </text:span><text:a xlink:type="simple" xlink:href="https://codeload.github.com/javierajorge/calculator/zip/master" text:style-name="Internet_20_link" text:visited-style-name="Visited_20_Internet_20_Link"><text:span text:style-name="T10">https://codeload.github.com/javierajorge/calculator/zip/master</text:span></text:a></text:p>
      <text:p text:style-name="P146"><text:span text:style-name="T12">Extraer y c</text:span><text:span text:style-name="T11">opiar estos archivos </text:span><text:span text:style-name="T10">en el directorio </text:span><text:span text:style-name="T11">~</text:span><text:span text:style-name="T1">/jenkins/</text:span><text:span text:style-name="T89">calculadora</text:span><text:span text:style-name="T10">. Naveg</text:span><text:span text:style-name="T27">ar</text:span><text:span text:style-name="T10"> al directorio </text:span><text:span text:style-name="T1">jenkins/ </text:span><text:span text:style-name="T89">calculadora</text:span><text:span text:style-name="T10"> e inicialice como un repositorio de Git.</text:span></text:p>
      <text:p text:style-name="P3"/>
      <text:p text:style-name="P103"><text:span text:style-name="T85">javier@javier-ThinkPad-T450: ~$ </text:span><text:span text:style-name="T87">cd jenkins/</text:span><text:span text:style-name="T89">calculadora</text:span></text:p>
      <text:p text:style-name="P139"/>
      <text:p text:style-name="P104"><text:span text:style-name="T85">javier@javier-ThinkPad-T450: ~/jenkins/</text:span><text:span text:style-name="T91">calculadora</text:span><text:span text:style-name="T85">$ git init</text:span></text:p>
      <text:p text:style-name="P80"/>
      <text:p text:style-name="P80"/>
      <text:p text:style-name="P80">Paso 4: Apuntar el repositorio <text:span text:style-name="T108">local de </text:span>Git a<text:span text:style-name="T108">l repositorio en </text:span>GitHub.</text:p>
      <text:p text:style-name="P39"/>
      <text:p text:style-name="P124"><text:span text:style-name="T10">Utilizar el comando </text:span><text:span text:style-name="T1">git remote add</text:span><text:span text:style-name="T10"> para agregar una URL de Git con un alias remoto de «origen» y apunte al repositorio recién creado </text:span><text:span text:style-name="T48">a</text:span><text:span text:style-name="T10"> GitHub. Usando la URL del repositorio de Git que creó en el paso 1, solo debe reemplazar el </text:span><text:span text:style-name="T39">github-username</text:span><text:span text:style-name="T40"> </text:span><text:span text:style-name="T10">en el siguiente comando con su nombre de usuario de GitHub.</text:span></text:p>
      <text:p text:style-name="P4"/>
      <text:p text:style-name="P126"><text:span text:style-name="T1">Nota</text:span><text:span text:style-name="T10">: Su nombre de usuario de GitHub distingue entre mayúsculas y minúsculas.</text:span></text:p>
      <text:p text:style-name="P214"/>
      <text:p text:style-name="P5"/>
      <text:p text:style-name="P126"><text:span text:style-name="T85">javier@javier-ThinkPad-T450: ~/jenkins/calculadora$ </text:span><text:span text:style-name="T87">git remote add origin</text:span></text:p>
      <text:p text:style-name="P114"/>
      <text:p text:style-name="P147"><text:span text:style-name="T89">https://github.com/</text:span><text:span text:style-name="T90">github-username</text:span><text:span text:style-name="T89">/calculadora.git </text:span></text:p>
      <text:p text:style-name="P46"/>
      <text:p text:style-name="P105"/>
      <text:p text:style-name="P105">Paso 5: Almacenar, confirmar e insertar los archivos de aplicación de muestra en el repositorio de GitHub.</text:p>
      <text:p text:style-name="P41"/>
      <text:list xml:id="list3802179112" text:style-name="WW8Num3">
        <text:list-item>
          <text:p text:style-name="P226"><text:span text:style-name="T10">Use el comando </text:span><text:span text:style-name="T1">git add</text:span><text:span text:style-name="T10"> para almacenar los archivos en el directorio </text:span><text:span text:style-name="T1">jenkins/calculadora</text:span><text:span text:style-name="T10">. Utilice el argumento asterisco (*) para almacenar todos los archivos en el directorio actual.</text:span></text:p>
        </text:list-item>
      </text:list>
      <text:p text:style-name="P65"/>
      <text:p text:style-name="P95"><text:span text:style-name="T85">javier@javier-ThinkPad-T450: ~/jenkins/calculadora$ </text:span><text:span text:style-name="T87">git add *</text:span></text:p>
      <text:p text:style-name="P75"/>
      <text:list xml:id="list212439594345623" text:continue-numbering="true" text:style-name="WW8Num3">
        <text:list-item>
          <text:p text:style-name="P227">Utilizar el comando <text:span text:style-name="T79">git status</text:span> para ver los archivos y directorios que están almacenados y listos para ser confirmados en su repositorio de GitHub.</text:p>
        </text:list-item>
      </text:list>
      <text:p text:style-name="P65"/>
      <text:p text:style-name="P102"><text:span text:style-name="T109">javier@javier-ThinkPad-T450: ~/jenkins/calculadora$ </text:span>git status</text:p>
      <text:p text:style-name="P106"/>
      <text:list xml:id="list1886691873" text:style-name="WW8Num4">
        <text:list-item>
          <text:p text:style-name="P230"><text:span text:style-name="T10">Utili</text:span><text:span text:style-name="T28">zar</text:span><text:span text:style-name="T10"> el comando </text:span><text:span text:style-name="T1">git commit</text:span><text:span text:style-name="T10"> para confirmar los archivos almacenados y comenzar a </text:span><text:span text:style-name="T48">realizar un seguimiento de</text:span><text:span text:style-name="T10"> los cambios. Agregar un mensaje de su elección o utilizar el que se proporciona aquí.</text:span></text:p>
        </text:list-item>
      </text:list>
      <text:p text:style-name="P67"/>
      <text:p text:style-name="P148"><text:span text:style-name="T85">javier@javier-ThinkPad-T450: ~/jenkins/calculadora$ </text:span><text:span text:style-name="T87">git commit -m</text:span><text:span text:style-name="T85"> </text:span><text:span text:style-name="T87">"Confirmando archivos de aplicación de ejemplo.</text:span><text:span text:style-name="T85">"</text:span></text:p>
      <text:p text:style-name="P149"/>
      <text:p text:style-name="P83"/>
      <text:list xml:id="list212438889951058" text:continue-numbering="true" text:style-name="WW8Num4">
        <text:list-item>
          <text:p text:style-name="P228"><text:span text:style-name="T10">Usar el comando </text:span><text:span text:style-name="T1">git push</text:span><text:span text:style-name="T10"> para enviar sus archivos locales de aplicación de muestra a su repositorio de GitHub.</text:span></text:p>
        </text:list-item>
      </text:list>
      <text:p text:style-name="P69"/>
      <text:p text:style-name="P96"><text:span text:style-name="T85">javier@javier-ThinkPad-T450: ~/jenkins/calculadora$ </text:span><text:span text:style-name="T87">git push origin master</text:span></text:p>
      <text:p text:style-name="P76"/>
      <text:p text:style-name="P96"><text:span text:style-name="T85">Nombre de usuario para 'https://github.com': </text:span><text:span text:style-name="T94">username</text:span></text:p>
      <text:p text:style-name="P85"/>
      <text:p text:style-name="P96"><text:span text:style-name="T85">Contraseña para 'https://AllJohns@github.com': </text:span><text:span text:style-name="T94">contraseña</text:span></text:p>
      <text:p text:style-name="P86"/>
      <text:p text:style-name="P98">Enumeración de ...</text:p>
      <text:p text:style-name="P84"/>
      <text:p text:style-name="P101"/>
      <text:p text:style-name="P70"/>
      <text:p text:style-name="P150"><text:span text:style-name="T1">Nota</text:span><text:span text:style-name="T10">: Si en lugar de una solicitud de su nombre de usuario, recibe un mensaje de VS Code con el</text:span><text:span text:style-name="T1"> </text:span><text:span text:style-name="T10">mensaje, La extensión 'Git' quiere iniciar sesión usando GitHub, entonces configuró mal sus credenciales de GitHub en el paso 2 y/o el URL de GitHub en el paso 4. La dirección URL debe tener el nombre de usuario correcto que distingue entre mayúsculas y minúsculas y el nombre del repositorio que creó en el paso 1. Para revertir su comando anterior git add, use el comando </text:span><text:span text:style-name="T1">git remote rm origin</text:span><text:span text:style-name="T10">. A continuación, vuelva al paso 2 asegurándose de introducir las credenciales correctas y, en el paso 4, introduzca la dirección URL correcta.</text:span></text:p>
      <text:p text:style-name="P71"/>
      <text:p text:style-name="P151"><text:soft-page-break/><text:span text:style-name="T1">Note</text:span><text:span text:style-name="T10">: Si después de introducir el nombre de usuario y la contraseña, se obtiene un mensaje de error</text:span><text:span text:style-name="T1"> </text:span><text:span text:style-name="T10">fatal (fatal error) indicando "repositorio no encontrado (repository not found)", probablemente una URL incorrecta fue enviada. Necesitará revertir su comando </text:span><text:span text:style-name="T1">git add</text:span><text:span text:style-name="T10"> con el comando </text:span><text:span text:style-name="T1">git remote rm origin.</text:span></text:p>
      <text:p text:style-name="P47"/>
      <text:p text:style-name="P121"><text:span text:style-name="T75">Parte </text:span><text:span text:style-name="T76">2</text:span><text:span text:style-name="T75">: Descargar y ejecutar la imagen de Jenkins </text:span><text:span text:style-name="T77">en </text:span><text:span text:style-name="T75">Docker</text:span></text:p>
      <text:p text:style-name="P107"/>
      <text:p text:style-name="P163"><text:span text:style-name="T10">En esta parte, descargará </text:span><text:span text:style-name="T49">una</text:span><text:span text:style-name="T10"> imagen de Jenkins </text:span><text:span text:style-name="T28">en </text:span><text:span text:style-name="T10">Docker. A continuación, inicie una instancia de la imagen y verifique que el servidor Jenkins se esté ejecutando.</text:span></text:p>
      <text:p text:style-name="P231"/>
      <text:p text:style-name="P29"/>
      <text:p text:style-name="P81">Paso 1: Descargar la imagen de Jenkins Docker</text:p>
      <text:p text:style-name="P81"/>
      <text:p text:style-name="P88"><text:span text:style-name="T79">Nota:</text:span> Si aún no tiene instalado docker, puede instalarlo con el siguiente comando:</text:p>
      <text:p text:style-name="P82"/>
      <text:p text:style-name="P166"><text:span text:style-name="T98">javier@javier-ThinkPad-T450: ~/jenkins/</text:span><text:span text:style-name="T63">calculadora</text:span><text:span text:style-name="T98">$ </text:span><text:span text:style-name="T99">docker apt intall docker.io</text:span></text:p>
      <text:p text:style-name="P42"/>
      <text:p text:style-name="P165"><text:span text:style-name="T10">Puede encontrar la imagen de Jenkins Docker aquí: </text:span><text:span text:style-name="T4">https://hub.docker.com/r/jenkins/jenkins</text:span><text:span text:style-name="T10">. En el momento de escribir este laboratorio, ese sitio especifica usar el comando </text:span><text:span text:style-name="T1">docker pull jenkins/jenkins</text:span><text:span text:style-name="T10"> para descargar el último contenedor Jenkins. Se debería obtener una salida similar a la siguiente:</text:span></text:p>
      <text:p text:style-name="P7"/>
      <text:p text:style-name="P167"><text:span text:style-name="T85">javier@javier-ThinkPad-T450: ~/jenkins/</text:span><text:span text:style-name="T69">calculadora</text:span><text:span text:style-name="T85">$ </text:span><text:span text:style-name="T87">docker pull jenkins/jenkins:lts</text:span></text:p>
      <text:p text:style-name="P115"/>
      <text:p text:style-name="P130">Está extrayendo de jenkins/jenkins</text:p>
      <text:p text:style-name="P116"/>
      <text:p text:style-name="P130">3192219afd04: Extrayendo de la capa fs</text:p>
      <text:p text:style-name="P116"/>
      <text:p text:style-name="P130">17c160265e75: Extrayendo de la capa fs</text:p>
      <text:p text:style-name="P116"/>
      <text:p text:style-name="P130">cc4fe40d0e61: Extrayendo de la capa fs</text:p>
      <text:p text:style-name="P116"/>
      <text:p text:style-name="P130">9d647f502a07: Extrayendo de la capa fs</text:p>
      <text:p text:style-name="P116"/>
      <text:p text:style-name="P130">d108b8c498aa: Extrayendo de la capa fs</text:p>
      <text:p text:style-name="P116"/>
      <text:p text:style-name="P130">1bfe918b8aa5: Extracción completa</text:p>
      <text:p text:style-name="P116"/>
      <text:p text:style-name="P130">dafa1a7c0751:Extracción completa</text:p>
      <text:p text:style-name="P117"/>
      <text:p text:style-name="P130">…</text:p>
      <text:p text:style-name="P168">Estado: Imagen más nueva descargada para jenkins/jenkins:lts docker.io/jenkins/jenkins:lts</text:p>
      <text:p text:style-name="P118"/>
      <text:p text:style-name="P130">javier@javier-ThinkPad-T450: ~/jenkins/sample-app$</text:p>
      <text:p text:style-name="P129"/>
      <text:p text:style-name="P8"/>
      <text:p text:style-name="P81">Paso 2: Arrancar el contenedor de Jenkins Docker.</text:p>
      <text:p text:style-name="P38"/>
      <text:p text:style-name="P125"><text:span text:style-name="T10">Introduzca el siguiente comando en </text:span><text:span text:style-name="T1">una línea</text:span><text:span text:style-name="T10">. Es posible que tenga que copiarlo en un editor de texto si está viendo una versión PDF de este laboratorio para evitar saltos de línea. Este comando iniciará el contenedor de Docker </text:span><text:span text:style-name="T28">con </text:span><text:span text:style-name="T10">Jenkins y luego permitirá que los comandos de Docker se ejecuten dentro de su servidor Jenkins.</text:span></text:p>
      <text:p text:style-name="P215"/>
      <text:p text:style-name="P9"/>
      <text:p text:style-name="P127"><text:span text:style-name="T85">javier@javier-ThinkPad-T450: ~/jenkins/</text:span><text:span text:style-name="T65">calculadora</text:span><text:span text:style-name="T85">$ </text:span><text:span text:style-name="T87">docker run --rm -u root -p 8080:8080 -v jenkins-data:/var/jenkins_home -v $(which docker):/usr/bin/docker -v /var/run/docker.sock:/var/run/docker.sock -v "$HOME":/home --name jenkins_server jenkins/jenkins:lts</text:span></text:p>
      <text:p text:style-name="P48"/>
      <text:p text:style-name="P128"><text:span text:style-name="T10">Las opciones utilizadas en este comando de </text:span><text:span text:style-name="T1">docker run</text:span><text:span text:style-name="T10"> son las siguientes:</text:span></text:p>
      <text:p text:style-name="P10"/>
      <text:list xml:id="list192896607" text:style-name="WW8Num11">
        <text:list-item>
          <text:list>
            <text:list-item>
              <text:list>
                <text:list-header>
                  <text:p text:style-name="P216"><text:span text:style-name="T1">--rm </text:span><text:span text:style-name="T10">: esta opción elimina automáticamente el contenedor Docker cuando se detiene.</text:span></text:p>
                </text:list-header>
              </text:list>
            </text:list-item>
          </text:list>
        </text:list-item>
      </text:list>
      <text:p text:style-name="P11"/>
      <text:list xml:id="list296659939" text:style-name="WW8Num12">
        <text:list-item>
          <text:list>
            <text:list-item>
              <text:list>
                <text:list-header>
                  <text:p text:style-name="P232"><text:span text:style-name="T1">-u : </text:span><text:span text:style-name="T10">Esta opción especifica el usuario. Desea que este contenedor Docker se ejecute como raíz (root)</text:span><text:span text:style-name="T1"> </text:span><text:span text:style-name="T10">para que se permitan todos los comandos Docker introducidos dentro del servidor Jenkins.</text:span></text:p>
                </text:list-header>
              </text:list>
            </text:list-item>
          </text:list>
        </text:list-item>
      </text:list>
      <text:p text:style-name="P12"/>
      <text:list xml:id="list3669297078" text:style-name="WW8Num13">
        <text:list-item>
          <text:list>
            <text:list-item>
              <text:list>
                <text:list-header>
                  <text:p text:style-name="P217"><text:span text:style-name="T1">-p : </text:span><text:span text:style-name="T10">Esta opción especifica el puerto en el que se ejecutará el servidor Jenkins localmente.</text:span></text:p>
                </text:list-header>
              </text:list>
            </text:list-item>
          </text:list>
        </text:list-item>
      </text:list>
      <text:p text:style-name="P11"/>
      <text:list xml:id="list3731793090" text:style-name="WW8Num14">
        <text:list-item>
          <text:list>
            <text:list-item>
              <text:list>
                <text:list-header>
                  <text:p text:style-name="P233"><text:soft-page-break/><text:span text:style-name="T1">-v : </text:span><text:span text:style-name="T10">Estas opciones unen los volúmenes de montaje necesarios para Jenkins y Docker. El primer</text:span><text:span text:style-name="T1"> -v </text:span><text:span text:style-name="T10">especifica dónde se almacenarán los datos de Jenkins. El segundo </text:span><text:span text:style-name="T1">-v</text:span><text:span text:style-name="T10"> especifica dónde ubicar Docker para que pueda ejecutarse dentro del contenedor Docker que está ejecutando el servidor Jenkins. El tercer </text:span><text:span text:style-name="T1">-v</text:span><text:span text:style-name="T10"> especifica la variable PATH para el directorio principal.</text:span></text:p>
                </text:list-header>
              </text:list>
            </text:list-item>
          </text:list>
        </text:list-item>
      </text:list>
      <text:p text:style-name="P13"/>
      <text:p text:style-name="P13"/>
      <text:p text:style-name="P81">Paso 3: Verificar que el servidor Jenkins se esté ejecutando.</text:p>
      <text:p text:style-name="P43"/>
      <text:p text:style-name="P152">El servidor Jenkins debería estar ahora en ejecución. Copiar la contraseña de administrador que aparece en la salida, como se muestra en la siguiente ventana.</text:p>
      <text:p text:style-name="P14"/>
      <text:p text:style-name="P153"><text:span text:style-name="T10">No introduzca ningún comando en esta ventana del servidor. Si detiene accidentalmente el servidor Jenkins, deberá volver a ingresar el comando </text:span><text:span text:style-name="T1">docker run</text:span><text:span text:style-name="T10"> del paso 2 anterior. Después de la instalación inicial, la contraseña de administrador se muestra como a continuación.</text:span></text:p>
      <text:p text:style-name="P15"/>
      <text:p text:style-name="P99">…</text:p>
      <text:p text:style-name="P99"/>
      <text:p text:style-name="P99">*************************************************************</text:p>
      <text:p text:style-name="P54"/>
      <text:p text:style-name="P99">*************************************************************</text:p>
      <text:p text:style-name="P54"/>
      <text:p text:style-name="P99">*************************************************************</text:p>
      <text:p text:style-name="P55"/>
      <text:p text:style-name="P155">Se requiere la configuración inicial de Jenkins. Se ha creado un usuario administrador y se ha generado una contraseña.</text:p>
      <text:p text:style-name="P155"/>
      <text:p text:style-name="P99">Utilice la siguiente contraseña para proceder a la instalación:</text:p>
      <text:p text:style-name="P56"/>
      <text:p text:style-name="P97"><text:span text:style-name="T93">77dc402e31324c1b917f230af7bfebf2 </text:span><text:span text:style-name="T92">&lt;—Su contraseña será diferente</text:span></text:p>
      <text:p text:style-name="P57"/>
      <text:p text:style-name="P99">Esto también se puede encontrar en: /var/jenkins_home/secrets/initialAdminPassword</text:p>
      <text:p text:style-name="P56"/>
      <text:p text:style-name="P99">*************************************************************</text:p>
      <text:p text:style-name="P54"/>
      <text:p text:style-name="P99">*************************************************************</text:p>
      <text:p text:style-name="P54"/>
      <text:p text:style-name="P99">*************************************************************</text:p>
      <text:p text:style-name="P54"/>
      <text:p text:style-name="P99">&lt;output omitted&gt;</text:p>
      <text:p text:style-name="P58"/>
      <text:p text:style-name="P156"><text:span text:style-name="T92">2020-05-12 16:34:29 .608+0000 [id=19] INFO Hudson.webappMain$3 #run: </text:span><text:span text:style-name="T93">Jenkins is fully up and running </text:span></text:p>
      <text:p text:style-name="P61"/>
      <text:p text:style-name="P157"><text:span text:style-name="T1">Nota</text:span><text:span text:style-name="T10">: Si pierde la contraseña, no se muestra como se muestra arriba, o necesita reiniciar el servidor Jenkins,</text:span><text:span text:style-name="T1"> </text:span><text:span text:style-name="T10">siempre puede recuperar la contraseña accediendo a la línea de comandos del contenedor Jenkins Docker. Cree una segunda ventana de terminal en VS Code e ingrese los siguientes comandos para que no detenga el servidor Jenkins:</text:span></text:p>
      <text:p text:style-name="P16"/>
      <text:p text:style-name="P160"><text:span text:style-name="T85">javier@javier-ThinkPad-T450: ~/jenkins/</text:span><text:span text:style-name="T65">calculadora</text:span><text:span text:style-name="T85">$ </text:span><text:span text:style-name="T87">docker exec -it</text:span><text:span text:style-name="T85"> </text:span><text:span text:style-name="T87">jenkins_server /bin/bash</text:span></text:p>
      <text:p text:style-name="P49"/>
      <text:p text:style-name="P97"><text:span text:style-name="T85">root@19d2a847a54e: /# </text:span><text:span text:style-name="T87">cat /var/jenkins_home/secrets/initialAdminPassword</text:span></text:p>
      <text:p text:style-name="P50"/>
      <text:p text:style-name="P100">77dc402e31324c1b917f230af7bfebf2</text:p>
      <text:p text:style-name="P62"/>
      <text:p text:style-name="P97"><text:span text:style-name="T85">root @19d2a847a54e: /# </text:span><text:span text:style-name="T87">exit</text:span></text:p>
      <text:p text:style-name="P50"/>
      <text:p text:style-name="P99">exit</text:p>
      <text:p text:style-name="P59"/>
      <text:p text:style-name="P97"><text:span text:style-name="T85">javier@javier-ThinkPad-T450: ~/jenkins/</text:span><text:span text:style-name="T65">calculadora</text:span><text:span text:style-name="T85">$</text:span></text:p>
      <text:p text:style-name="P17"/>
      <text:p text:style-name="P94"><text:span text:style-name="T1">Nota</text:span><text:span text:style-name="T10">: El ID del contenedor (19d2a847a54e resaltado anteriormente) y la contraseña serán diferentes.</text:span></text:p>
      <text:p text:style-name="P18"/>
      <text:p text:style-name="P87"/>
      <text:p text:style-name="P87"/>
      <text:p text:style-name="P170">Paso 4: Investigar los niveles de abstracción que se están ejecutando actualmente en el equipo.</text:p>
      <text:p text:style-name="P63"><draw:custom-shape text:anchor-type="paragraph" draw:z-index="0" draw:name="Shape1" draw:style-name="gr1" draw:text-style-name="P265" svg:width="1.8232in" svg:height="1.6024in" svg:x="0.4783in" svg:y="0.089in"><text:p/><draw:enhanced-geometry svg:viewBox="0 0 21600 21600" draw:type="rectangle" draw:enhanced-path="M 0 0 L 21600 0 21600 21600 0 21600 0 0 Z N"/></draw:custom-shape><draw:custom-shape text:anchor-type="paragraph" draw:z-index="1" draw:name="Shape2" draw:style-name="gr2" draw:text-style-name="P266" svg:width="1.3677in" svg:height="1.335in" svg:x="0.6807in" svg:y="0.3563in"><text:p/><draw:enhanced-geometry svg:viewBox="0 0 21600 21600" draw:type="rectangle" draw:enhanced-path="M 0 0 L 21600 0 21600 21600 0 21600 0 0 Z N"/></draw:custom-shape><draw:custom-shape text:anchor-type="paragraph" draw:z-index="2" draw:name="Shape3" draw:style-name="gr3" draw:text-style-name="P267" svg:width="1.1067in" svg:height="1.0161in" svg:x="0.8693in" svg:y="0.6752in"><text:p/><draw:enhanced-geometry svg:viewBox="0 0 21600 21600" draw:type="rectangle" draw:enhanced-path="M 0 0 L 21600 0 21600 21600 0 21600 0 0 Z N"/></draw:custom-shape><draw:frame text:anchor-type="paragraph" draw:z-index="3" draw:name="Shape4" draw:style-name="gr4" draw:text-style-name="P268" svg:width="1.2567in" svg:height="1.0941in" svg:x="0.5374in" svg:y="0.1209in"><draw:text-box><text:p>Sistema operativo</text:p></draw:text-box></draw:frame><draw:frame text:anchor-type="paragraph" draw:z-index="4" draw:name="Shape5" draw:style-name="gr5" draw:text-style-name="P268" svg:width="1.4713in" svg:height="1.048in" svg:x="0.7583in" svg:y="0.4083in"><draw:text-box><text:p>Docker container</text:p></draw:text-box></draw:frame><draw:frame text:anchor-type="paragraph" draw:z-index="5" draw:name="Shape6" draw:style-name="gr6" draw:text-style-name="P268" svg:width="1.3677in" svg:height="0.9961in" svg:x="0.9339in" svg:y="0.7535in"><draw:text-box><text:p>Jenkins Server</text:p><text:p/></draw:text-box></draw:frame></text:p>
      <text:p text:style-name="P181"/>
      <text:p text:style-name="P60"/>
      <text:p text:style-name="P78">Parte <text:span text:style-name="T104">3</text:span>: Configurar Jenkins</text:p>
      <text:p text:style-name="P52"/>
      <text:p text:style-name="P122">En esta parte, se completará la configuración inicial del servidor Jenkins.</text:p>
      <text:p text:style-name="P19"/>
      <text:p text:style-name="P81">Paso 1: Abrir una pestaña del navegador.</text:p>
      <text:p text:style-name="P44"/>
      <text:p text:style-name="P93">Vaya a http://localhost:8080/ e inicie sesión con su contraseña de administrador copiada.</text:p>
      <text:p text:style-name="P92"/>
      <text:p text:style-name="P81">Paso 2: Instalar los complementos de Jenkins recomendados.</text:p>
      <text:p text:style-name="P38"/>
      <text:p text:style-name="P161"><text:span text:style-name="T10">Haga clic en </text:span><text:span text:style-name="T1">Install suggested plugins</text:span><text:span text:style-name="T10"> y espere a que Jenkins descargue e instale los complementos. En la ventana del terminal, verá mensajes de registro a medida que la instalación continúe. Asegúrese de no cerrar esta ventana de terminal. Puede abrir otra ventana de terminal para acceder a la línea de comandos.</text:span></text:p>
      <text:p text:style-name="P20"/>
      <text:p text:style-name="P81">Paso 3: Omitir la creación de un nuevo usuario administrador.</text:p>
      <text:p text:style-name="P38"/>
      <text:p text:style-name="P158"><text:span text:style-name="T10">Una vez finalizada la instalación, se le mostrará la ventana </text:span><text:span text:style-name="T1">Create First Admin User</text:span><text:span text:style-name="T10">. Por ahora, haga click en </text:span><text:span text:style-name="T1">Skip and continue as admin</text:span><text:span text:style-name="T10"> en la parte inferior.</text:span></text:p>
      <text:p text:style-name="P21"/>
      <text:p text:style-name="P81">Paso 4: Omitir la creación de una instancia.</text:p>
      <text:p text:style-name="P38"/>
      <text:p text:style-name="P162"><text:span text:style-name="T10">En la ventana </text:span><text:span text:style-name="T58">Instance Configuration</text:span><text:span text:style-name="T10">, no cambie nada. Haga clic en </text:span><text:span text:style-name="T58">Save and Finish</text:span><text:span text:style-name="T10"> en la parte inferior.</text:span></text:p>
      <text:p text:style-name="P22"/>
      <text:p text:style-name="P81">Paso 5: Empezar a usar Jenkins.</text:p>
      <text:p text:style-name="P38"/>
      <text:p text:style-name="P154"><text:span text:style-name="T10">En la siguiente ventana, haga clic en </text:span><text:span text:style-name="T1">Start using Jenkins</text:span><text:span text:style-name="T10">. Ahora debería estar en el panel principal con un mensaje </text:span><text:span text:style-name="T50">de</text:span><text:span text:style-name="T10"> </text:span><text:span text:style-name="T1">Welcome to Jenkins!</text:span><text:span text:style-name="T10"> .</text:span></text:p>
      <text:p text:style-name="P23"/>
      <text:p text:style-name="P78"/>
      <text:p text:style-name="P78">Parte <text:span text:style-name="T105">4</text:span>: Usar Jenkins para ejecutar una compilación de la aplicación</text:p>
      <text:p text:style-name="P53"/>
      <text:p text:style-name="P172"><text:span text:style-name="T10">La unidad fundamental de Jenkins es el </text:span><text:span text:style-name="T55">job</text:span><text:span text:style-name="T10"> (también conocido como un </text:span><text:span text:style-name="T55">project</text:span><text:span text:style-name="T10">). Puede crear </text:span><text:span text:style-name="T55">jobs</text:span><text:span text:style-name="T10"> que realicen una variedad de tareas, entre las que se incluyen las siguientes:</text:span></text:p>
      <text:p text:style-name="P108"/>
      <text:list xml:id="list1589214564" text:style-name="L2">
        <text:list-item>
          <text:p text:style-name="P220">Recuperar código de un repositorio de administración de código fuente como GitHub.</text:p>
        </text:list-item>
        <text:list-item>
          <text:p text:style-name="P221">Compilar una aplicación utilizando una secuencia de comandos (<text:span text:style-name="T79">script</text:span>) o una herramienta de compilación.</text:p>
        </text:list-item>
        <text:list-item>
          <text:p text:style-name="P220">Empaquetar una aplicación y ejecutarla en un servidor</text:p>
        </text:list-item>
      </text:list>
      <text:p text:style-name="P109"/>
      <text:p text:style-name="P173"><text:span text:style-name="T10">En esta parte, creará un </text:span><text:span text:style-name="T55">job</text:span><text:span text:style-name="T10"> de Jenkins simple que recupera la última versión de su aplicación de muestra de GitHub y ejecuta el script de compilación. En Jenkins, puede probar su aplicación (</text:span><text:span text:style-name="T4">Parte </text:span><text:span text:style-name="T7">5</text:span><text:span text:style-name="T10">) y agregarla a una </text:span><text:span text:style-name="T55">pipeline</text:span><text:span text:style-name="T10"> de desarrollo (Parte 8).</text:span></text:p>
      <text:p text:style-name="P110"/>
      <text:p text:style-name="P90"><text:soft-page-break/><text:span text:style-name="T36">Paso 1: Crear un nuevo </text:span><text:span text:style-name="T60">job</text:span><text:span text:style-name="T36">.</text:span></text:p>
      <text:p text:style-name="P43"/>
      <text:list xml:id="list370351356" text:style-name="WW8Num18">
        <text:list-item>
          <text:p text:style-name="P235"><text:span text:style-name="T10">Haga click en el enlace </text:span><text:span text:style-name="T4">Create a job</text:span><text:span text:style-name="T10"> directamente debajo del mensaje: </text:span><text:span text:style-name="T4">¡Welcome to Jenkins!</text:span><text:span text:style-name="T10"> También puede hacer clic en </text:span><text:span text:style-name="T1">New Item</text:span><text:span text:style-name="T10"> en el menú de la izquierda.</text:span></text:p>
        </text:list-item>
        <text:list-item>
          <text:p text:style-name="P236"><text:span text:style-name="T10">En el campo </text:span><text:span text:style-name="T1">Enter an Item Name</text:span><text:span text:style-name="T10"> ponga como nombre </text:span><text:span text:style-name="T1">BuildAppJob</text:span><text:span text:style-name="T10">.</text:span></text:p>
        </text:list-item>
        <text:list-item>
          <text:p text:style-name="P237"><text:span text:style-name="T10">Haga click en </text:span><text:span text:style-name="T1">Freestyle Project</text:span><text:span text:style-name="T10"> como tipo de trabajo. En la descripción, la abreviatura de ACS significa administración de configuración de software (Software Configuration Management, SCM), que es una clasificación de software responsable del seguimiento y control de los cambios en el software.</text:span></text:p>
        </text:list-item>
        <text:list-item>
          <text:p text:style-name="P208"><text:span text:style-name="T10">Arrástrelo hasta la parte inferior de la página y haga click en </text:span><text:span text:style-name="T1">OK</text:span><text:span text:style-name="T10">.</text:span></text:p>
        </text:list-item>
      </text:list>
      <text:p text:style-name="P25"/>
      <text:p text:style-name="P25"/>
      <text:p text:style-name="P81">Paso 2: Configurar el Jenkins BuildAppJob.</text:p>
      <text:p text:style-name="P43"/>
      <text:p text:style-name="P159">Ahora se encuentra en la ventana de configuración donde se pueden introducir detalles sobre su trabajo. Las pestañas en la parte superior son accesos directos a las secciones siguientes. Hacer clic en las pestañas para explorar las opciones que se pueden configurar. Para este trabajo, sólo se necesita agregar algunos detalles de configuración.</text:p>
      <text:p text:style-name="P64"/>
      <text:list xml:id="list1763847983" text:style-name="WW8Num19">
        <text:list-item>
          <text:p text:style-name="P238">Hacer clic en la pestaña <text:span text:style-name="T78">General</text:span> y agregar una descripción para su trabajo. Por ejemplo, "<text:span text:style-name="T78">Mi primer</text:span> <text:span text:style-name="T78">trabajo en Jenkins.</text:span>"</text:p>
        </text:list-item>
        <text:list-item>
          <text:p text:style-name="P239">Hacer clic en la pestaña <text:span text:style-name="T78">Administración de código fuente (Source Code Management)</text:span> y elegir el botón de opción <text:span text:style-name="T78">Git</text:span>. En el campo URL del repositorio, agregue el enlace del repositorio de GitHub para la aplicación de muestra, teniendo en cuenta que su nombre de usuario distingue mayúsculas de minúsculas. Asegúrese de agregar la extensión .git al final de su URL.</text:p>
          <text:p text:style-name="P240"/>
          <text:p text:style-name="P241">Por ejemplo:</text:p>
          <text:p text:style-name="P183"/>
          <text:p text:style-name="P242"><text:span text:style-name="T85">https://github.com/</text:span><text:span text:style-name="T95">github-username</text:span><text:span text:style-name="T85">/</text:span><text:span text:style-name="T86">calculadora</text:span><text:span text:style-name="T85">.git</text:span></text:p>
          <text:p text:style-name="P184"/>
        </text:list-item>
        <text:list-item>
          <text:p text:style-name="P210"><text:span text:style-name="T10">Para </text:span><text:span text:style-name="T1">Credenciales (Credentials)</text:span><text:span text:style-name="T10">, haga clic en el botón </text:span><text:span text:style-name="T1">Agregar (Add)</text:span><text:span text:style-name="T10"> y elija </text:span><text:span text:style-name="T1">Jenkins</text:span><text:span text:style-name="T10">.</text:span></text:p>
          <text:p text:style-name="P185"/>
        </text:list-item>
        <text:list-item>
          <text:p text:style-name="P244"><text:span text:style-name="T10">En el cuadro de diálogo </text:span><text:span text:style-name="T1">Agregar credenciales (Add Credentials)</text:span><text:span text:style-name="T10">, rellene con su nombre de usuario y contraseña de GitHub y, a continuación, haga clic en </text:span><text:span text:style-name="T1">Agregar (Add)</text:span><text:span text:style-name="T10">.</text:span></text:p>
          <text:p text:style-name="P186"/>
          <text:p text:style-name="P245"><text:span text:style-name="T1">Nota</text:span><text:span text:style-name="T10">: Recibirá un mensaje de error que indica que la conexión ha fallado. Esto se debe a que aún no ha</text:span><text:span text:style-name="T1"> </text:span><text:span text:style-name="T10">seleccionado las credenciales.</text:span></text:p>
          <text:p text:style-name="P187"/>
        </text:list-item>
        <text:list-item>
          <text:p text:style-name="P229"><text:span text:style-name="T10">En el menú desplegable de </text:span><text:span text:style-name="T1">Credenciales (Credentials)</text:span><text:span text:style-name="T10"> donde actualmente dice </text:span><text:span text:style-name="T1">Ninguno (None)</text:span><text:span text:style-name="T10">, elija las credenciales que acaba de configurar.</text:span></text:p>
          <text:p text:style-name="P188"/>
        </text:list-item>
        <text:list-item>
          <text:p text:style-name="P246"><text:span text:style-name="T10">Después de agregar la URL y las credenciales correctas, Jenkins prueba el acceso al repositorio. No debería haber mensajes de error. Si los hay, verificar la URL y las credenciales. </text:span><text:span text:style-name="T51">T</text:span><text:span text:style-name="T10">endrá que </text:span><text:span text:style-name="T1">añadirlos</text:span><text:span text:style-name="T10"> de nuevo, ya que en este momento no hay forma de eliminar los que se han introducido anteriormente.</text:span></text:p>
          <text:p text:style-name="P187"/>
        </text:list-item>
        <text:list-item>
          <text:p text:style-name="P248"><text:span text:style-name="T10">En la parte superior de la ventana de configuración de </text:span><text:span text:style-name="T1">BuildAppJob</text:span><text:span text:style-name="T10">, haga clic en la pestaña </text:span><text:span text:style-name="T1">Build</text:span><text:span text:style-name="T10">.</text:span></text:p>
          <text:p text:style-name="P189"/>
        </text:list-item>
        <text:list-item>
          <text:p text:style-name="P259"><text:span text:style-name="T51">Abra</text:span><text:span text:style-name="T10"> menú desplegable </text:span><text:span text:style-name="T1">Add build step </text:span><text:span text:style-name="T35">y </text:span><text:span text:style-name="T10">elija </text:span><text:span text:style-name="T1">Execute shell</text:span><text:span text:style-name="T10">.</text:span></text:p>
          <text:p text:style-name="P186"/>
        </text:list-item>
        <text:list-item>
          <text:p text:style-name="P260"><text:span text:style-name="T10">En el campo </text:span><text:span text:style-name="T1">Command</text:span><text:span text:style-name="T10">, escriba el comando que utiliza para ejecutar la compilación </text:span><text:span text:style-name="T13">make</text:span><text:span text:style-name="T10">.</text:span></text:p>
          <text:p text:style-name="P190"/>
          <text:p text:style-name="P243">make</text:p>
          <text:p text:style-name="P191"/>
        </text:list-item>
        <text:list-item>
          <text:p text:style-name="P248"><text:span text:style-name="T10">Haga clic en el botón </text:span><text:span text:style-name="T1">Save</text:span><text:span text:style-name="T10">. Será regresado al panel de Jenkins con </text:span><text:span text:style-name="T1">BuildAppJob </text:span><text:span text:style-name="T10">seleccionado.</text:span></text:p>
          <text:p text:style-name="P249"/>
          <text:list>
            <text:list-item>
              <text:list>
                <text:list-header>
                  <text:p text:style-name="P205"><text:span text:style-name="T1">Nota</text:span><text:span text:style-name="T10">: </text:span><text:span text:style-name="T23">Como e</text:span><text:span text:style-name="T10">l contenedor no tiene acceso a las aplicaciones del host, </text:span><text:span text:style-name="T38">es necesario </text:span><text:span text:style-name="T10">actualizar la lista de paquetes disponibles y luego instalar make y gcc. La forma mas sensilla en sistemas debian es instalar el pakete build-essential.</text:span></text:p>
                </text:list-header>
              </text:list>
            </text:list-item>
          </text:list>
          <text:p text:style-name="P196"/>
        </text:list-item>
        <text:list-item>
          <text:p text:style-name="P248"><text:span text:style-name="T43">Primero debe acceder al docker mediante una consola </text:span><text:span text:style-name="T44">para poder instalar los paketes</text:span><text:span text:style-name="T43">. </text:span></text:p>
          <text:p text:style-name="P250"><text:soft-page-break/></text:p>
          <text:p text:style-name="P248"><text:span text:style-name="T64">javier@javier-ThinkPad-T450: ~/jenkins/</text:span><text:span text:style-name="T66">calculadora</text:span><text:span text:style-name="T64">$ </text:span><text:span text:style-name="T67">docker exec -it jenkins_server /bin/bash</text:span></text:p>
          <text:p text:style-name="P253"/>
        </text:list-item>
        <text:list-item>
          <text:p text:style-name="P250">Luego instalar los paquetes necesarios</text:p>
          <text:p text:style-name="P250"/>
          <text:p text:style-name="P251">root@f2c9059c2cea:/# <text:span text:style-name="T80">a</text:span><text:span text:style-name="T79">pt update &amp;&amp; apt install build-essential</text:span></text:p>
          <text:p text:style-name="P252">root@f2c9059c2cea:/# <text:span text:style-name="T79">apt </text:span><text:span text:style-name="T81">clean</text:span></text:p>
          <text:p text:style-name="P252"><text:span text:style-name="Source_20_Text"><text:span text:style-name="T100">root@f2c9059c2cea:/# </text:span></text:span><text:span text:style-name="Source_20_Text"><text:span text:style-name="T79">rm -rf /var/lib/apt/lists/*</text:span></text:span></text:p>
          <text:p text:style-name="P257"/>
          <text:p text:style-name="P255"/>
        </text:list-item>
        <text:list-item>
          <text:p text:style-name="P255">Puede salir con <text:span text:style-name="T79">exit</text:span></text:p>
        </text:list-item>
        <text:list-item>
          <text:p text:style-name="P258">Para que la proxima vez que intente levantar la instancia estos cambios sean permantentes se puede crear una nueva instancia de este docker con los cambios realizados usando el comando commit.</text:p>
          <text:p text:style-name="P258">javier@javier-ThinkPad-T450:~$ <text:span text:style-name="T79">docker ps -l</text:span></text:p>
          <text:p text:style-name="P258">CONTAINER ID <text:s text:c="7"/>IMAGE <text:s text:c="16"/>COMMAND <text:s text:c="17"/>CREATED <text:s text:c="12"/>STATUS <text:s text:c="13"/>PORTS <text:s text:c="30"/>NAMES</text:p>
          <text:p text:style-name="P258"><text:span text:style-name="T119">918dcdd85e8c</text:span> <text:s text:c="7"/>jenkins/jenkins:lts <text:s text:c="2"/>"/sbin/tini -- /usr/…" <text:s text:c="2"/>9</text:p>
          <text:list>
            <text:list-item>
              <text:p text:style-name="P198">javier@javier-ThinkPad-T450:~$ <text:span text:style-name="T79">docker commit </text:span><text:span text:style-name="T83">918dcdd85e8c</text:span><text:span text:style-name="T79"> </text:span><text:span text:style-name="T84">jenkins-build-<text:tab/>essentials</text:span></text:p>
            </text:list-item>
          </text:list>
        </text:list-item>
        <text:list-item>
          <text:p text:style-name="P258">Detener la imagen original </text:p>
          <text:list>
            <text:list-item>
              <text:p text:style-name="P197"><text:span text:style-name="T85">javier@javier-ThinkPad-T450:~$ </text:span><text:span text:style-name="T88">docker container stop jenkins_server</text:span></text:p>
            </text:list-item>
          </text:list>
        </text:list-item>
        <text:list-item>
          <text:p text:style-name="P258">La proxima vez debera correr la nueva imagen...</text:p>
          <text:p text:style-name="P254">docker run --rm -u root -p 8080:8080 -v jenkins-data:/var/jenkins_home -v $(which docker):/usr/bin/docker -v /varun/docker.sock:/var/run/docker.sock -v "$HOME":/home --name jenkins_server <text:span text:style-name="T119">jenkins-build-essentials</text:span></text:p>
          <text:p text:style-name="P199"/>
          <text:p text:style-name="P199"/>
          <text:p text:style-name="P202"><text:span text:style-name="T36">Paso 3: </text:span><text:span text:style-name="T62">Utilizar</text:span><text:span text:style-name="T36"> Jenkins </text:span><text:span text:style-name="T62">para compilar una</text:span><text:span text:style-name="T36"> aplicación.</text:span></text:p>
          <text:p text:style-name="P194"/>
        </text:list-item>
      </text:list>
      <text:p text:style-name="P125"><text:span text:style-name="T10">En la parte izquierda, haga click en </text:span><text:span text:style-name="T1">Build Now</text:span><text:span text:style-name="T10"> para iniciar el trabajo. Jenkins descargará su repositorio de Git y ejecutará el comando de compilación </text:span><text:span text:style-name="T13">make</text:span><text:span text:style-name="T10">. Su compilación debería tener éxito porque no ha cambiado nada en el código desde la Parte 3 cuando modificó el código.</text:span></text:p>
      <text:p text:style-name="P26"/>
      <text:p text:style-name="P26"/>
      <text:list xml:id="list212438801976503" text:continue-numbering="true" text:style-name="WW8Num19">
        <text:list-header>
          <text:p text:style-name="P194">Paso 4: Acceder a los detalles de <text:span text:style-name="T110">la </text:span>compilación.</text:p>
          <text:p text:style-name="P200"/>
        </text:list-header>
      </text:list>
      <text:p text:style-name="P131"><text:span text:style-name="T10">A la izquierda, en la sección </text:span><text:span text:style-name="T1">Build History</text:span><text:span text:style-name="T10">, haga click en su número de compilación, que deberí</text:span><text:span text:style-name="T24">a </text:span><text:span text:style-name="T10">ser el </text:span><text:span text:style-name="T1">#1</text:span><text:span text:style-name="T10">, a menos que haya compilado la aplicación varias veces.</text:span></text:p>
      <text:p text:style-name="P112"/>
      <text:p text:style-name="P112"/>
      <text:list xml:id="list212438463883544" text:continue-numbering="true" text:style-name="WW8Num19">
        <text:list-header>
          <text:p text:style-name="P194">Paso 5: Ver la salida de consola.</text:p>
          <text:p text:style-name="P201"/>
          <text:p text:style-name="P234"><text:span text:style-name="T10">A la izquierda, haga click en </text:span><text:span text:style-name="T1">Console Output</text:span><text:span text:style-name="T10">. Debe ver un resultado similar a lo siguiente. Observe los mensajes de éxito en la parte inferior, así como la salida del comando </text:span><text:span text:style-name="T1">docker ps -a</text:span><text:span text:style-name="T10">. Se están ejecutando </text:span><text:span text:style-name="T13">al menos un </text:span><text:span text:style-name="T10">contenedor docker para Jenkins en el puerto local 8080.</text:span></text:p>
        </text:list-header>
      </text:list>
      <text:p text:style-name="P24"/>
      <text:list xml:id="list212440390960329" text:continue-numbering="true" text:style-name="WW8Num19">
        <text:list-header>
          <text:p text:style-name="P182"><text:span text:style-name="T112">Started by user </text:span><text:a xlink:type="simple" xlink:href="http://localhost:8080/user/admin" text:style-name="Internet_20_link" text:visited-style-name="Visited_20_Internet_20_Link"><text:span text:style-name="T112">admin</text:span></text:a></text:p>
        </text:list-header>
      </text:list>
      <text:p text:style-name="P142"><text:tab/>Running as SYSTEM</text:p>
      <text:p text:style-name="P142"><text:tab/>Building in workspace /var/jenkins_home/workspace/BuildAppJob</text:p>
      <text:p text:style-name="P142"><text:tab/>The recommended git tool is: NONE</text:p>
      <text:p text:style-name="P142"><text:tab/>using credential 66b4a183-1951-49fc-a9a7-e06646aa9f26</text:p>
      <text:p text:style-name="P142"><text:tab/>Cloning the remote Git repository</text:p>
      <text:p text:style-name="Preformatted_20_Text"><text:span text:style-name="T111"><text:tab/>Cloning repository </text:span><text:a xlink:type="simple" xlink:href="https://github.com/MkSolinas/calculadora.git" text:style-name="Internet_20_link" text:visited-style-name="Visited_20_Internet_20_Link"><text:span text:style-name="T111">https://github.com/MkSolinas/calculadora.git</text:span></text:a></text:p>
      <text:p text:style-name="P142"><text:tab/> &gt; git init /var/jenkins_home/workspace/BuildAppJob # timeout=10</text:p>
      <text:p text:style-name="Preformatted_20_Text"><text:span text:style-name="T111"><text:tab/>Fetching upstream changes from </text:span><text:a xlink:type="simple" xlink:href="https://github.com/MkSolinas/calculadora.git" text:style-name="Internet_20_link" text:visited-style-name="Visited_20_Internet_20_Link"><text:span text:style-name="T111">https://github.com/MkSolinas/calculadora.git</text:span></text:a></text:p>
      <text:p text:style-name="P142"><text:tab/> &gt; git --version # timeout=10</text:p>
      <text:p text:style-name="P142"><text:soft-page-break/><text:tab/> &gt; git --version # 'git version 2.20.1'</text:p>
      <text:p text:style-name="P142"><text:tab/>using GIT_ASKPASS to set credentials </text:p>
      <text:p text:style-name="Preformatted_20_Text"><text:span text:style-name="T111"><text:tab/> &gt; git fetch --tags --force --progress -- </text:span><text:a xlink:type="simple" xlink:href="https://github.com/MkSolinas/calculadora.git" text:style-name="Internet_20_link" text:visited-style-name="Visited_20_Internet_20_Link"><text:span text:style-name="T111">https://github.com/MkSolinas/calculadora.git</text:span></text:a><text:span text:style-name="T111"> <text:tab/>+refs/heads/*:refs/remotes/origin/* # timeout=10</text:span></text:p>
      <text:p text:style-name="Preformatted_20_Text"><text:span text:style-name="T111"><text:tab/> &gt; git config remote.origin.url </text:span><text:a xlink:type="simple" xlink:href="https://github.com/MkSolinas/calculadora.git" text:style-name="Internet_20_link" text:visited-style-name="Visited_20_Internet_20_Link"><text:span text:style-name="T111">https://github.com/MkSolinas/calculadora.git</text:span></text:a><text:span text:style-name="T111"> # timeout=10</text:span></text:p>
      <text:p text:style-name="P142"><text:tab/> &gt; git config --add remote.origin.fetch +refs/heads/*:refs/remotes/origin/* # timeout=10</text:p>
      <text:p text:style-name="P142"><text:tab/>Avoid second fetch</text:p>
      <text:p text:style-name="P142"><text:tab/> &gt; git rev-parse refs/remotes/origin/master^{commit} # timeout=10</text:p>
      <text:p text:style-name="P142"><text:tab/>Checking out Revision b22a57adb836500f475a3a5ccb55961b671e64c4 (refs/remotes/origin/master)</text:p>
      <text:p text:style-name="P142"><text:tab/> &gt; git config core.sparsecheckout # timeout=10</text:p>
      <text:p text:style-name="P142"><text:tab/> &gt; git checkout -f b22a57adb836500f475a3a5ccb55961b671e64c4 # timeout=10</text:p>
      <text:p text:style-name="P142"><text:tab/>Commit message: "Confirmando archivos de aplicación ejemplo"</text:p>
      <text:p text:style-name="P142"><text:tab/>First time build. Skipping changelog.</text:p>
      <text:p text:style-name="P142"><text:tab/>[BuildAppJob] $ /bin/sh -xe /tmp/jenkins8608235895889754566.sh</text:p>
      <text:p text:style-name="P142"><text:tab/>+ make</text:p>
      <text:p text:style-name="P142"><text:tab/>make: 'calc' is up to date.</text:p>
      <text:p text:style-name="P143"><text:span text:style-name="T114"><text:tab/></text:span><text:span text:style-name="T113">Finished: SUCCESS</text:span></text:p>
      <text:list xml:id="list212439293744164" text:continue-numbering="true" text:style-name="WW8Num19">
        <text:list-header>
          <text:p text:style-name="P263"/>
        </text:list-header>
      </text:list>
      <text:p text:style-name="P78"/>
      <text:p text:style-name="P171"><text:span text:style-name="T29">Parte </text:span><text:span text:style-name="T31">5</text:span><text:span text:style-name="T29">: Usar Jenkins para </text:span><text:span text:style-name="T59">testear</text:span><text:span text:style-name="T29"> una compilación</text:span></text:p>
      <text:p text:style-name="P51"/>
      <text:p text:style-name="P174"><text:span text:style-name="T10">En esta parte </text:span><text:span text:style-name="T25">agregaremos un </text:span><text:span text:style-name="T52">segundo </text:span><text:span text:style-name="T56">job</text:span><text:span text:style-name="T25"> para </text:span><text:span text:style-name="T52">testear </text:span><text:span text:style-name="T10">la </text:span><text:span text:style-name="T25">aplicación y asi poder </text:span><text:span text:style-name="T10">asegurarse de que funciona correctamente.</text:span></text:p>
      <text:p text:style-name="P27"/>
      <text:p text:style-name="P119"/>
      <text:p text:style-name="P119"/>
      <text:p text:style-name="P81">Paso 1: <text:span text:style-name="T102">Editar el trab</text:span>ajo para probar su aplicación de muestra.</text:p>
      <text:p text:style-name="P40"/>
      <text:list xml:id="list1500394894" text:style-name="WW8Num23">
        <text:list-item>
          <text:p text:style-name="P264"><text:span text:style-name="T10">Vuelva a la pestaña del navegador web Jenkins y haga clic en el enlace </text:span><text:span text:style-name="T1">Jenkins</text:span><text:span text:style-name="T10"> en la esquina superior izquierda para volver al panel principal.</text:span></text:p>
        </text:list-item>
      </text:list>
      <text:p text:style-name="P74"/>
      <text:list xml:id="list212440408297307" text:continue-numbering="true" text:style-name="WW8Num23">
        <text:list-item>
          <text:p text:style-name="P211"><text:span text:style-name="T10">Haga click en el enlace </text:span><text:span text:style-name="T2">del nombre del job </text:span><text:span text:style-name="T33">debajo de la etiqueta “name”</text:span><text:span text:style-name="T10"> para </text:span><text:span text:style-name="T14">acceder al</text:span><text:span text:style-name="T10"> trabajo</text:span><text:span text:style-name="T14"> anterior</text:span><text:span text:style-name="T10">.</text:span></text:p>
        </text:list-item>
      </text:list>
      <text:p text:style-name="P72"/>
      <text:list xml:id="list212439925907587" text:continue-numbering="true" text:style-name="WW8Num23">
        <text:list-item>
          <text:p text:style-name="P211"><text:span text:style-name="T10">Haga click en el enlace “</text:span><text:span text:style-name="T15">configure” en el panel </text:span><text:span text:style-name="T52">izquierdo</text:span><text:span text:style-name="T15">.</text:span></text:p>
        </text:list-item>
      </text:list>
      <text:p text:style-name="P25"/>
      <text:p text:style-name="P25"/>
      <text:p text:style-name="P73"><text:span text:style-name="T115">Paso 2: Configurar Jenkins </text:span><text:span text:style-name="T116">para correr una prueba</text:span><text:span text:style-name="T115">.</text:span></text:p>
      <text:list xml:id="list1277440059" text:style-name="WW8Num24">
        <text:list-header>
          <text:p text:style-name="P225"/>
        </text:list-header>
      </text:list>
      <text:list xml:id="list3089425484" text:style-name="WW8Num25">
        <text:list-item>
          <text:p text:style-name="P207"><text:span text:style-name="T10">Haga clic en la pestaña </text:span><text:span text:style-name="T1">Build</text:span><text:span text:style-name="T10">.</text:span></text:p>
        </text:list-item>
        <text:list-item>
          <text:p text:style-name="P207"><text:span text:style-name="T10">Haga clic en </text:span><text:span text:style-name="T1">Add build step</text:span><text:span text:style-name="T10"> y elija </text:span><text:span text:style-name="T1">Execute shell</text:span><text:span text:style-name="T10">.</text:span></text:p>
        </text:list-item>
        <text:list-item>
          <text:p text:style-name="P261"><text:span text:style-name="T10">Introducir el </text:span><text:span text:style-name="T15">nombre del script de pruebas ya incluido ./</text:span><text:span text:style-name="T17">test.sh </text:span><text:span text:style-name="T15">Este escript intenta realizar una serie de operaciones.</text:span><text:span text:style-name="T10"> Si </text:span><text:span text:style-name="T15">las operaciones devuelven el resultado esperado</text:span><text:span text:style-name="T10">, el script sale con un código 0 </text:span><text:span text:style-name="T26">(cero)</text:span><text:span text:style-name="T10">, lo que significa que no hay errores</text:span><text:span text:style-name="T1"> </text:span><text:span text:style-name="T10">en la compilación </text:span><text:span text:style-name="T15">en el Job</text:span><text:span text:style-name="T10">. Si </text:span><text:span text:style-name="T15">falla algun assert</text:span><text:span text:style-name="T10">, el script sale con un código de 1 </text:span><text:span text:style-name="T26">(uno)</text:span><text:span text:style-name="T10">, lo que significa que el </text:span><text:span text:style-name="T34">Job</text:span><text:span text:style-name="T10"> falló.</text:span></text:p>
        </text:list-item>
        <text:list-item>
          <text:p text:style-name="P262">Guarde los cambios</text:p>
        </text:list-item>
      </text:list>
      <text:p text:style-name="P19"/>
      <text:p text:style-name="P19"/>
      <text:p text:style-name="P81">Paso 4: Hacer que Jenkins ejecute el trabajo BuildAppJob de nuevo.</text:p>
      <text:p text:style-name="P45"/>
      <text:list xml:id="list1496915271" text:style-name="WW8Num26">
        <text:list-item>
          <text:p text:style-name="P212">Actualice la página web con el botón de actualizar de su navegador.</text:p>
        </text:list-item>
      </text:list>
      <text:p text:style-name="P68"/>
      <text:list xml:id="list212439851002145" text:continue-numbering="true" text:style-name="WW8Num26">
        <text:list-item>
          <text:p text:style-name="P247"><text:span text:style-name="T15">H</text:span><text:span text:style-name="T10">aga clic en el botón de compilación en el extremo derecho (un reloj con una flecha).</text:span></text:p>
        </text:list-item>
      </text:list>
      <text:p text:style-name="P28"/>
      <text:p text:style-name="P81">Paso 5: Verificar que hayan finalizado <text:span text:style-name="T103">correctamente</text:span></text:p>
      <text:p text:style-name="P81"/>
      <text:p text:style-name="P169"><text:span text:style-name="T10">Si todo va bien, deberíamos ver la marca de tiempo para la actualización de la columna </text:span><text:span text:style-name="T1">Último éxito</text:span><text:span text:style-name="T10"> para </text:span><text:span text:style-name="T1">BuildAppJob </text:span><text:span text:style-name="T10">y</text:span><text:span text:style-name="T1"> TestAppJob</text:span><text:span text:style-name="T10">. Esto significa que el código para ambos trabajos se ejecutó sin errores. Pero</text:span><text:span text:style-name="T1"> </text:span><text:span text:style-name="T10">también podemos verificar esto por nosotros mismos.</text:span></text:p>
      <text:p text:style-name="P7"/>
      <text:p text:style-name="P164"><text:span text:style-name="T1">Nota</text:span><text:span text:style-name="T10">: Si las marcas de hora no se actualizan, asegúrese de activar la actualización automática haciendo clic</text:span><text:span text:style-name="T1"> </text:span><text:span text:style-name="T10">en el vínculo situado en la esquina superior derecha.</text:span></text:p>
      <text:p text:style-name="P111"/>
      <text:list xml:id="list1985637847" text:style-name="L3">
        <text:list-item>
          <text:p text:style-name="P203"><text:span text:style-name="T16">H</text:span><text:span text:style-name="T10">aga clic en el vínculo de la última compilación y, por consiguiente, haga clic en </text:span><text:span text:style-name="T1">Salida de consola (Console Uotput)</text:span><text:span text:style-name="T10">. Debe ver un resultado similar al siguiente:</text:span></text:p>
        </text:list-item>
      </text:list>
      <text:p text:style-name="P192"/>
      <text:list xml:id="list212439877532691" text:continue-numbering="true" text:style-name="L3">
        <text:list-header>
          <text:p text:style-name="P193"/>
        </text:list-header>
      </text:list>
      <text:p text:style-name="P177">Iniciado por el proyecto</text:p>
      <text:p text:style-name="P177">...</text:p>
      <text:p text:style-name="P178"><text:span text:style-name="T96">+ exit 0 </text:span><text:span text:style-name="T97">Terminado: EXITOSO</text:span></text:p>
      <text:p text:style-name="P175"/>
      <text:p text:style-name="P175"/>
      <text:p text:style-name="P135"><text:span text:style-name="T36">Paso </text:span><text:span text:style-name="T37">6</text:span><text:span text:style-name="T36">: </text:span><text:span text:style-name="T61">Detener el contenedor docker</text:span></text:p>
      <text:p text:style-name="P218"/>
      <text:p text:style-name="P136">Con el siguiente comando para ver el nombre del container que está corriendo y detenerlo:</text:p>
      <text:p text:style-name="P137"/>
      <text:p text:style-name="P179"><text:span text:style-name="T68">javier@javier-ThinkPad-T450: ~/jenkins/</text:span><text:span text:style-name="T70">calculadora</text:span><text:span text:style-name="T68">$ </text:span><text:span text:style-name="T72">docker </text:span><text:span text:style-name="T73">container ls</text:span></text:p>
      <text:p text:style-name="P256"><text:soft-page-break/></text:p>
      <text:p text:style-name="P179"><text:span text:style-name="T71">javier@javier-ThinkPad-T450: ~/jenkins/</text:span><text:span text:style-name="T70">calculadora</text:span><text:span text:style-name="T71">$ </text:span><text:span text:style-name="T73">docker container stop jenkins_server</text:span></text:p>
      <text:p text:style-name="P256"/>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Courier New" fo:font-family="'Courier New'" fo:font-size="9pt" style:font-name-asian="Courier New" style:font-family-asian="'Courier New'" style:font-size-asian="9pt" style:font-name-complex="Courier New" style:font-family-complex="'Courier New'"/>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text-properties style:font-name="Courier New" fo:font-family="'Courier New'" fo:font-size="9pt" style:font-name-asian="Courier New" style:font-family-asian="'Courier New'" style:font-size-asian="9pt" style:font-name-complex="Courier New" style:font-family-complex="'Courier New'"/>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text:start-value="3">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text:start-value="6">
        <style:list-level-properties text:list-level-position-and-space-mode="label-alignment">
          <style:list-level-label-alignment text:label-followed-by="listtab"/>
        </style:list-level-properties>
      </text:list-level-style-number>
      <text:list-level-style-bullet text:level="2"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A" style:num-letter-sync="true">
        <style:list-level-properties text:list-level-position-and-space-mode="label-alignment">
          <style:list-level-label-alignment text:label-followed-by="listtab"/>
        </style:list-level-properties>
      </text:list-level-style-number>
      <text:list-level-style-bullet text:level="2" text:style-name="WW8Num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gt;">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2z1" style:num-suffix="." text:bullet-char="&gt;">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Numbering_20_Symbols" style:num-suffix=")" style:num-format="a">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2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3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1.5in" fo:line-height="158%" fo:text-indent="0in" style:auto-text-indent="false"/>
      <style:text-properties fo:font-size="14pt" officeooo:paragraph-rsid="0045bb33" style:font-size-asian="14pt" style:font-size-complex="14pt"/>
    </style:style>
    <style:style style:name="MP2" style:family="paragraph" style:parent-style-name="Footer">
      <style:paragraph-properties fo:text-align="end" style:justify-single-word="false"/>
    </style:style>
    <style:style style:name="MT1" style:family="text">
      <style:text-properties style:font-name="Arial" fo:font-weight="bold" style:font-name-asian="Arial" style:font-weight-asian="bold" style:font-name-complex="Arial"/>
    </style:style>
    <style:style style:name="MT2" style:family="text">
      <style:text-properties style:use-window-font-color="true" style:font-name="Arial" fo:font-weight="bold" officeooo:rsid="00434cff" style:font-name-asian="Arial" style:font-weight-asian="bold" style:font-name-complex="Arial"/>
    </style:style>
    <style:style style:name="MT3" style:family="text">
      <style:text-properties style:use-window-font-color="true" style:font-name="Arial" fo:font-weight="bold" officeooo:rsid="0044647f" style:font-name-asian="Arial" style:font-weight-asian="bold" style:font-name-complex="Arial"/>
    </style:style>
    <style:style style:name="MT4" style:family="text">
      <style:text-properties officeooo:rsid="0045bb33"/>
    </style:style>
    <style:page-layout style:name="Mpm1">
      <style:page-layout-properties fo:page-width="8.5in" fo:page-height="11in" style:num-format="1" style:print-orientation="portrait" fo:margin-top="1in" fo:margin-bottom="0.1063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362in" fo:margin-bottom="0.1063in" fo:margin-left="0.75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aboratorio: </text:span><text:span text:style-name="MT2">Compil</text:span><text:span text:style-name="MT3">ar</text:span><text:span text:style-name="MT2"> y </text:span><text:span text:style-name="MT3">testear</text:span><text:span text:style-name="MT2"> </text:span><text:span text:style-name="MT3">una</text:span><text:span text:style-name="MT2"> </text:span><text:span text:style-name="MT3">aplicación</text:span><text:span text:style-name="MT2"> </text:span><text:span text:style-name="MT3">con</text:span><text:span text:style-name="MT2"> </text:span><text:span text:style-name="MT1">Jenkins</text:span></text:p>
      </style:header>
      <style:footer>
        <text:p text:style-name="MP2"><text:span text:style-name="MT4">Cátedra de Sistemas de Computación para Ing.en Computación <text:s text:c="52"/>#</text:span><text:page-number text:select-page="current">10</text:page-number></text:p>
      </style:footer>
    </style:master-page>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2"/>
    <style:master-page style:name="Convert_20_6" style:display-name="Convert 6" style:page-layout-name="Mpm2"/>
    <style:master-page style:name="Convert_20_7" style:display-name="Convert 7" style:page-layout-name="Mpm2"/>
    <style:master-page style:name="Convert_20_8" style:display-name="Convert 8" style:page-layout-name="Mpm2"/>
    <style:master-page style:name="Convert_20_9" style:display-name="Convert 9" style:page-layout-name="Mpm2"/>
    <style:master-page style:name="Convert_20_10" style:display-name="Convert 10" style:page-layout-name="Mpm2"/>
    <style:master-page style:name="Convert_20_11" style:display-name="Convert 11" style:page-layout-name="Mpm2"/>
    <style:master-page style:name="Convert_20_12" style:display-name="Convert 12" style:page-layout-name="Mpm2"/>
    <style:master-page style:name="Convert_20_13" style:display-name="Convert 13" style:page-layout-name="Mpm2"/>
    <style:master-page style:name="Convert_20_14" style:display-name="Convert 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05T21:24:38.021891854</dc:date>
    <meta:editing-duration>PT4H46M25S</meta:editing-duration>
    <meta:editing-cycles>52</meta:editing-cycles>
    <meta:generator>LibreOffice/6.0.7.3$Linux_X86_64 LibreOffice_project/00m0$Build-3</meta:generator>
    <meta:document-statistic meta:table-count="0" meta:image-count="0" meta:object-count="0" meta:page-count="10" meta:paragraph-count="214" meta:word-count="3027" meta:character-count="20802" meta:non-whitespace-character-count="17853"/>
  </office:meta>
</office:document-meta>
</file>